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069d"/>
    </style:style>
    <style:style style:name="P2" style:family="paragraph" style:parent-style-name="Standard">
      <style:text-properties officeooo:rsid="0007069d" officeooo:paragraph-rsid="0007069d"/>
    </style:style>
    <style:style style:name="P3" style:family="paragraph" style:parent-style-name="Standard">
      <style:text-properties officeooo:rsid="0007069d" officeooo:paragraph-rsid="0007bc0a"/>
    </style:style>
    <style:style style:name="P4" style:family="paragraph" style:parent-style-name="Standard">
      <style:text-properties officeooo:rsid="0007069d" officeooo:paragraph-rsid="0009aeca"/>
    </style:style>
    <style:style style:name="P5" style:family="paragraph" style:parent-style-name="Standard">
      <style:text-properties officeooo:rsid="0007069d" officeooo:paragraph-rsid="000a9a53"/>
    </style:style>
    <style:style style:name="P6" style:family="paragraph" style:parent-style-name="Standard">
      <style:text-properties officeooo:rsid="0007069d" officeooo:paragraph-rsid="000c5927"/>
    </style:style>
    <style:style style:name="P7" style:family="paragraph" style:parent-style-name="Standard">
      <style:text-properties officeooo:rsid="0007069d" officeooo:paragraph-rsid="000d4128"/>
    </style:style>
    <style:style style:name="P8" style:family="paragraph" style:parent-style-name="Standard">
      <style:text-properties officeooo:rsid="0007069d" officeooo:paragraph-rsid="000f1091"/>
    </style:style>
    <style:style style:name="P9" style:family="paragraph" style:parent-style-name="Standard">
      <style:text-properties officeooo:rsid="0007069d" officeooo:paragraph-rsid="000f5821"/>
    </style:style>
    <style:style style:name="P10" style:family="paragraph" style:parent-style-name="Standard">
      <style:text-properties officeooo:rsid="0007069d" officeooo:paragraph-rsid="001248bb"/>
    </style:style>
    <style:style style:name="P11" style:family="paragraph" style:parent-style-name="Standard">
      <style:text-properties officeooo:rsid="0007069d" officeooo:paragraph-rsid="0012699c"/>
    </style:style>
    <style:style style:name="P12" style:family="paragraph" style:parent-style-name="Standard">
      <style:text-properties officeooo:rsid="0007069d" officeooo:paragraph-rsid="0012f2fc"/>
    </style:style>
    <style:style style:name="P13" style:family="paragraph" style:parent-style-name="Standard">
      <style:text-properties officeooo:rsid="0007069d" officeooo:paragraph-rsid="0013698b"/>
    </style:style>
    <style:style style:name="P14" style:family="paragraph" style:parent-style-name="Standard">
      <style:text-properties officeooo:rsid="0007069d" officeooo:paragraph-rsid="0014f8f2"/>
    </style:style>
    <style:style style:name="P15" style:family="paragraph" style:parent-style-name="Standard">
      <style:text-properties officeooo:rsid="0007069d" officeooo:paragraph-rsid="0016c510"/>
    </style:style>
    <style:style style:name="P16" style:family="paragraph" style:parent-style-name="Standard">
      <style:text-properties officeooo:rsid="0007069d" officeooo:paragraph-rsid="00170b55"/>
    </style:style>
    <style:style style:name="P17" style:family="paragraph" style:parent-style-name="Standard">
      <style:text-properties officeooo:rsid="0007069d" officeooo:paragraph-rsid="001902a9"/>
    </style:style>
    <style:style style:name="P18" style:family="paragraph" style:parent-style-name="Standard">
      <style:text-properties officeooo:rsid="0007069d" officeooo:paragraph-rsid="001a4854"/>
    </style:style>
    <style:style style:name="P19" style:family="paragraph" style:parent-style-name="Standard">
      <style:text-properties officeooo:rsid="0007069d" officeooo:paragraph-rsid="001bb970"/>
    </style:style>
    <style:style style:name="P20" style:family="paragraph" style:parent-style-name="Standard">
      <style:text-properties officeooo:rsid="0007069d" officeooo:paragraph-rsid="001c820b"/>
    </style:style>
    <style:style style:name="P21" style:family="paragraph" style:parent-style-name="Standard">
      <style:text-properties officeooo:rsid="0007069d" officeooo:paragraph-rsid="001d2113"/>
    </style:style>
    <style:style style:name="P22" style:family="paragraph" style:parent-style-name="Standard">
      <style:text-properties officeooo:rsid="0007069d" officeooo:paragraph-rsid="001ede05"/>
    </style:style>
    <style:style style:name="P23" style:family="paragraph" style:parent-style-name="Standard">
      <style:text-properties officeooo:rsid="0007069d" officeooo:paragraph-rsid="001fa3ab"/>
    </style:style>
    <style:style style:name="P24" style:family="paragraph" style:parent-style-name="Standard">
      <style:text-properties officeooo:rsid="0007069d" officeooo:paragraph-rsid="001fd607"/>
    </style:style>
    <style:style style:name="P25" style:family="paragraph" style:parent-style-name="Standard">
      <style:text-properties officeooo:rsid="0007069d" officeooo:paragraph-rsid="00208557"/>
    </style:style>
    <style:style style:name="P26" style:family="paragraph" style:parent-style-name="Standard">
      <style:text-properties officeooo:rsid="0007069d" officeooo:paragraph-rsid="0020a1eb"/>
    </style:style>
    <style:style style:name="P27" style:family="paragraph" style:parent-style-name="Standard">
      <style:text-properties officeooo:rsid="0007069d" officeooo:paragraph-rsid="0020eed6"/>
    </style:style>
    <style:style style:name="P28" style:family="paragraph" style:parent-style-name="Standard">
      <style:text-properties officeooo:rsid="0007069d" officeooo:paragraph-rsid="00224c4f"/>
    </style:style>
    <style:style style:name="P29" style:family="paragraph" style:parent-style-name="Standard">
      <style:text-properties officeooo:rsid="0007069d" officeooo:paragraph-rsid="0024ee27"/>
    </style:style>
    <style:style style:name="P30" style:family="paragraph" style:parent-style-name="Standard">
      <style:text-properties officeooo:rsid="0007069d" officeooo:paragraph-rsid="00252df8"/>
    </style:style>
    <style:style style:name="P31" style:family="paragraph" style:parent-style-name="Standard">
      <style:text-properties officeooo:rsid="0007069d" officeooo:paragraph-rsid="0025e6f4"/>
    </style:style>
    <style:style style:name="P32" style:family="paragraph" style:parent-style-name="Standard">
      <style:text-properties officeooo:rsid="0007069d" officeooo:paragraph-rsid="002739ec"/>
    </style:style>
    <style:style style:name="P33" style:family="paragraph" style:parent-style-name="Standard">
      <style:text-properties officeooo:rsid="0007069d" officeooo:paragraph-rsid="0028d97c"/>
    </style:style>
    <style:style style:name="P34" style:family="paragraph" style:parent-style-name="Standard">
      <style:text-properties officeooo:rsid="0007069d" officeooo:paragraph-rsid="002b9102"/>
    </style:style>
    <style:style style:name="P35" style:family="paragraph" style:parent-style-name="Standard">
      <style:text-properties officeooo:rsid="0007069d" officeooo:paragraph-rsid="002c2b42"/>
    </style:style>
    <style:style style:name="P36" style:family="paragraph" style:parent-style-name="Standard">
      <style:text-properties officeooo:rsid="0007069d" officeooo:paragraph-rsid="002d6758"/>
    </style:style>
    <style:style style:name="P37" style:family="paragraph" style:parent-style-name="Standard">
      <style:text-properties officeooo:rsid="0007069d" officeooo:paragraph-rsid="002d91e0"/>
    </style:style>
    <style:style style:name="P38" style:family="paragraph" style:parent-style-name="Standard">
      <style:text-properties officeooo:rsid="0007069d" officeooo:paragraph-rsid="002dd18e"/>
    </style:style>
    <style:style style:name="P39" style:family="paragraph" style:parent-style-name="Standard">
      <style:text-properties officeooo:rsid="0007069d" officeooo:paragraph-rsid="003138fd"/>
    </style:style>
    <style:style style:name="P40" style:family="paragraph" style:parent-style-name="Standard">
      <style:text-properties officeooo:rsid="0007069d" officeooo:paragraph-rsid="00327d67"/>
    </style:style>
    <style:style style:name="P41" style:family="paragraph" style:parent-style-name="Standard">
      <style:text-properties officeooo:rsid="0007069d" officeooo:paragraph-rsid="0032fc81"/>
    </style:style>
    <style:style style:name="P42" style:family="paragraph" style:parent-style-name="Standard">
      <style:text-properties officeooo:rsid="0007069d" officeooo:paragraph-rsid="0034b9b6"/>
    </style:style>
    <style:style style:name="P43" style:family="paragraph" style:parent-style-name="Standard">
      <style:text-properties officeooo:rsid="0007069d" officeooo:paragraph-rsid="0034c336"/>
    </style:style>
    <style:style style:name="P44" style:family="paragraph" style:parent-style-name="Standard">
      <style:text-properties officeooo:rsid="0007069d" officeooo:paragraph-rsid="003501e5"/>
    </style:style>
    <style:style style:name="P45" style:family="paragraph" style:parent-style-name="Standard">
      <style:text-properties officeooo:rsid="0007069d" officeooo:paragraph-rsid="0035f3dc"/>
    </style:style>
    <style:style style:name="P46" style:family="paragraph" style:parent-style-name="Standard">
      <style:text-properties officeooo:rsid="0007069d" officeooo:paragraph-rsid="00364625"/>
    </style:style>
    <style:style style:name="P47" style:family="paragraph" style:parent-style-name="Standard">
      <style:text-properties officeooo:rsid="0007069d" officeooo:paragraph-rsid="0037415a"/>
    </style:style>
    <style:style style:name="P48" style:family="paragraph" style:parent-style-name="Standard">
      <style:text-properties officeooo:rsid="0007069d" officeooo:paragraph-rsid="00376f30"/>
    </style:style>
    <style:style style:name="P49" style:family="paragraph" style:parent-style-name="Standard">
      <style:text-properties officeooo:rsid="0007069d" officeooo:paragraph-rsid="003933bd"/>
    </style:style>
    <style:style style:name="P50" style:family="paragraph" style:parent-style-name="Standard">
      <style:text-properties officeooo:rsid="0007069d" officeooo:paragraph-rsid="0039ea67"/>
    </style:style>
    <style:style style:name="P51" style:family="paragraph" style:parent-style-name="Standard">
      <style:text-properties officeooo:rsid="0007069d" officeooo:paragraph-rsid="003b6bac"/>
    </style:style>
    <style:style style:name="P52" style:family="paragraph" style:parent-style-name="Standard">
      <style:text-properties officeooo:rsid="0007069d" officeooo:paragraph-rsid="003c1b5e"/>
    </style:style>
    <style:style style:name="P53" style:family="paragraph" style:parent-style-name="Standard">
      <style:text-properties officeooo:rsid="0007069d" officeooo:paragraph-rsid="003c58d1"/>
    </style:style>
    <style:style style:name="P54" style:family="paragraph" style:parent-style-name="Standard">
      <style:text-properties officeooo:rsid="0007069d" officeooo:paragraph-rsid="003cf92d"/>
    </style:style>
    <style:style style:name="P55" style:family="paragraph" style:parent-style-name="Standard">
      <style:text-properties officeooo:rsid="0007069d" officeooo:paragraph-rsid="003d1cb9"/>
    </style:style>
    <style:style style:name="P56" style:family="paragraph" style:parent-style-name="Standard">
      <style:text-properties officeooo:rsid="0007069d" officeooo:paragraph-rsid="003ea330"/>
    </style:style>
    <style:style style:name="P57" style:family="paragraph" style:parent-style-name="Standard">
      <style:text-properties officeooo:rsid="0007069d" officeooo:paragraph-rsid="003f267b"/>
    </style:style>
    <style:style style:name="P58" style:family="paragraph" style:parent-style-name="Standard">
      <style:text-properties officeooo:rsid="0007069d" officeooo:paragraph-rsid="0040b280"/>
    </style:style>
    <style:style style:name="P59" style:family="paragraph" style:parent-style-name="Standard">
      <style:text-properties officeooo:rsid="0007069d" officeooo:paragraph-rsid="004243a5"/>
    </style:style>
    <style:style style:name="P60" style:family="paragraph" style:parent-style-name="Standard">
      <style:text-properties officeooo:rsid="0007069d" officeooo:paragraph-rsid="004438ab"/>
    </style:style>
    <style:style style:name="P61" style:family="paragraph" style:parent-style-name="Standard">
      <style:text-properties officeooo:rsid="0007069d" officeooo:paragraph-rsid="0044f561"/>
    </style:style>
    <style:style style:name="P62" style:family="paragraph" style:parent-style-name="Standard">
      <style:text-properties officeooo:rsid="0007069d" officeooo:paragraph-rsid="0046c570"/>
    </style:style>
    <style:style style:name="P63" style:family="paragraph" style:parent-style-name="Standard">
      <style:text-properties officeooo:rsid="0007069d" officeooo:paragraph-rsid="00470c8e"/>
    </style:style>
    <style:style style:name="P64" style:family="paragraph" style:parent-style-name="Standard">
      <style:text-properties officeooo:rsid="0007069d" officeooo:paragraph-rsid="00473213"/>
    </style:style>
    <style:style style:name="P65" style:family="paragraph" style:parent-style-name="Standard">
      <style:text-properties officeooo:rsid="0007069d" officeooo:paragraph-rsid="004825f2"/>
    </style:style>
    <style:style style:name="P66" style:family="paragraph" style:parent-style-name="Standard">
      <style:text-properties officeooo:rsid="0007069d" officeooo:paragraph-rsid="00495ba7"/>
    </style:style>
    <style:style style:name="P67" style:family="paragraph" style:parent-style-name="Standard">
      <style:text-properties officeooo:rsid="0007069d" officeooo:paragraph-rsid="004a0868"/>
    </style:style>
    <style:style style:name="P68" style:family="paragraph" style:parent-style-name="Standard">
      <style:text-properties officeooo:rsid="0007069d" officeooo:paragraph-rsid="004d5b35"/>
    </style:style>
    <style:style style:name="P69" style:family="paragraph" style:parent-style-name="Standard">
      <style:text-properties officeooo:rsid="0007069d" officeooo:paragraph-rsid="004ed635"/>
    </style:style>
    <style:style style:name="P70" style:family="paragraph" style:parent-style-name="Standard">
      <style:text-properties officeooo:rsid="0007069d" officeooo:paragraph-rsid="0050337a"/>
    </style:style>
    <style:style style:name="P71" style:family="paragraph" style:parent-style-name="Standard">
      <style:text-properties officeooo:rsid="0007069d" officeooo:paragraph-rsid="00507565"/>
    </style:style>
    <style:style style:name="P72" style:family="paragraph" style:parent-style-name="Standard">
      <style:text-properties officeooo:rsid="0007069d" officeooo:paragraph-rsid="00511363"/>
    </style:style>
    <style:style style:name="P73" style:family="paragraph" style:parent-style-name="Standard">
      <style:text-properties officeooo:rsid="0007069d" officeooo:paragraph-rsid="0051d067"/>
    </style:style>
    <style:style style:name="P74" style:family="paragraph" style:parent-style-name="Standard">
      <style:text-properties officeooo:rsid="0007bc0a" officeooo:paragraph-rsid="0007bc0a"/>
    </style:style>
    <style:style style:name="P75" style:family="paragraph" style:parent-style-name="Standard">
      <style:text-properties officeooo:rsid="000a0a1d" officeooo:paragraph-rsid="000a0a1d"/>
    </style:style>
    <style:style style:name="P76" style:family="paragraph" style:parent-style-name="Standard">
      <style:text-properties officeooo:rsid="000a9a53" officeooo:paragraph-rsid="000a9a53"/>
    </style:style>
    <style:style style:name="P77" style:family="paragraph" style:parent-style-name="Standard">
      <style:text-properties officeooo:rsid="000c5927" officeooo:paragraph-rsid="000c5927"/>
    </style:style>
    <style:style style:name="P78" style:family="paragraph" style:parent-style-name="Standard">
      <style:text-properties officeooo:rsid="000d4128" officeooo:paragraph-rsid="000d4128"/>
    </style:style>
    <style:style style:name="P79" style:family="paragraph" style:parent-style-name="Standard">
      <style:text-properties officeooo:rsid="000f1091" officeooo:paragraph-rsid="000f1091"/>
    </style:style>
    <style:style style:name="P80" style:family="paragraph" style:parent-style-name="Standard">
      <style:text-properties officeooo:rsid="000f5821" officeooo:paragraph-rsid="000f5821"/>
    </style:style>
    <style:style style:name="P81" style:family="paragraph" style:parent-style-name="Standard">
      <style:text-properties officeooo:rsid="0010d085" officeooo:paragraph-rsid="0010d085"/>
    </style:style>
    <style:style style:name="P82" style:family="paragraph" style:parent-style-name="Standard">
      <style:text-properties officeooo:rsid="001248bb" officeooo:paragraph-rsid="001248bb"/>
    </style:style>
    <style:style style:name="P83" style:family="paragraph" style:parent-style-name="Standard">
      <style:text-properties officeooo:rsid="0012699c" officeooo:paragraph-rsid="0012699c"/>
    </style:style>
    <style:style style:name="P84" style:family="paragraph" style:parent-style-name="Standard">
      <style:text-properties officeooo:rsid="0012f2fc" officeooo:paragraph-rsid="0012f2fc"/>
    </style:style>
    <style:style style:name="P85" style:family="paragraph" style:parent-style-name="Standard">
      <style:text-properties officeooo:rsid="0013698b" officeooo:paragraph-rsid="0013698b"/>
    </style:style>
    <style:style style:name="P86" style:family="paragraph" style:parent-style-name="Standard">
      <style:text-properties officeooo:rsid="0014f8f2" officeooo:paragraph-rsid="0014f8f2"/>
    </style:style>
    <style:style style:name="P87" style:family="paragraph" style:parent-style-name="Standard">
      <style:text-properties officeooo:rsid="0016c510" officeooo:paragraph-rsid="0016c510"/>
    </style:style>
    <style:style style:name="P88" style:family="paragraph" style:parent-style-name="Standard">
      <style:text-properties officeooo:rsid="00170b55" officeooo:paragraph-rsid="00170b55"/>
    </style:style>
    <style:style style:name="P89" style:family="paragraph" style:parent-style-name="Standard">
      <style:text-properties officeooo:rsid="001902a9" officeooo:paragraph-rsid="001902a9"/>
    </style:style>
    <style:style style:name="P90" style:family="paragraph" style:parent-style-name="Standard">
      <style:text-properties officeooo:rsid="001a4854" officeooo:paragraph-rsid="001a4854"/>
    </style:style>
    <style:style style:name="P91" style:family="paragraph" style:parent-style-name="Standard">
      <style:text-properties officeooo:rsid="001bb970" officeooo:paragraph-rsid="001bb970"/>
    </style:style>
    <style:style style:name="P92" style:family="paragraph" style:parent-style-name="Standard">
      <style:text-properties officeooo:rsid="001c820b" officeooo:paragraph-rsid="001c820b"/>
    </style:style>
    <style:style style:name="P93" style:family="paragraph" style:parent-style-name="Standard">
      <style:text-properties officeooo:rsid="001d2113" officeooo:paragraph-rsid="001d2113"/>
    </style:style>
    <style:style style:name="P94" style:family="paragraph" style:parent-style-name="Standard">
      <style:text-properties officeooo:rsid="001ede05" officeooo:paragraph-rsid="001ede05"/>
    </style:style>
    <style:style style:name="P95" style:family="paragraph" style:parent-style-name="Standard">
      <style:text-properties officeooo:rsid="001fa3ab" officeooo:paragraph-rsid="001fa3ab"/>
    </style:style>
    <style:style style:name="P96" style:family="paragraph" style:parent-style-name="Standard">
      <style:text-properties officeooo:rsid="001fd607" officeooo:paragraph-rsid="001fd607"/>
    </style:style>
    <style:style style:name="P97" style:family="paragraph" style:parent-style-name="Standard">
      <style:text-properties officeooo:rsid="00208557" officeooo:paragraph-rsid="00208557"/>
    </style:style>
    <style:style style:name="P98" style:family="paragraph" style:parent-style-name="Standard">
      <style:text-properties officeooo:rsid="0020a1eb" officeooo:paragraph-rsid="0020a1eb"/>
    </style:style>
    <style:style style:name="P99" style:family="paragraph" style:parent-style-name="Standard">
      <style:text-properties officeooo:rsid="0020eed6" officeooo:paragraph-rsid="0020eed6"/>
    </style:style>
    <style:style style:name="P100" style:family="paragraph" style:parent-style-name="Standard">
      <style:text-properties officeooo:rsid="00224c4f" officeooo:paragraph-rsid="00224c4f"/>
    </style:style>
    <style:style style:name="P101" style:family="paragraph" style:parent-style-name="Standard">
      <style:text-properties officeooo:rsid="0024ee27" officeooo:paragraph-rsid="0024ee27"/>
    </style:style>
    <style:style style:name="P102" style:family="paragraph" style:parent-style-name="Standard">
      <style:text-properties officeooo:rsid="00252df8" officeooo:paragraph-rsid="00252df8"/>
    </style:style>
    <style:style style:name="P103" style:family="paragraph" style:parent-style-name="Standard">
      <style:text-properties officeooo:rsid="0025e6f4" officeooo:paragraph-rsid="0025e6f4"/>
    </style:style>
    <style:style style:name="P104" style:family="paragraph" style:parent-style-name="Standard">
      <style:text-properties officeooo:rsid="002739ec" officeooo:paragraph-rsid="002739ec"/>
    </style:style>
    <style:style style:name="P105" style:family="paragraph" style:parent-style-name="Standard">
      <style:text-properties officeooo:rsid="0028d97c" officeooo:paragraph-rsid="0028d97c"/>
    </style:style>
    <style:style style:name="P106" style:family="paragraph" style:parent-style-name="Standard">
      <style:text-properties officeooo:rsid="002b9102" officeooo:paragraph-rsid="002b9102"/>
    </style:style>
    <style:style style:name="P107" style:family="paragraph" style:parent-style-name="Standard">
      <style:text-properties officeooo:rsid="002c2b42" officeooo:paragraph-rsid="002c2b42"/>
    </style:style>
    <style:style style:name="P108" style:family="paragraph" style:parent-style-name="Standard">
      <style:text-properties officeooo:rsid="002d6758" officeooo:paragraph-rsid="002d6758"/>
    </style:style>
    <style:style style:name="P109" style:family="paragraph" style:parent-style-name="Standard">
      <style:text-properties officeooo:rsid="002d91e0" officeooo:paragraph-rsid="002d91e0"/>
    </style:style>
    <style:style style:name="P110" style:family="paragraph" style:parent-style-name="Standard">
      <style:text-properties officeooo:rsid="002dd18e" officeooo:paragraph-rsid="002dd18e"/>
    </style:style>
    <style:style style:name="P111" style:family="paragraph" style:parent-style-name="Standard">
      <style:text-properties officeooo:rsid="003138fd" officeooo:paragraph-rsid="003138fd"/>
    </style:style>
    <style:style style:name="P112" style:family="paragraph" style:parent-style-name="Standard">
      <style:text-properties officeooo:rsid="00327d67" officeooo:paragraph-rsid="00327d67"/>
    </style:style>
    <style:style style:name="P113" style:family="paragraph" style:parent-style-name="Standard">
      <style:text-properties officeooo:rsid="0032fc81" officeooo:paragraph-rsid="0032fc81"/>
    </style:style>
    <style:style style:name="P114" style:family="paragraph" style:parent-style-name="Standard">
      <style:text-properties officeooo:rsid="0034b9b6" officeooo:paragraph-rsid="0034b9b6"/>
    </style:style>
    <style:style style:name="P115" style:family="paragraph" style:parent-style-name="Standard">
      <style:text-properties officeooo:rsid="0034c336" officeooo:paragraph-rsid="0034c336"/>
    </style:style>
    <style:style style:name="P116" style:family="paragraph" style:parent-style-name="Standard">
      <style:text-properties officeooo:rsid="003501e5" officeooo:paragraph-rsid="003501e5"/>
    </style:style>
    <style:style style:name="P117" style:family="paragraph" style:parent-style-name="Standard">
      <style:text-properties officeooo:rsid="0035f3dc" officeooo:paragraph-rsid="0035f3dc"/>
    </style:style>
    <style:style style:name="P118" style:family="paragraph" style:parent-style-name="Standard">
      <style:text-properties officeooo:rsid="00364625" officeooo:paragraph-rsid="00364625"/>
    </style:style>
    <style:style style:name="P119" style:family="paragraph" style:parent-style-name="Standard">
      <style:text-properties officeooo:rsid="0037415a" officeooo:paragraph-rsid="0037415a"/>
    </style:style>
    <style:style style:name="P120" style:family="paragraph" style:parent-style-name="Standard">
      <style:text-properties officeooo:rsid="00376f30" officeooo:paragraph-rsid="00376f30"/>
    </style:style>
    <style:style style:name="P121" style:family="paragraph" style:parent-style-name="Standard">
      <style:text-properties officeooo:rsid="0039ea67" officeooo:paragraph-rsid="0039ea67"/>
    </style:style>
    <style:style style:name="P122" style:family="paragraph" style:parent-style-name="Standard">
      <style:text-properties officeooo:rsid="003b6bac" officeooo:paragraph-rsid="003b6bac"/>
    </style:style>
    <style:style style:name="P123" style:family="paragraph" style:parent-style-name="Standard">
      <style:text-properties officeooo:rsid="003c1b5e" officeooo:paragraph-rsid="003c1b5e"/>
    </style:style>
    <style:style style:name="P124" style:family="paragraph" style:parent-style-name="Standard">
      <style:text-properties officeooo:rsid="003c58d1" officeooo:paragraph-rsid="003c58d1"/>
    </style:style>
    <style:style style:name="P125" style:family="paragraph" style:parent-style-name="Standard">
      <style:text-properties officeooo:rsid="003cf92d" officeooo:paragraph-rsid="003cf92d"/>
    </style:style>
    <style:style style:name="P126" style:family="paragraph" style:parent-style-name="Standard">
      <style:text-properties officeooo:rsid="003d1cb9" officeooo:paragraph-rsid="003d1cb9"/>
    </style:style>
    <style:style style:name="P127" style:family="paragraph" style:parent-style-name="Standard">
      <style:text-properties officeooo:rsid="003ea330" officeooo:paragraph-rsid="003ea330"/>
    </style:style>
    <style:style style:name="P128" style:family="paragraph" style:parent-style-name="Standard">
      <style:text-properties officeooo:rsid="003f267b" officeooo:paragraph-rsid="003f267b"/>
    </style:style>
    <style:style style:name="P129" style:family="paragraph" style:parent-style-name="Standard">
      <style:text-properties officeooo:rsid="0040b280" officeooo:paragraph-rsid="0040b280"/>
    </style:style>
    <style:style style:name="P130" style:family="paragraph" style:parent-style-name="Standard">
      <style:text-properties officeooo:rsid="004243a5" officeooo:paragraph-rsid="004243a5"/>
    </style:style>
    <style:style style:name="P131" style:family="paragraph" style:parent-style-name="Standard">
      <style:text-properties officeooo:rsid="004438ab" officeooo:paragraph-rsid="004438ab"/>
    </style:style>
    <style:style style:name="P132" style:family="paragraph" style:parent-style-name="Standard">
      <style:text-properties officeooo:rsid="0044f561" officeooo:paragraph-rsid="0044f561"/>
    </style:style>
    <style:style style:name="P133" style:family="paragraph" style:parent-style-name="Standard">
      <style:text-properties officeooo:rsid="0046c570" officeooo:paragraph-rsid="0046c570"/>
    </style:style>
    <style:style style:name="P134" style:family="paragraph" style:parent-style-name="Standard">
      <style:text-properties officeooo:rsid="00470c8e" officeooo:paragraph-rsid="00470c8e"/>
    </style:style>
    <style:style style:name="P135" style:family="paragraph" style:parent-style-name="Standard">
      <style:text-properties officeooo:rsid="00473213" officeooo:paragraph-rsid="00473213"/>
    </style:style>
    <style:style style:name="P136" style:family="paragraph" style:parent-style-name="Standard">
      <style:text-properties officeooo:rsid="004825f2" officeooo:paragraph-rsid="004825f2"/>
    </style:style>
    <style:style style:name="P137" style:family="paragraph" style:parent-style-name="Standard">
      <style:text-properties officeooo:rsid="00495ba7" officeooo:paragraph-rsid="00495ba7"/>
    </style:style>
    <style:style style:name="P138" style:family="paragraph" style:parent-style-name="Standard">
      <style:text-properties officeooo:rsid="004a0868" officeooo:paragraph-rsid="004a0868"/>
    </style:style>
    <style:style style:name="P139" style:family="paragraph" style:parent-style-name="Standard">
      <style:text-properties officeooo:rsid="004d5b35" officeooo:paragraph-rsid="004d5b35"/>
    </style:style>
    <style:style style:name="P140" style:family="paragraph" style:parent-style-name="Standard">
      <style:text-properties officeooo:rsid="004ed635" officeooo:paragraph-rsid="004ed635"/>
    </style:style>
    <style:style style:name="P141" style:family="paragraph" style:parent-style-name="Standard">
      <style:text-properties officeooo:rsid="004fbec4" officeooo:paragraph-rsid="004fbec4"/>
    </style:style>
    <style:style style:name="P142" style:family="paragraph" style:parent-style-name="Standard">
      <style:text-properties officeooo:rsid="0050337a" officeooo:paragraph-rsid="0050337a"/>
    </style:style>
    <style:style style:name="P143" style:family="paragraph" style:parent-style-name="Standard">
      <style:text-properties officeooo:rsid="00507565" officeooo:paragraph-rsid="00507565"/>
    </style:style>
    <style:style style:name="P144" style:family="paragraph" style:parent-style-name="Standard">
      <style:text-properties officeooo:rsid="00511363" officeooo:paragraph-rsid="00511363"/>
    </style:style>
    <style:style style:name="P145" style:family="paragraph" style:parent-style-name="Standard">
      <style:text-properties officeooo:rsid="0051d067" officeooo:paragraph-rsid="0051d067"/>
    </style:style>
    <style:style style:name="P146" style:family="paragraph" style:parent-style-name="Standard">
      <style:text-properties officeooo:rsid="0052cd48" officeooo:paragraph-rsid="0052cd48"/>
    </style:style>
    <style:style style:name="P147" style:family="paragraph" style:parent-style-name="Standard">
      <style:text-properties officeooo:rsid="0054be9c" officeooo:paragraph-rsid="0054be9c"/>
    </style:style>
    <style:style style:name="P148" style:family="paragraph" style:parent-style-name="Standard">
      <style:text-properties officeooo:rsid="0054be9c" officeooo:paragraph-rsid="0054be9c"/>
    </style:style>
    <style:style style:name="P149" style:family="paragraph" style:parent-style-name="Standard">
      <style:text-properties officeooo:rsid="00560c63" officeooo:paragraph-rsid="00560c63"/>
    </style:style>
    <style:style style:name="T1" style:family="text">
      <style:text-properties officeooo:rsid="0006e185"/>
    </style:style>
    <style:style style:name="T2" style:family="text">
      <style:text-properties officeooo:rsid="0007bc0a"/>
    </style:style>
    <style:style style:name="T3" style:family="text">
      <style:text-properties officeooo:rsid="0009aeca"/>
    </style:style>
    <style:style style:name="T4" style:family="text">
      <style:text-properties officeooo:rsid="000a9a53"/>
    </style:style>
    <style:style style:name="T5" style:family="text">
      <style:text-properties officeooo:rsid="000c5927"/>
    </style:style>
    <style:style style:name="T6" style:family="text">
      <style:text-properties officeooo:rsid="000d4128"/>
    </style:style>
    <style:style style:name="T7" style:family="text">
      <style:text-properties officeooo:rsid="000f1091"/>
    </style:style>
    <style:style style:name="T8" style:family="text">
      <style:text-properties officeooo:rsid="000f5821"/>
    </style:style>
    <style:style style:name="T9" style:family="text">
      <style:text-properties officeooo:rsid="0010d085"/>
    </style:style>
    <style:style style:name="T10" style:family="text">
      <style:text-properties officeooo:rsid="001248bb"/>
    </style:style>
    <style:style style:name="T11" style:family="text">
      <style:text-properties officeooo:rsid="0012699c"/>
    </style:style>
    <style:style style:name="T12" style:family="text">
      <style:text-properties officeooo:rsid="0012f2fc"/>
    </style:style>
    <style:style style:name="T13" style:family="text">
      <style:text-properties officeooo:rsid="0013698b"/>
    </style:style>
    <style:style style:name="T14" style:family="text">
      <style:text-properties officeooo:rsid="0014f8f2"/>
    </style:style>
    <style:style style:name="T15" style:family="text">
      <style:text-properties officeooo:rsid="0016c510"/>
    </style:style>
    <style:style style:name="T16" style:family="text">
      <style:text-properties officeooo:rsid="00170b55"/>
    </style:style>
    <style:style style:name="T17" style:family="text">
      <style:text-properties officeooo:rsid="001902a9"/>
    </style:style>
    <style:style style:name="T18" style:family="text">
      <style:text-properties officeooo:rsid="001a4854"/>
    </style:style>
    <style:style style:name="T19" style:family="text">
      <style:text-properties officeooo:rsid="001bb970"/>
    </style:style>
    <style:style style:name="T20" style:family="text">
      <style:text-properties officeooo:rsid="001c820b"/>
    </style:style>
    <style:style style:name="T21" style:family="text">
      <style:text-properties officeooo:rsid="001d2113"/>
    </style:style>
    <style:style style:name="T22" style:family="text">
      <style:text-properties officeooo:rsid="001ede05"/>
    </style:style>
    <style:style style:name="T23" style:family="text">
      <style:text-properties officeooo:rsid="001fa3ab"/>
    </style:style>
    <style:style style:name="T24" style:family="text">
      <style:text-properties officeooo:rsid="001fd607"/>
    </style:style>
    <style:style style:name="T25" style:family="text">
      <style:text-properties officeooo:rsid="00208557"/>
    </style:style>
    <style:style style:name="T26" style:family="text">
      <style:text-properties officeooo:rsid="0020a1eb"/>
    </style:style>
    <style:style style:name="T27" style:family="text">
      <style:text-properties officeooo:rsid="0020eed6"/>
    </style:style>
    <style:style style:name="T28" style:family="text">
      <style:text-properties officeooo:rsid="00224c4f"/>
    </style:style>
    <style:style style:name="T29" style:family="text">
      <style:text-properties officeooo:rsid="0024ee27"/>
    </style:style>
    <style:style style:name="T30" style:family="text">
      <style:text-properties officeooo:rsid="00252df8"/>
    </style:style>
    <style:style style:name="T31" style:family="text">
      <style:text-properties officeooo:rsid="0025e6f4"/>
    </style:style>
    <style:style style:name="T32" style:family="text">
      <style:text-properties officeooo:rsid="002739ec"/>
    </style:style>
    <style:style style:name="T33" style:family="text">
      <style:text-properties officeooo:rsid="0028d97c"/>
    </style:style>
    <style:style style:name="T34" style:family="text">
      <style:text-properties officeooo:rsid="002b9102"/>
    </style:style>
    <style:style style:name="T35" style:family="text">
      <style:text-properties officeooo:rsid="002c2b42"/>
    </style:style>
    <style:style style:name="T36" style:family="text">
      <style:text-properties officeooo:rsid="002d6758"/>
    </style:style>
    <style:style style:name="T37" style:family="text">
      <style:text-properties officeooo:rsid="002d91e0"/>
    </style:style>
    <style:style style:name="T38" style:family="text">
      <style:text-properties officeooo:rsid="002dd18e"/>
    </style:style>
    <style:style style:name="T39" style:family="text">
      <style:text-properties officeooo:rsid="003138fd"/>
    </style:style>
    <style:style style:name="T40" style:family="text">
      <style:text-properties officeooo:rsid="00327d67"/>
    </style:style>
    <style:style style:name="T41" style:family="text">
      <style:text-properties officeooo:rsid="0032fc81"/>
    </style:style>
    <style:style style:name="T42" style:family="text">
      <style:text-properties officeooo:rsid="0034b9b6"/>
    </style:style>
    <style:style style:name="T43" style:family="text">
      <style:text-properties officeooo:rsid="0034c336"/>
    </style:style>
    <style:style style:name="T44" style:family="text">
      <style:text-properties officeooo:rsid="003501e5"/>
    </style:style>
    <style:style style:name="T45" style:family="text">
      <style:text-properties officeooo:rsid="0035f3dc"/>
    </style:style>
    <style:style style:name="T46" style:family="text">
      <style:text-properties officeooo:rsid="00364625"/>
    </style:style>
    <style:style style:name="T47" style:family="text">
      <style:text-properties officeooo:rsid="0037415a"/>
    </style:style>
    <style:style style:name="T48" style:family="text">
      <style:text-properties officeooo:rsid="00376f30"/>
    </style:style>
    <style:style style:name="T49" style:family="text">
      <style:text-properties officeooo:rsid="003933bd"/>
    </style:style>
    <style:style style:name="T50" style:family="text">
      <style:text-properties officeooo:rsid="0039ea67"/>
    </style:style>
    <style:style style:name="T51" style:family="text">
      <style:text-properties officeooo:rsid="003b6bac"/>
    </style:style>
    <style:style style:name="T52" style:family="text">
      <style:text-properties officeooo:rsid="003c1b5e"/>
    </style:style>
    <style:style style:name="T53" style:family="text">
      <style:text-properties officeooo:rsid="003c58d1"/>
    </style:style>
    <style:style style:name="T54" style:family="text">
      <style:text-properties officeooo:rsid="003cf92d"/>
    </style:style>
    <style:style style:name="T55" style:family="text">
      <style:text-properties officeooo:rsid="003d1cb9"/>
    </style:style>
    <style:style style:name="T56" style:family="text">
      <style:text-properties officeooo:rsid="003ea330"/>
    </style:style>
    <style:style style:name="T57" style:family="text">
      <style:text-properties officeooo:rsid="003f267b"/>
    </style:style>
    <style:style style:name="T58" style:family="text">
      <style:text-properties officeooo:rsid="0040b280"/>
    </style:style>
    <style:style style:name="T59" style:family="text">
      <style:text-properties officeooo:rsid="004243a5"/>
    </style:style>
    <style:style style:name="T60" style:family="text">
      <style:text-properties officeooo:rsid="004438ab"/>
    </style:style>
    <style:style style:name="T61" style:family="text">
      <style:text-properties officeooo:rsid="0044f561"/>
    </style:style>
    <style:style style:name="T62" style:family="text">
      <style:text-properties officeooo:rsid="0046c570"/>
    </style:style>
    <style:style style:name="T63" style:family="text">
      <style:text-properties officeooo:rsid="00470c8e"/>
    </style:style>
    <style:style style:name="T64" style:family="text">
      <style:text-properties officeooo:rsid="00473213"/>
    </style:style>
    <style:style style:name="T65" style:family="text">
      <style:text-properties officeooo:rsid="004825f2"/>
    </style:style>
    <style:style style:name="T66" style:family="text">
      <style:text-properties officeooo:rsid="00495ba7"/>
    </style:style>
    <style:style style:name="T67" style:family="text">
      <style:text-properties officeooo:rsid="004a0868"/>
    </style:style>
    <style:style style:name="T68" style:family="text">
      <style:text-properties officeooo:rsid="004d5b35"/>
    </style:style>
    <style:style style:name="T69" style:family="text">
      <style:text-properties officeooo:rsid="004ed635"/>
    </style:style>
    <style:style style:name="T70" style:family="text">
      <style:text-properties officeooo:rsid="004fbec4"/>
    </style:style>
    <style:style style:name="T71" style:family="text">
      <style:text-properties officeooo:rsid="0050337a"/>
    </style:style>
    <style:style style:name="T72" style:family="text">
      <style:text-properties officeooo:rsid="00507565"/>
    </style:style>
    <style:style style:name="T73" style:family="text">
      <style:text-properties officeooo:rsid="00511363"/>
    </style:style>
    <style:style style:name="T74" style:family="text">
      <style:text-properties officeooo:rsid="0051d067"/>
    </style:style>
    <style:style style:name="T75" style:family="text">
      <style:text-properties officeooo:rsid="00560c6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一、<text:span text:style-name="T1">random</text:span></text:p>
      <text:p text:style-name="P1">1、hedera</text:p>
      <text:p text:style-name="P2">（1）第一次实验</text:p>
      <text:p text:style-name="P2">port number:860</text:p>
      <text:p text:style-name="P2">flow number:344</text:p>
      <text:p text:style-name="P2">port request number:860</text:p>
      <text:p text:style-name="P2">flow request number:344</text:p>
      <text:p text:style-name="P2">flow mode number:624</text:p>
      <text:p text:style-name="P2">port size:1101055</text:p>
      <text:p text:style-name="P2">flow size:628273</text:p>
      <text:p text:style-name="P2">port request size:92794</text:p>
      <text:p text:style-name="P2">flow request size:67424</text:p>
      <text:p text:style-name="P2">flow mode size:38064</text:p>
      <text:p text:style-name="P2">flow path number:178</text:p>
      <text:p text:style-name="P2">port number + port request number = 1720</text:p>
      <text:p text:style-name="P2">flow number + flow request number = 688</text:p>
      <text:p text:style-name="P2">flow mode number = 624</text:p>
      <text:p text:style-name="P2">flow path number = 178</text:p>
      <text:p text:style-name="P2">port size + port request size = 1193849</text:p>
      <text:p text:style-name="P2">flow size + flow request size = 695697</text:p>
      <text:p text:style-name="P2">flow mode size = 38064</text:p>
      <text:p text:style-name="P2">all number = 3032</text:p>
      <text:p text:style-name="P2">all size = 1927610</text:p>
      <text:p text:style-name="P2">（2）第二次实验</text:p>
      <text:p text:style-name="P2">port number:880</text:p>
      <text:p text:style-name="P2">flow number:352</text:p>
      <text:p text:style-name="P2">port request number:880</text:p>
      <text:p text:style-name="P2">flow request number:352</text:p>
      <text:p text:style-name="P2">flow mode number:778</text:p>
      <text:p text:style-name="P2">port size:1115029</text:p>
      <text:p text:style-name="P2">flow size:668419</text:p>
      <text:p text:style-name="P2">port request size:94908</text:p>
      <text:p text:style-name="P2">flow request size:68948</text:p>
      <text:p text:style-name="P2">flow mode size:47458</text:p>
      <text:p text:style-name="P2">flow path number:180</text:p>
      <text:p text:style-name="P2">port number + port request number = 1760</text:p>
      <text:p text:style-name="P2">flow number + flow request number = 704</text:p>
      <text:p text:style-name="P2">flow mode number = 778</text:p>
      <text:p text:style-name="P2">flow path number = 180</text:p>
      <text:p text:style-name="P2">port size + port request size = 1209937</text:p>
      <text:p text:style-name="P2">flow size + flow request size = 737367</text:p>
      <text:p text:style-name="P2">flow mode size = 47458</text:p>
      <text:p text:style-name="P2">all number = 3242</text:p>
      <text:p text:style-name="P2">all size = 1994762</text:p>
      <text:p text:style-name="P2">（3）第三次实验</text:p>
      <text:p text:style-name="P74">port number:880</text:p>
      <text:p text:style-name="P74">flow number:352</text:p>
      <text:p text:style-name="P74">port request number:880</text:p>
      <text:p text:style-name="P74">flow request number:352</text:p>
      <text:p text:style-name="P74">flow mode number:682</text:p>
      <text:p text:style-name="P74">port size:1117829</text:p>
      <text:p text:style-name="P74">flow size:693614</text:p>
      <text:p text:style-name="P74"><text:soft-page-break/>port request size:94996</text:p>
      <text:p text:style-name="P74">flow request size:68948</text:p>
      <text:p text:style-name="P74">flow mode size:41602</text:p>
      <text:p text:style-name="P74">flow path number:161</text:p>
      <text:p text:style-name="P3">port number + port request number = 1760</text:p>
      <text:p text:style-name="P3">flow number + flow request number = 704</text:p>
      <text:p text:style-name="P3">flow mode number = <text:span text:style-name="T2">682</text:span></text:p>
      <text:p text:style-name="P3">flow path number = <text:span text:style-name="T2">161</text:span></text:p>
      <text:p text:style-name="P3">port size + port request size = <text:span text:style-name="T2">1212825</text:span></text:p>
      <text:p text:style-name="P3">flow size + flow request size = <text:span text:style-name="T2">762562</text:span></text:p>
      <text:p text:style-name="P3">flow mode size = <text:span text:style-name="T2">41602</text:span></text:p>
      <text:p text:style-name="P3">all number = <text:span text:style-name="T2">3146</text:span></text:p>
      <text:p text:style-name="P3">all size = <text:span text:style-name="T2">2016989</text:span></text:p>
      <text:p text:style-name="P74">（4）第四次实验</text:p>
      <text:p text:style-name="P74">port number:880</text:p>
      <text:p text:style-name="P74">flow number:352</text:p>
      <text:p text:style-name="P74">port request number:880</text:p>
      <text:p text:style-name="P74">flow request number:352</text:p>
      <text:p text:style-name="P74">flow mode number:574</text:p>
      <text:p text:style-name="P74">port size:1119142</text:p>
      <text:p text:style-name="P74">flow size:653759</text:p>
      <text:p text:style-name="P74">port request size:94996</text:p>
      <text:p text:style-name="P74">flow request size:68948</text:p>
      <text:p text:style-name="P74">flow mode size:35014</text:p>
      <text:p text:style-name="P74">flow path number:163</text:p>
      <text:p text:style-name="P3">port number + port request number = 1760</text:p>
      <text:p text:style-name="P3">flow number + flow request number = 704</text:p>
      <text:p text:style-name="P3">flow mode number = <text:span text:style-name="T2">574</text:span></text:p>
      <text:p text:style-name="P3">flow path number = <text:span text:style-name="T2">163</text:span></text:p>
      <text:p text:style-name="P3">port size + port request size = <text:span text:style-name="T2">1214138</text:span></text:p>
      <text:p text:style-name="P3">flow size + flow request size = <text:span text:style-name="T2">722707</text:span></text:p>
      <text:p text:style-name="P3">flow mode size = <text:span text:style-name="T2">35014</text:span></text:p>
      <text:p text:style-name="P3">all number = <text:span text:style-name="T2">3038</text:span></text:p>
      <text:p text:style-name="P3">all size = <text:span text:style-name="T2">1971859</text:span></text:p>
      <text:p text:style-name="P74">（5）第五次实验</text:p>
      <text:p text:style-name="P74">port number:880</text:p>
      <text:p text:style-name="P74">flow number:352</text:p>
      <text:p text:style-name="P74">port request number:880</text:p>
      <text:p text:style-name="P74">flow request number:352</text:p>
      <text:p text:style-name="P74">flow mode number:498</text:p>
      <text:p text:style-name="P74">port size:1120815</text:p>
      <text:p text:style-name="P74">flow size:642927</text:p>
      <text:p text:style-name="P74">port request size:94820</text:p>
      <text:p text:style-name="P74">flow request size:68948</text:p>
      <text:p text:style-name="P74">flow mode size:30378</text:p>
      <text:p text:style-name="P74">flow path number:162</text:p>
      <text:p text:style-name="P4">port number + port request number = 1760</text:p>
      <text:p text:style-name="P4">flow number + flow request number = 704</text:p>
      <text:p text:style-name="P4">flow mode number = <text:span text:style-name="T3">498</text:span></text:p>
      <text:p text:style-name="P4">flow path number = <text:span text:style-name="T3">162</text:span></text:p>
      <text:p text:style-name="P4">port size + port request size = <text:span text:style-name="T3">1215635</text:span></text:p>
      <text:p text:style-name="P4">flow size + flow request size = <text:span text:style-name="T3">711875</text:span></text:p>
      <text:p text:style-name="P4"><text:soft-page-break/>flow mode size = <text:span text:style-name="T3">30378</text:span></text:p>
      <text:p text:style-name="P4">all number = <text:span text:style-name="T3">2962</text:span></text:p>
      <text:p text:style-name="P4">all size = <text:span text:style-name="T3">1957888</text:span></text:p>
      <text:p text:style-name="P96">2、Ashman</text:p>
      <text:p text:style-name="P96">（1）第一次实验</text:p>
      <text:p text:style-name="P96">port number:880</text:p>
      <text:p text:style-name="P96">flow number:352</text:p>
      <text:p text:style-name="P96">port request number:880</text:p>
      <text:p text:style-name="P96">flow request number:352</text:p>
      <text:p text:style-name="P96">flow mode number:664</text:p>
      <text:p text:style-name="P96">port size:1120222</text:p>
      <text:p text:style-name="P96">flow size:635924</text:p>
      <text:p text:style-name="P96">port request size:94952</text:p>
      <text:p text:style-name="P96">flow request size:38016</text:p>
      <text:p text:style-name="P96">flow mode size:40504</text:p>
      <text:p text:style-name="P96">flow path number:174</text:p>
      <text:p text:style-name="P96">flow number all:880</text:p>
      <text:p text:style-name="P96">flow request number all:880</text:p>
      <text:p text:style-name="P96">flow size all:1579858</text:p>
      <text:p text:style-name="P96">flow request size all:172392</text:p>
      <text:p text:style-name="P24">port number + port request number = 1760</text:p>
      <text:p text:style-name="P24">flow number + flow request number = 704</text:p>
      <text:p text:style-name="P24">flow mode number = <text:span text:style-name="T24">664</text:span></text:p>
      <text:p text:style-name="P24">flow path number = <text:span text:style-name="T24">174</text:span></text:p>
      <text:p text:style-name="P24">port size + port request size = <text:span text:style-name="T24">1215174</text:span></text:p>
      <text:p text:style-name="P24">flow size + flow request size = <text:span text:style-name="T24">673940</text:span></text:p>
      <text:p text:style-name="P24">flow mode size = <text:span text:style-name="T24">40504</text:span></text:p>
      <text:p text:style-name="P24">all number = <text:span text:style-name="T24">3128</text:span></text:p>
      <text:p text:style-name="P24">all size = <text:span text:style-name="T24">1929618</text:span></text:p>
      <text:p text:style-name="P96">（2）第二次实验</text:p>
      <text:p text:style-name="P97">port number:880</text:p>
      <text:p text:style-name="P97">flow number:352</text:p>
      <text:p text:style-name="P97">port request number:880</text:p>
      <text:p text:style-name="P97">flow request number:352</text:p>
      <text:p text:style-name="P97">flow mode number:638</text:p>
      <text:p text:style-name="P97">port size:1120168</text:p>
      <text:p text:style-name="P97">flow size:652426</text:p>
      <text:p text:style-name="P97">port request size:94952</text:p>
      <text:p text:style-name="P97">flow request size:37972</text:p>
      <text:p text:style-name="P97">flow mode size:38918</text:p>
      <text:p text:style-name="P97">flow path number:175</text:p>
      <text:p text:style-name="P97">flow number all:880</text:p>
      <text:p text:style-name="P97">flow request number all:880</text:p>
      <text:p text:style-name="P97">flow size all:1594439</text:p>
      <text:p text:style-name="P97">flow request size all:172392</text:p>
      <text:p text:style-name="P25">port number + port request number = 1760</text:p>
      <text:p text:style-name="P25">flow number + flow request number = 704</text:p>
      <text:p text:style-name="P25">flow mode number = <text:span text:style-name="T25">638</text:span></text:p>
      <text:p text:style-name="P25">flow path number = <text:span text:style-name="T25">175</text:span></text:p>
      <text:p text:style-name="P25">port size + port request size = <text:span text:style-name="T25">1215120</text:span></text:p>
      <text:p text:style-name="P25">flow size + flow request size = <text:span text:style-name="T25">690398</text:span></text:p>
      <text:p text:style-name="P25">flow mode size = <text:span text:style-name="T25">38918</text:span></text:p>
      <text:p text:style-name="P25"><text:soft-page-break/>all number = <text:span text:style-name="T25">3102</text:span></text:p>
      <text:p text:style-name="P25">all size = <text:span text:style-name="T25">1944436</text:span></text:p>
      <text:p text:style-name="P97">（3）第三次实验</text:p>
      <text:p text:style-name="P97">port number:880</text:p>
      <text:p text:style-name="P97">flow number:352</text:p>
      <text:p text:style-name="P97">port request number:880</text:p>
      <text:p text:style-name="P97">flow request number:352</text:p>
      <text:p text:style-name="P97">flow mode number:704</text:p>
      <text:p text:style-name="P97">port size:1122452</text:p>
      <text:p text:style-name="P97">flow size:696998</text:p>
      <text:p text:style-name="P97">port request size:94996</text:p>
      <text:p text:style-name="P97">flow request size:38016</text:p>
      <text:p text:style-name="P97">flow mode size:42944</text:p>
      <text:p text:style-name="P97">flow path number:171</text:p>
      <text:p text:style-name="P97">flow number all:880</text:p>
      <text:p text:style-name="P97">flow request number all:880</text:p>
      <text:p text:style-name="P97">flow size all:1815434</text:p>
      <text:p text:style-name="P97">flow request size all:172436</text:p>
      <text:p text:style-name="P25">port number + port request number = 1760</text:p>
      <text:p text:style-name="P25">flow number + flow request number = 704</text:p>
      <text:p text:style-name="P25">flow mode number = <text:span text:style-name="T25">704</text:span></text:p>
      <text:p text:style-name="P25">flow path number = <text:span text:style-name="T25">171</text:span></text:p>
      <text:p text:style-name="P25">port size + port request size = <text:span text:style-name="T25">1217448</text:span></text:p>
      <text:p text:style-name="P25">flow size + flow request size = <text:span text:style-name="T25">735014</text:span></text:p>
      <text:p text:style-name="P25">flow mode size = <text:span text:style-name="T25">42944</text:span></text:p>
      <text:p text:style-name="P25">all number = <text:span text:style-name="T25">3168</text:span></text:p>
      <text:p text:style-name="P25">all size = <text:span text:style-name="T25">1995406</text:span></text:p>
      <text:p text:style-name="P97">（4）第四次实验</text:p>
      <text:p text:style-name="P98">port number:880</text:p>
      <text:p text:style-name="P98">flow number:352</text:p>
      <text:p text:style-name="P98">port request number:880</text:p>
      <text:p text:style-name="P98">flow request number:352</text:p>
      <text:p text:style-name="P98">flow mode number:546</text:p>
      <text:p text:style-name="P98">port size:1119852</text:p>
      <text:p text:style-name="P98">flow size:649601</text:p>
      <text:p text:style-name="P98">port request size:94952</text:p>
      <text:p text:style-name="P98">flow request size:37928</text:p>
      <text:p text:style-name="P98">flow mode size:33306</text:p>
      <text:p text:style-name="P98">flow path number:184</text:p>
      <text:p text:style-name="P98">flow number all:880</text:p>
      <text:p text:style-name="P98">flow request number all:880</text:p>
      <text:p text:style-name="P98">flow size all:1675079</text:p>
      <text:p text:style-name="P98">flow request size all:172392</text:p>
      <text:p text:style-name="P26">port number + port request number = 1760</text:p>
      <text:p text:style-name="P26">flow number + flow request number = 704</text:p>
      <text:p text:style-name="P26">flow mode number = <text:span text:style-name="T26">546</text:span></text:p>
      <text:p text:style-name="P26">flow path number = <text:span text:style-name="T26">184</text:span></text:p>
      <text:p text:style-name="P26">port size + port request size = <text:span text:style-name="T26">1214804</text:span></text:p>
      <text:p text:style-name="P26">flow size + flow request size = <text:span text:style-name="T26">687529</text:span></text:p>
      <text:p text:style-name="P26">flow mode size = <text:span text:style-name="T26">33306</text:span></text:p>
      <text:p text:style-name="P26">all number = <text:span text:style-name="T26">3010</text:span></text:p>
      <text:p text:style-name="P26">all size = <text:span text:style-name="T26">1935639</text:span></text:p>
      <text:p text:style-name="P98"><text:soft-page-break/>（5）第五次实验</text:p>
      <text:p text:style-name="P98">port number:880</text:p>
      <text:p text:style-name="P98">flow number:352</text:p>
      <text:p text:style-name="P98">port request number:880</text:p>
      <text:p text:style-name="P98">flow request number:352</text:p>
      <text:p text:style-name="P98">flow mode number:536</text:p>
      <text:p text:style-name="P98">port size:1123684</text:p>
      <text:p text:style-name="P98">flow size:655388</text:p>
      <text:p text:style-name="P98">port request size:94864</text:p>
      <text:p text:style-name="P98">flow request size:37972</text:p>
      <text:p text:style-name="P98">flow mode size:32696</text:p>
      <text:p text:style-name="P98">flow path number:168</text:p>
      <text:p text:style-name="P98">flow number all:880</text:p>
      <text:p text:style-name="P98">flow request number all:880</text:p>
      <text:p text:style-name="P98">flow size all:1650459</text:p>
      <text:p text:style-name="P98">flow request size all:172304</text:p>
      <text:p text:style-name="P26">port number + port request number = 1760</text:p>
      <text:p text:style-name="P26">flow number + flow request number = 704</text:p>
      <text:p text:style-name="P26">flow mode number = <text:span text:style-name="T26">536</text:span></text:p>
      <text:p text:style-name="P26">flow path number = <text:span text:style-name="T26">168</text:span></text:p>
      <text:p text:style-name="P26">port size + port request size = <text:span text:style-name="T26">1218548</text:span></text:p>
      <text:p text:style-name="P26">flow size + flow request size = <text:span text:style-name="T26">693360</text:span></text:p>
      <text:p text:style-name="P26">flow mode size = <text:span text:style-name="T26">32696</text:span></text:p>
      <text:p text:style-name="P26">all number = <text:span text:style-name="T26">3000</text:span></text:p>
      <text:p text:style-name="P26">all size = <text:span text:style-name="T26">1944604</text:span></text:p>
      <text:p text:style-name="P118">3、DSFlows</text:p>
      <text:p text:style-name="P118">（1）第一次实验</text:p>
      <text:p text:style-name="P118">port number:540</text:p>
      <text:p text:style-name="P118">flow number:216</text:p>
      <text:p text:style-name="P118">port request number:540</text:p>
      <text:p text:style-name="P118">flow request number:216</text:p>
      <text:p text:style-name="P118">flow mode number:590</text:p>
      <text:p text:style-name="P118">port size:690213</text:p>
      <text:p text:style-name="P118">flow size:471766</text:p>
      <text:p text:style-name="P118">port request size:58266</text:p>
      <text:p text:style-name="P118">flow request size:42282</text:p>
      <text:p text:style-name="P118">flow mode size:35990</text:p>
      <text:p text:style-name="P118">flow path number:91</text:p>
      <text:p text:style-name="P46">port number + port request number = <text:span text:style-name="T46">1080</text:span></text:p>
      <text:p text:style-name="P47">flow number + flow request number = 704</text:p>
      <text:p text:style-name="P47">flow mode number = <text:span text:style-name="T47">590</text:span></text:p>
      <text:p text:style-name="P47">flow path number = <text:span text:style-name="T47">91</text:span></text:p>
      <text:p text:style-name="P47">port size + port request size = <text:span text:style-name="T47">748479</text:span></text:p>
      <text:p text:style-name="P47">flow size + flow request size = <text:span text:style-name="T47">514048</text:span></text:p>
      <text:p text:style-name="P47">flow mode size = <text:span text:style-name="T47">35990</text:span></text:p>
      <text:p text:style-name="P47">all number = <text:span text:style-name="T47">2102</text:span></text:p>
      <text:p text:style-name="P47">all size = <text:span text:style-name="T47">1298517</text:span></text:p>
      <text:p text:style-name="P119">（2）第二次实验</text:p>
      <text:p text:style-name="P119">port number:620</text:p>
      <text:p text:style-name="P119">flow number:248</text:p>
      <text:p text:style-name="P119">port request number:620</text:p>
      <text:p text:style-name="P119">flow request number:248</text:p>
      <text:p text:style-name="P119"><text:soft-page-break/>flow mode number:794</text:p>
      <text:p text:style-name="P119">port size:793319</text:p>
      <text:p text:style-name="P119">flow size:566229</text:p>
      <text:p text:style-name="P119">port request size:66898</text:p>
      <text:p text:style-name="P119">flow request size:48608</text:p>
      <text:p text:style-name="P119">flow mode size:48434</text:p>
      <text:p text:style-name="P119">flow path number:155</text:p>
      <text:p text:style-name="P47">port number + port request number = <text:span text:style-name="T47">1240</text:span></text:p>
      <text:p text:style-name="P47">flow number + flow request number = <text:span text:style-name="T47">496</text:span></text:p>
      <text:p text:style-name="P47">flow mode number = <text:span text:style-name="T47">794</text:span></text:p>
      <text:p text:style-name="P47">flow path number = <text:span text:style-name="T47">155</text:span></text:p>
      <text:p text:style-name="P47">port size + port request size = <text:span text:style-name="T47">860217</text:span></text:p>
      <text:p text:style-name="P47">flow size + flow request size = <text:span text:style-name="T47">614837</text:span></text:p>
      <text:p text:style-name="P47">flow mode size = <text:span text:style-name="T47">48434</text:span></text:p>
      <text:p text:style-name="P47">all number = <text:span text:style-name="T47">2530</text:span></text:p>
      <text:p text:style-name="P47">all size = <text:span text:style-name="T47">1523488</text:span></text:p>
      <text:p text:style-name="P119">（3）第三次实验</text:p>
      <text:p text:style-name="P119">port number:560</text:p>
      <text:p text:style-name="P119">flow number:224</text:p>
      <text:p text:style-name="P119">port request number:560</text:p>
      <text:p text:style-name="P119">flow request number:224</text:p>
      <text:p text:style-name="P119">flow mode number:874</text:p>
      <text:p text:style-name="P119">port size:716355</text:p>
      <text:p text:style-name="P119">flow size:567114</text:p>
      <text:p text:style-name="P119">port request size:60452</text:p>
      <text:p text:style-name="P119">flow request size:43876</text:p>
      <text:p text:style-name="P119">flow mode size:53314</text:p>
      <text:p text:style-name="P119">flow path number:70</text:p>
      <text:p text:style-name="P47">port number + port request number = <text:span text:style-name="T47">1120</text:span></text:p>
      <text:p text:style-name="P47">flow number + flow request number = <text:span text:style-name="T47">448</text:span></text:p>
      <text:p text:style-name="P47">flow mode number = <text:span text:style-name="T47">874</text:span></text:p>
      <text:p text:style-name="P47">flow path number = <text:span text:style-name="T47">70</text:span></text:p>
      <text:p text:style-name="P47">port size + port request size = <text:span text:style-name="T47">776807</text:span></text:p>
      <text:p text:style-name="P47">flow size + flow request size = <text:span text:style-name="T47">610990</text:span></text:p>
      <text:p text:style-name="P47">flow mode size = <text:span text:style-name="T47">53314</text:span></text:p>
      <text:p text:style-name="P47">all number = <text:span text:style-name="T47">2442</text:span></text:p>
      <text:p text:style-name="P47">all size = <text:span text:style-name="T47">1441111</text:span></text:p>
      <text:p text:style-name="P119">（4）第四次实验</text:p>
      <text:p text:style-name="P120">port number:540</text:p>
      <text:p text:style-name="P120">flow number:216</text:p>
      <text:p text:style-name="P120">port request number:540</text:p>
      <text:p text:style-name="P120">flow request number:216</text:p>
      <text:p text:style-name="P120">flow mode number:584</text:p>
      <text:p text:style-name="P120">port size:689291</text:p>
      <text:p text:style-name="P120">flow size:486765</text:p>
      <text:p text:style-name="P120">port request size:58320</text:p>
      <text:p text:style-name="P120">flow request size:42336</text:p>
      <text:p text:style-name="P120">flow mode size:35624</text:p>
      <text:p text:style-name="P120">flow path number:91</text:p>
      <text:p text:style-name="P48">port number + port request number = <text:span text:style-name="T48">1080</text:span></text:p>
      <text:p text:style-name="P48">flow number + flow request number = <text:span text:style-name="T48">432</text:span></text:p>
      <text:p text:style-name="P48">flow mode number = <text:span text:style-name="T48">584</text:span></text:p>
      <text:p text:style-name="P48"><text:soft-page-break/>flow path number = <text:span text:style-name="T48">91</text:span></text:p>
      <text:p text:style-name="P48">port size + port request size = <text:span text:style-name="T48">747611</text:span></text:p>
      <text:p text:style-name="P48">flow size + flow request size = <text:span text:style-name="T48">529101</text:span></text:p>
      <text:p text:style-name="P48">flow mode size = <text:span text:style-name="T48">35624</text:span></text:p>
      <text:p text:style-name="P48">all number = <text:span text:style-name="T48">2096</text:span></text:p>
      <text:p text:style-name="P48">all size = <text:span text:style-name="T48">1312336</text:span></text:p>
      <text:p text:style-name="P120">（5）第五次实验</text:p>
      <text:p text:style-name="P120">port number:580</text:p>
      <text:p text:style-name="P120">flow number:232</text:p>
      <text:p text:style-name="P120">port request number:580</text:p>
      <text:p text:style-name="P120">flow request number:232</text:p>
      <text:p text:style-name="P120">flow mode number:732</text:p>
      <text:p text:style-name="P120">port size:741422</text:p>
      <text:p text:style-name="P120">flow size:553441</text:p>
      <text:p text:style-name="P120">port request size:62582</text:p>
      <text:p text:style-name="P120">flow request size:45443</text:p>
      <text:p text:style-name="P120">flow mode size:44652</text:p>
      <text:p text:style-name="P120">flow path number:136</text:p>
      <text:p text:style-name="P48">port number + port request number = <text:span text:style-name="T48">1160</text:span></text:p>
      <text:p text:style-name="P48">flow number + flow request number = <text:span text:style-name="T48">464</text:span></text:p>
      <text:p text:style-name="P48">flow mode number = <text:span text:style-name="T48">732</text:span></text:p>
      <text:p text:style-name="P48">flow path number = <text:span text:style-name="T48">136</text:span></text:p>
      <text:p text:style-name="P48">port size + port request size = <text:span text:style-name="T48">804004</text:span></text:p>
      <text:p text:style-name="P48">flow size + flow request size = <text:span text:style-name="T48">598884</text:span></text:p>
      <text:p text:style-name="P48">flow mode size = <text:span text:style-name="T48">44652</text:span></text:p>
      <text:p text:style-name="P49">all number = <text:span text:style-name="T49">2356</text:span></text:p>
      <text:p text:style-name="P49">all size = <text:span text:style-name="T49">1447540</text:span></text:p>
      <text:p text:style-name="P4"/>
      <text:p text:style-name="P4">二<text:span text:style-name="T3">、hotspot</text:span></text:p>
      <text:p text:style-name="P75">1、hedera</text:p>
      <text:p text:style-name="P75">（1）第一次实验</text:p>
      <text:p text:style-name="P76">port number:880</text:p>
      <text:p text:style-name="P76">flow number:352</text:p>
      <text:p text:style-name="P76">port request number:880</text:p>
      <text:p text:style-name="P76">flow request number:352</text:p>
      <text:p text:style-name="P76">flow mode number:1212</text:p>
      <text:p text:style-name="P76">port size:1117608</text:p>
      <text:p text:style-name="P76">flow size:683990</text:p>
      <text:p text:style-name="P76">port request size:94952</text:p>
      <text:p text:style-name="P76">flow request size:68948</text:p>
      <text:p text:style-name="P76">flow mode size:73932</text:p>
      <text:p text:style-name="P76">flow path number:126</text:p>
      <text:p text:style-name="P5">port number + port request number = 1760</text:p>
      <text:p text:style-name="P5">flow number + flow request number = 704</text:p>
      <text:p text:style-name="P5">flow mode number = <text:span text:style-name="T4">1212</text:span></text:p>
      <text:p text:style-name="P5">flow path number = <text:span text:style-name="T4">126</text:span></text:p>
      <text:p text:style-name="P5">port size + port request size = <text:span text:style-name="T4">1212560</text:span></text:p>
      <text:p text:style-name="P5">flow size + flow request size = <text:span text:style-name="T4">752938</text:span></text:p>
      <text:p text:style-name="P5">flow mode size = <text:span text:style-name="T4">73932</text:span></text:p>
      <text:p text:style-name="P5">all number = <text:span text:style-name="T4">3676</text:span></text:p>
      <text:p text:style-name="P5">all size = <text:span text:style-name="T4">2039430</text:span></text:p>
      <text:p text:style-name="P76">（2）第二次实验</text:p>
      <text:p text:style-name="P76"><text:soft-page-break/>port number:880</text:p>
      <text:p text:style-name="P76">flow number:352</text:p>
      <text:p text:style-name="P76">port request number:880</text:p>
      <text:p text:style-name="P76">flow request number:352</text:p>
      <text:p text:style-name="P76">flow mode number:1122</text:p>
      <text:p text:style-name="P76">port size:1110738</text:p>
      <text:p text:style-name="P76">flow size:688730</text:p>
      <text:p text:style-name="P76">port request size:95040</text:p>
      <text:p text:style-name="P76">flow request size:68992</text:p>
      <text:p text:style-name="P76">flow mode size:68442</text:p>
      <text:p text:style-name="P76">flow path number:125</text:p>
      <text:p text:style-name="P5">port number + port request number = 1760</text:p>
      <text:p text:style-name="P5">flow number + flow request number = 704</text:p>
      <text:p text:style-name="P5">flow mode number = <text:span text:style-name="T4">1122</text:span></text:p>
      <text:p text:style-name="P5">flow path number = <text:span text:style-name="T4">125</text:span></text:p>
      <text:p text:style-name="P5">port size + port request size = <text:span text:style-name="T4">1205778</text:span></text:p>
      <text:p text:style-name="P5">flow size + flow request size = <text:span text:style-name="T4">757722</text:span></text:p>
      <text:p text:style-name="P5">flow mode size = <text:span text:style-name="T4">68442</text:span></text:p>
      <text:p text:style-name="P5">all number = <text:span text:style-name="T4">3586</text:span></text:p>
      <text:p text:style-name="P5">all size = <text:span text:style-name="T4">2031942</text:span></text:p>
      <text:p text:style-name="P76">（3）第三次实验</text:p>
      <text:p text:style-name="P77">port number:880</text:p>
      <text:p text:style-name="P77">flow number:352</text:p>
      <text:p text:style-name="P77">port request number:880</text:p>
      <text:p text:style-name="P77">flow request number:352</text:p>
      <text:p text:style-name="P77">flow mode number:1008</text:p>
      <text:p text:style-name="P77">port size:1119576</text:p>
      <text:p text:style-name="P77">flow size:673242</text:p>
      <text:p text:style-name="P77">port request size:94996</text:p>
      <text:p text:style-name="P77">flow request size:68992</text:p>
      <text:p text:style-name="P77">flow mode size:61488</text:p>
      <text:p text:style-name="P77">flow path number:137</text:p>
      <text:p text:style-name="P6">port number + port request number = 1760</text:p>
      <text:p text:style-name="P6">flow number + flow request number = 704</text:p>
      <text:p text:style-name="P6">flow mode number = <text:span text:style-name="T5">1008</text:span></text:p>
      <text:p text:style-name="P6">flow path number = <text:span text:style-name="T5">137</text:span></text:p>
      <text:p text:style-name="P6">port size + port request size = <text:span text:style-name="T5">1214572</text:span></text:p>
      <text:p text:style-name="P6">flow size + flow request size = <text:span text:style-name="T5">742234</text:span></text:p>
      <text:p text:style-name="P6">flow mode size = <text:span text:style-name="T5">61488</text:span></text:p>
      <text:p text:style-name="P6">all number = <text:span text:style-name="T5">3472</text:span></text:p>
      <text:p text:style-name="P6">all size = <text:span text:style-name="T5">2018294</text:span></text:p>
      <text:p text:style-name="P77">（4）第四次实验</text:p>
      <text:p text:style-name="P77">port number:880</text:p>
      <text:p text:style-name="P77">flow number:352</text:p>
      <text:p text:style-name="P77">port request number:880</text:p>
      <text:p text:style-name="P77">flow request number:352</text:p>
      <text:p text:style-name="P77">flow mode number:864</text:p>
      <text:p text:style-name="P77">port size:1121468</text:p>
      <text:p text:style-name="P77">flow size:684848</text:p>
      <text:p text:style-name="P77">port request size:94908</text:p>
      <text:p text:style-name="P77">flow request size:68948</text:p>
      <text:p text:style-name="P77">flow mode size:52704</text:p>
      <text:p text:style-name="P77"><text:soft-page-break/>flow path number:150</text:p>
      <text:p text:style-name="P6">port number + port request number = 1760</text:p>
      <text:p text:style-name="P6">flow number + flow request number = 704</text:p>
      <text:p text:style-name="P6">flow mode number = <text:span text:style-name="T5">864</text:span></text:p>
      <text:p text:style-name="P6">flow path number = <text:span text:style-name="T5">150</text:span></text:p>
      <text:p text:style-name="P6">port size + port request size = <text:span text:style-name="T5">1216376</text:span></text:p>
      <text:p text:style-name="P6">flow size + flow request size = <text:span text:style-name="T5">753796</text:span></text:p>
      <text:p text:style-name="P6">flow mode size = <text:span text:style-name="T5">52704</text:span></text:p>
      <text:p text:style-name="P6">all number = <text:span text:style-name="T5">3328</text:span></text:p>
      <text:p text:style-name="P6">all size = <text:span text:style-name="T5">2022876</text:span></text:p>
      <text:p text:style-name="P77">（5）第五次实验</text:p>
      <text:p text:style-name="P77">port number:880</text:p>
      <text:p text:style-name="P77">flow number:352</text:p>
      <text:p text:style-name="P77">port request number:880</text:p>
      <text:p text:style-name="P77">flow request number:352</text:p>
      <text:p text:style-name="P77">flow mode number:906</text:p>
      <text:p text:style-name="P77">port size:1115604</text:p>
      <text:p text:style-name="P77">flow size:676506</text:p>
      <text:p text:style-name="P77">port request size:95040</text:p>
      <text:p text:style-name="P77">flow request size:68992</text:p>
      <text:p text:style-name="P77">flow mode size:55266</text:p>
      <text:p text:style-name="P77">flow path number:125</text:p>
      <text:p text:style-name="P7">port number + port request number = 1760</text:p>
      <text:p text:style-name="P7">flow number + flow request number = 704</text:p>
      <text:p text:style-name="P7">flow mode number = <text:span text:style-name="T6">906</text:span></text:p>
      <text:p text:style-name="P7">flow path number = <text:span text:style-name="T6">125</text:span></text:p>
      <text:p text:style-name="P7">port size + port request size = <text:span text:style-name="T6">1210644</text:span></text:p>
      <text:p text:style-name="P7">flow size + flow request size = <text:span text:style-name="T6">745498</text:span></text:p>
      <text:p text:style-name="P7">flow mode size = <text:span text:style-name="T6">55266</text:span></text:p>
      <text:p text:style-name="P7">all number = <text:span text:style-name="T6">3370</text:span></text:p>
      <text:p text:style-name="P7">all size = <text:span text:style-name="T6">2011408</text:span></text:p>
      <text:p text:style-name="P98">2、Ashman<text:line-break/>（1）第一次实验</text:p>
      <text:p text:style-name="P98">port number:880</text:p>
      <text:p text:style-name="P98">flow number:352</text:p>
      <text:p text:style-name="P98">port request number:880</text:p>
      <text:p text:style-name="P98">flow request number:352</text:p>
      <text:p text:style-name="P98">flow mode number:1218</text:p>
      <text:p text:style-name="P98">port size:1115849</text:p>
      <text:p text:style-name="P98">flow size:682097</text:p>
      <text:p text:style-name="P98">port request size:94908</text:p>
      <text:p text:style-name="P98">flow request size:37972</text:p>
      <text:p text:style-name="P98">flow mode size:74298</text:p>
      <text:p text:style-name="P98">flow path number:133</text:p>
      <text:p text:style-name="P98">flow number all:880</text:p>
      <text:p text:style-name="P98">flow request number all:880</text:p>
      <text:p text:style-name="P98">flow size all:1738343</text:p>
      <text:p text:style-name="P98">flow request size all:172348</text:p>
      <text:p text:style-name="P27">port number + port request number = 1760</text:p>
      <text:p text:style-name="P27">flow number + flow request number = 704</text:p>
      <text:p text:style-name="P27">flow mode number = <text:span text:style-name="T27">1218</text:span></text:p>
      <text:p text:style-name="P27">flow path number = <text:span text:style-name="T27">133</text:span></text:p>
      <text:p text:style-name="P27"><text:soft-page-break/>port size + port request size = <text:span text:style-name="T27">1210757</text:span></text:p>
      <text:p text:style-name="P27">flow size + flow request size = <text:span text:style-name="T27">720069</text:span></text:p>
      <text:p text:style-name="P27">flow mode size = <text:span text:style-name="T27">74298</text:span></text:p>
      <text:p text:style-name="P27">all number = <text:span text:style-name="T27">3682</text:span></text:p>
      <text:p text:style-name="P27">all size = <text:span text:style-name="T27">2005124</text:span></text:p>
      <text:p text:style-name="P99">（2）第二次实验</text:p>
      <text:p text:style-name="P99">port number:900</text:p>
      <text:p text:style-name="P99">flow number:360</text:p>
      <text:p text:style-name="P99">port request number:900</text:p>
      <text:p text:style-name="P99">flow request number:360</text:p>
      <text:p text:style-name="P99">flow mode number:1078</text:p>
      <text:p text:style-name="P99">port size:1128284</text:p>
      <text:p text:style-name="P99">flow size:709635</text:p>
      <text:p text:style-name="P99">port request size:97155</text:p>
      <text:p text:style-name="P99">flow request size:38880</text:p>
      <text:p text:style-name="P99">flow mode size:65758</text:p>
      <text:p text:style-name="P99">flow path number:134</text:p>
      <text:p text:style-name="P99">flow number all:900</text:p>
      <text:p text:style-name="P99">flow request number all:900</text:p>
      <text:p text:style-name="P99">flow size all:1812753</text:p>
      <text:p text:style-name="P99">flow request size all:176355</text:p>
      <text:p text:style-name="P27">port number + port request number = <text:span text:style-name="T27">1800</text:span></text:p>
      <text:p text:style-name="P27">flow number + flow request number = <text:span text:style-name="T27">720</text:span></text:p>
      <text:p text:style-name="P27">flow mode number = <text:span text:style-name="T27">1078</text:span></text:p>
      <text:p text:style-name="P27">flow path number = <text:span text:style-name="T27">134</text:span></text:p>
      <text:p text:style-name="P27">port size + port request size = <text:span text:style-name="T27">1225439</text:span></text:p>
      <text:p text:style-name="P27">flow size + flow request size = <text:span text:style-name="T27">748515</text:span></text:p>
      <text:p text:style-name="P27">flow mode size = <text:span text:style-name="T27">65758</text:span></text:p>
      <text:p text:style-name="P27">all number = <text:span text:style-name="T27">3598</text:span></text:p>
      <text:p text:style-name="P27">all size = <text:span text:style-name="T27">2039712</text:span></text:p>
      <text:p text:style-name="P99">（3）第三次实验</text:p>
      <text:p text:style-name="P99">port number:880</text:p>
      <text:p text:style-name="P99">flow number:352</text:p>
      <text:p text:style-name="P99">port request number:880</text:p>
      <text:p text:style-name="P99">flow request number:352</text:p>
      <text:p text:style-name="P99">flow mode number:882</text:p>
      <text:p text:style-name="P99">port size:1124023</text:p>
      <text:p text:style-name="P99">flow size:690636</text:p>
      <text:p text:style-name="P99">port request size:94908</text:p>
      <text:p text:style-name="P99">flow request size:38016</text:p>
      <text:p text:style-name="P99">flow mode size:53802</text:p>
      <text:p text:style-name="P99">flow path number:142</text:p>
      <text:p text:style-name="P99">flow number all:880</text:p>
      <text:p text:style-name="P99">flow request number all:880</text:p>
      <text:p text:style-name="P99">flow size all:1756670</text:p>
      <text:p text:style-name="P99">flow request size all:172348</text:p>
      <text:p text:style-name="P27">port number + port request number = <text:span text:style-name="T27">1760</text:span></text:p>
      <text:p text:style-name="P27">flow number + flow request number = <text:span text:style-name="T27">704</text:span></text:p>
      <text:p text:style-name="P27">flow mode number = <text:span text:style-name="T27">882</text:span></text:p>
      <text:p text:style-name="P27">flow path number = <text:span text:style-name="T27">142</text:span></text:p>
      <text:p text:style-name="P27">port size + port request size = <text:span text:style-name="T27">1218931</text:span></text:p>
      <text:p text:style-name="P27">flow size + flow request size = <text:span text:style-name="T27">728652</text:span></text:p>
      <text:p text:style-name="P27"><text:soft-page-break/>flow mode size = <text:span text:style-name="T27">53802</text:span></text:p>
      <text:p text:style-name="P27">all number = <text:span text:style-name="T27">3346</text:span></text:p>
      <text:p text:style-name="P27">all size = <text:span text:style-name="T27">2001385</text:span></text:p>
      <text:p text:style-name="P99">（4）第四次实验</text:p>
      <text:p text:style-name="P99">port number:880</text:p>
      <text:p text:style-name="P99">flow number:352</text:p>
      <text:p text:style-name="P99">port request number:880</text:p>
      <text:p text:style-name="P99">flow request number:352</text:p>
      <text:p text:style-name="P99">flow mode number:958</text:p>
      <text:p text:style-name="P99">port size:1120021</text:p>
      <text:p text:style-name="P99">flow size:678231</text:p>
      <text:p text:style-name="P99">port request size:94952</text:p>
      <text:p text:style-name="P99">flow request size:37972</text:p>
      <text:p text:style-name="P99">flow mode size:58438</text:p>
      <text:p text:style-name="P99">flow path number:135</text:p>
      <text:p text:style-name="P99">flow number all:880</text:p>
      <text:p text:style-name="P99">flow request number all:880</text:p>
      <text:p text:style-name="P99">flow size all:1694837</text:p>
      <text:p text:style-name="P99">flow request size all:172392</text:p>
      <text:p text:style-name="P27">port number + port request number = <text:span text:style-name="T27">1760</text:span></text:p>
      <text:p text:style-name="P27">flow number + flow request number = <text:span text:style-name="T27">704</text:span></text:p>
      <text:p text:style-name="P27">flow mode number = <text:span text:style-name="T27">958</text:span></text:p>
      <text:p text:style-name="P27">flow path number = <text:span text:style-name="T27">135</text:span></text:p>
      <text:p text:style-name="P27">port size + port request size = <text:span text:style-name="T27">1214973</text:span></text:p>
      <text:p text:style-name="P27">flow size + flow request size = <text:span text:style-name="T27">716203</text:span></text:p>
      <text:p text:style-name="P27">flow mode size = <text:span text:style-name="T27">58438</text:span></text:p>
      <text:p text:style-name="P27">all number = <text:span text:style-name="T27">3422</text:span></text:p>
      <text:p text:style-name="P27">all size = <text:span text:style-name="T27">1989614</text:span></text:p>
      <text:p text:style-name="P99">（5）第五次实验</text:p>
      <text:p text:style-name="P100">port number:880</text:p>
      <text:p text:style-name="P100">flow number:352</text:p>
      <text:p text:style-name="P100">port request number:880</text:p>
      <text:p text:style-name="P100">flow request number:352</text:p>
      <text:p text:style-name="P100">flow mode number:992</text:p>
      <text:p text:style-name="P100">port size:1122498</text:p>
      <text:p text:style-name="P100">flow size:683184</text:p>
      <text:p text:style-name="P100">port request size:94952</text:p>
      <text:p text:style-name="P100">flow request size:38016</text:p>
      <text:p text:style-name="P100">flow mode size:60512</text:p>
      <text:p text:style-name="P100">flow path number:134</text:p>
      <text:p text:style-name="P100">flow number all:880</text:p>
      <text:p text:style-name="P100">flow request number all:880</text:p>
      <text:p text:style-name="P100">flow size all:1797056</text:p>
      <text:p text:style-name="P100">flow request size all:172392</text:p>
      <text:p text:style-name="P28">port number + port request number = <text:span text:style-name="T27">1760</text:span></text:p>
      <text:p text:style-name="P28">flow number + flow request number = <text:span text:style-name="T27">704</text:span></text:p>
      <text:p text:style-name="P28">flow mode number = <text:span text:style-name="T28">992</text:span></text:p>
      <text:p text:style-name="P28">flow path number = <text:span text:style-name="T28">134</text:span></text:p>
      <text:p text:style-name="P28">port size + port request size = <text:span text:style-name="T28">1217450</text:span></text:p>
      <text:p text:style-name="P28">flow size + flow request size = <text:span text:style-name="T28">721200</text:span></text:p>
      <text:p text:style-name="P28">flow mode size = <text:span text:style-name="T28">60512</text:span></text:p>
      <text:p text:style-name="P28">all number = <text:span text:style-name="T28">3456</text:span></text:p>
      <text:p text:style-name="P28"><text:soft-page-break/>all size = <text:span text:style-name="T28">1999612</text:span></text:p>
      <text:p text:style-name="P121">3、hotspot</text:p>
      <text:p text:style-name="P121">（1）第一次实验</text:p>
      <text:p text:style-name="P121">port number:460</text:p>
      <text:p text:style-name="P121">flow number:184</text:p>
      <text:p text:style-name="P121">port request number:460</text:p>
      <text:p text:style-name="P121">flow request number:184</text:p>
      <text:p text:style-name="P121">flow mode number:560</text:p>
      <text:p text:style-name="P121">port size:585503</text:p>
      <text:p text:style-name="P121">flow size:386841</text:p>
      <text:p text:style-name="P121">port request size:49611</text:p>
      <text:p text:style-name="P121">flow request size:36041</text:p>
      <text:p text:style-name="P121">flow mode size:34160</text:p>
      <text:p text:style-name="P121">flow path number:13</text:p>
      <text:p text:style-name="P50">port number + port request number = <text:span text:style-name="T50">920</text:span></text:p>
      <text:p text:style-name="P50">flow number + flow request number = <text:span text:style-name="T50">368</text:span></text:p>
      <text:p text:style-name="P50">flow mode number = <text:span text:style-name="T50">560</text:span></text:p>
      <text:p text:style-name="P50">flow path number = <text:span text:style-name="T50">13</text:span></text:p>
      <text:p text:style-name="P50">port size + port request size = <text:span text:style-name="T50">635114</text:span></text:p>
      <text:p text:style-name="P50">flow size + flow request size = <text:span text:style-name="T50">422882</text:span></text:p>
      <text:p text:style-name="P50">flow mode size = <text:span text:style-name="T50">34160</text:span></text:p>
      <text:p text:style-name="P50">all number = <text:span text:style-name="T50">1848</text:span></text:p>
      <text:p text:style-name="P50">all size = <text:span text:style-name="T50">1092156</text:span></text:p>
      <text:p text:style-name="P121">（2）第二次实验</text:p>
      <text:p text:style-name="P122">port number:480</text:p>
      <text:p text:style-name="P122">flow number:192</text:p>
      <text:p text:style-name="P122">port request number:480</text:p>
      <text:p text:style-name="P122">flow request number:192</text:p>
      <text:p text:style-name="P122">flow mode number:628</text:p>
      <text:p text:style-name="P122">port size:609885</text:p>
      <text:p text:style-name="P122">flow size:409624</text:p>
      <text:p text:style-name="P122">port request size:51768</text:p>
      <text:p text:style-name="P122">flow request size:37584</text:p>
      <text:p text:style-name="P122">flow mode size:38308</text:p>
      <text:p text:style-name="P122">flow path number:20</text:p>
      <text:p text:style-name="P51">port number + port request number = <text:span text:style-name="T51">960</text:span></text:p>
      <text:p text:style-name="P51">flow number + flow request number = <text:span text:style-name="T51">384</text:span></text:p>
      <text:p text:style-name="P51">flow mode number = <text:span text:style-name="T51">628</text:span></text:p>
      <text:p text:style-name="P51">flow path number = <text:span text:style-name="T51">20</text:span></text:p>
      <text:p text:style-name="P51">port size + port request size = <text:span text:style-name="T51">661653</text:span></text:p>
      <text:p text:style-name="P51">flow size + flow request size = <text:span text:style-name="T51">447208</text:span></text:p>
      <text:p text:style-name="P51">flow mode size = <text:span text:style-name="T51">38308</text:span></text:p>
      <text:p text:style-name="P51">all number = <text:span text:style-name="T51">1972</text:span></text:p>
      <text:p text:style-name="P51">all size = <text:span text:style-name="T51">1147169</text:span></text:p>
      <text:p text:style-name="P122">（3）第三次实验</text:p>
      <text:p text:style-name="P122">port number:520</text:p>
      <text:p text:style-name="P122">flow number:208</text:p>
      <text:p text:style-name="P122">port request number:520</text:p>
      <text:p text:style-name="P122">flow request number:208</text:p>
      <text:p text:style-name="P122">flow mode number:640</text:p>
      <text:p text:style-name="P122">port size:663422</text:p>
      <text:p text:style-name="P122">flow size:471193</text:p>
      <text:p text:style-name="P122"><text:soft-page-break/>port request size:56134</text:p>
      <text:p text:style-name="P122">flow request size:40768</text:p>
      <text:p text:style-name="P122">flow mode size:39040</text:p>
      <text:p text:style-name="P122">flow path number:59</text:p>
      <text:p text:style-name="P51">port number + port request number = <text:span text:style-name="T51">1040</text:span></text:p>
      <text:p text:style-name="P51">flow number + flow request number = <text:span text:style-name="T51">516</text:span></text:p>
      <text:p text:style-name="P51">flow mode number = <text:span text:style-name="T51">640</text:span></text:p>
      <text:p text:style-name="P51">flow path number = <text:span text:style-name="T51">59</text:span></text:p>
      <text:p text:style-name="P51">port size + port request size = <text:span text:style-name="T51">719556</text:span></text:p>
      <text:p text:style-name="P51">flow size + flow request size = <text:span text:style-name="T51">511961</text:span></text:p>
      <text:p text:style-name="P51">flow mode size = <text:span text:style-name="T51">39040</text:span></text:p>
      <text:p text:style-name="P51">all number = <text:span text:style-name="T51">2196</text:span></text:p>
      <text:p text:style-name="P51">all size = <text:span text:style-name="T51">1270557</text:span></text:p>
      <text:p text:style-name="P122">（4）第四次实验</text:p>
      <text:p text:style-name="P123">port number:480</text:p>
      <text:p text:style-name="P123">flow number:192</text:p>
      <text:p text:style-name="P123">port request number:480</text:p>
      <text:p text:style-name="P123">flow request number:192</text:p>
      <text:p text:style-name="P123">flow mode number:496</text:p>
      <text:p text:style-name="P123">port size:608741</text:p>
      <text:p text:style-name="P123">flow size:389877</text:p>
      <text:p text:style-name="P123">port request size:51720</text:p>
      <text:p text:style-name="P123">flow request size:37608</text:p>
      <text:p text:style-name="P123">flow mode size:30256</text:p>
      <text:p text:style-name="P123">flow path number:34</text:p>
      <text:p text:style-name="P52">port number + port request number = <text:span text:style-name="T52">960</text:span></text:p>
      <text:p text:style-name="P52">flow number + flow request number = <text:span text:style-name="T52">384</text:span></text:p>
      <text:p text:style-name="P52">flow mode number = <text:span text:style-name="T52">496</text:span></text:p>
      <text:p text:style-name="P52">flow path number = <text:span text:style-name="T52">34</text:span></text:p>
      <text:p text:style-name="P52">port size + port request size = <text:span text:style-name="T52">660461</text:span></text:p>
      <text:p text:style-name="P52">flow size + flow request size = <text:span text:style-name="T52">427485</text:span></text:p>
      <text:p text:style-name="P52">flow mode size = <text:span text:style-name="T52">30256</text:span></text:p>
      <text:p text:style-name="P52">all number = <text:span text:style-name="T52">1840</text:span></text:p>
      <text:p text:style-name="P52">all size = <text:span text:style-name="T52">1118202</text:span></text:p>
      <text:p text:style-name="P123">（5）第五次实验</text:p>
      <text:p text:style-name="P123">port number:520</text:p>
      <text:p text:style-name="P123">flow number:208</text:p>
      <text:p text:style-name="P123">port request number:520</text:p>
      <text:p text:style-name="P123">flow request number:208</text:p>
      <text:p text:style-name="P123">flow mode number:688</text:p>
      <text:p text:style-name="P123">port size:662517</text:p>
      <text:p text:style-name="P123">flow size:483989</text:p>
      <text:p text:style-name="P123">port request size:56134</text:p>
      <text:p text:style-name="P123">flow request size:40742</text:p>
      <text:p text:style-name="P123">flow mode size:41968</text:p>
      <text:p text:style-name="P123">flow path number:24</text:p>
      <text:p text:style-name="P52">port number + port request number = <text:span text:style-name="T52">1040</text:span></text:p>
      <text:p text:style-name="P52">flow number + flow request number = <text:span text:style-name="T52">516</text:span></text:p>
      <text:p text:style-name="P52">flow mode number = <text:span text:style-name="T52">688</text:span></text:p>
      <text:p text:style-name="P52">flow path number = <text:span text:style-name="T52">24</text:span></text:p>
      <text:p text:style-name="P52">port size + port request size = <text:span text:style-name="T52">718651</text:span></text:p>
      <text:p text:style-name="P52">flow size + flow request size = <text:span text:style-name="T52">524731</text:span></text:p>
      <text:p text:style-name="P52"><text:soft-page-break/>flow mode size = <text:span text:style-name="T52">41968</text:span></text:p>
      <text:p text:style-name="P52">all number = <text:span text:style-name="T52">2244</text:span></text:p>
      <text:p text:style-name="P52">all size = <text:span text:style-name="T52">1285350</text:span></text:p>
      <text:p text:style-name="P7"/>
      <text:p text:style-name="P7">三<text:span text:style-name="T6">、stride1</text:span></text:p>
      <text:p text:style-name="P78">1、hedera</text:p>
      <text:p text:style-name="P78">（1）第一次实验</text:p>
      <text:p text:style-name="P78">port number:880</text:p>
      <text:p text:style-name="P78">flow number:352</text:p>
      <text:p text:style-name="P78">port request number:880</text:p>
      <text:p text:style-name="P78">flow request number:352</text:p>
      <text:p text:style-name="P78">flow mode number:276</text:p>
      <text:p text:style-name="P78">port size:1111836</text:p>
      <text:p text:style-name="P78">flow size:594954</text:p>
      <text:p text:style-name="P78">port request size:94996</text:p>
      <text:p text:style-name="P78">flow request size:68948</text:p>
      <text:p text:style-name="P78">flow mode size:16836</text:p>
      <text:p text:style-name="P78">flow path number:184</text:p>
      <text:p text:style-name="P7">port number + port request number = 1760</text:p>
      <text:p text:style-name="P7">flow number + flow request number = 704</text:p>
      <text:p text:style-name="P7">flow mode number = <text:span text:style-name="T6">276</text:span></text:p>
      <text:p text:style-name="P7">flow path number = <text:span text:style-name="T6">184</text:span></text:p>
      <text:p text:style-name="P7">port size + port request size = <text:span text:style-name="T6">1206832</text:span></text:p>
      <text:p text:style-name="P7">flow size + flow request size = <text:span text:style-name="T6">663902</text:span></text:p>
      <text:p text:style-name="P7">flow mode size = <text:span text:style-name="T6">16836</text:span></text:p>
      <text:p text:style-name="P7">all number = <text:span text:style-name="T6">2740</text:span></text:p>
      <text:p text:style-name="P7">all size = <text:span text:style-name="T6">1887570</text:span></text:p>
      <text:p text:style-name="P78">（2）第二次实验</text:p>
      <text:p text:style-name="P78">port number:880</text:p>
      <text:p text:style-name="P78">flow number:352</text:p>
      <text:p text:style-name="P78">port request number:880</text:p>
      <text:p text:style-name="P78">flow request number:352</text:p>
      <text:p text:style-name="P78">flow mode number:256</text:p>
      <text:p text:style-name="P78">port size:1106609</text:p>
      <text:p text:style-name="P78">flow size:576084</text:p>
      <text:p text:style-name="P78">port request size:94952</text:p>
      <text:p text:style-name="P78">flow request size:68948</text:p>
      <text:p text:style-name="P78">flow mode size:15616</text:p>
      <text:p text:style-name="P78">flow path number:175</text:p>
      <text:p text:style-name="P8">port number + port request number = 1760</text:p>
      <text:p text:style-name="P8">flow number + flow request number = 704</text:p>
      <text:p text:style-name="P8">flow mode number = <text:span text:style-name="T7">256</text:span></text:p>
      <text:p text:style-name="P8">flow path number = <text:span text:style-name="T7">175</text:span></text:p>
      <text:p text:style-name="P8">port size + port request size = <text:span text:style-name="T7">1201561</text:span></text:p>
      <text:p text:style-name="P8">flow size + flow request size = <text:span text:style-name="T7">645032</text:span></text:p>
      <text:p text:style-name="P8">flow mode size = <text:span text:style-name="T7">15616</text:span></text:p>
      <text:p text:style-name="P8">all number = <text:span text:style-name="T7">2720</text:span></text:p>
      <text:p text:style-name="P8">all size = <text:span text:style-name="T7">1862209</text:span></text:p>
      <text:p text:style-name="P79">（3）第三次实验</text:p>
      <text:p text:style-name="P79">port number:880</text:p>
      <text:p text:style-name="P79">flow number:352</text:p>
      <text:p text:style-name="P79">port request number:880</text:p>
      <text:p text:style-name="P79"><text:soft-page-break/>flow request number:352</text:p>
      <text:p text:style-name="P79">flow mode number:280</text:p>
      <text:p text:style-name="P79">port size:1105458</text:p>
      <text:p text:style-name="P79">flow size:580048</text:p>
      <text:p text:style-name="P79">port request size:94908</text:p>
      <text:p text:style-name="P79">flow request size:68904</text:p>
      <text:p text:style-name="P79">flow mode size:17080</text:p>
      <text:p text:style-name="P79">flow path number:176</text:p>
      <text:p text:style-name="P8">port number + port request number = 1760</text:p>
      <text:p text:style-name="P8">flow number + flow request number = 704</text:p>
      <text:p text:style-name="P8">flow mode number = <text:span text:style-name="T7">280</text:span></text:p>
      <text:p text:style-name="P8">flow path number = <text:span text:style-name="T7">176</text:span></text:p>
      <text:p text:style-name="P8">port size + port request size = <text:span text:style-name="T7">1200366</text:span></text:p>
      <text:p text:style-name="P8">flow size + flow request size = <text:span text:style-name="T7">648952</text:span></text:p>
      <text:p text:style-name="P8">flow mode size = <text:span text:style-name="T7">17080</text:span></text:p>
      <text:p text:style-name="P8">all number = <text:span text:style-name="T7">2744</text:span></text:p>
      <text:p text:style-name="P8">all size = <text:span text:style-name="T7">1866398</text:span></text:p>
      <text:p text:style-name="P79">（4）第四次实验</text:p>
      <text:p text:style-name="P79">port number:880</text:p>
      <text:p text:style-name="P79">flow number:352</text:p>
      <text:p text:style-name="P79">port request number:880</text:p>
      <text:p text:style-name="P79">flow request number:352</text:p>
      <text:p text:style-name="P79">flow mode number:274</text:p>
      <text:p text:style-name="P79">port size:1109937</text:p>
      <text:p text:style-name="P79">flow size:568655</text:p>
      <text:p text:style-name="P79">port request size:94996</text:p>
      <text:p text:style-name="P79">flow request size:68948</text:p>
      <text:p text:style-name="P79">flow mode size:16714</text:p>
      <text:p text:style-name="P79">flow path number:173</text:p>
      <text:p text:style-name="P8">port number + port request number = 1760</text:p>
      <text:p text:style-name="P8">flow number + flow request number = 704</text:p>
      <text:p text:style-name="P8">flow mode number = <text:span text:style-name="T7">274</text:span></text:p>
      <text:p text:style-name="P8">flow path number = <text:span text:style-name="T7">173</text:span></text:p>
      <text:p text:style-name="P8">port size + port request size = <text:span text:style-name="T7">1204933</text:span></text:p>
      <text:p text:style-name="P8">flow size + flow request size = <text:span text:style-name="T7">637603</text:span></text:p>
      <text:p text:style-name="P9">flow mode size = <text:span text:style-name="T8">16714</text:span></text:p>
      <text:p text:style-name="P9">all number = <text:span text:style-name="T8">2738<text:line-break/></text:span>all size = <text:span text:style-name="T8">1859250</text:span></text:p>
      <text:p text:style-name="P80">(5）第五次实验</text:p>
      <text:p text:style-name="P80">port number:880</text:p>
      <text:p text:style-name="P80">flow number:352</text:p>
      <text:p text:style-name="P80">port request number:880</text:p>
      <text:p text:style-name="P80">flow request number:352</text:p>
      <text:p text:style-name="P80">flow mode number:288</text:p>
      <text:p text:style-name="P80">port size:1109322</text:p>
      <text:p text:style-name="P80">flow size:582603</text:p>
      <text:p text:style-name="P80">port request size:95040</text:p>
      <text:p text:style-name="P80">flow request size:68992</text:p>
      <text:p text:style-name="P80">flow mode size:17568</text:p>
      <text:p text:style-name="P80">flow path number:169</text:p>
      <text:p text:style-name="P9">port number + port request number = 1760</text:p>
      <text:p text:style-name="P9">flow number + flow request number = 704</text:p>
      <text:p text:style-name="P9"><text:soft-page-break/>flow mode number = <text:span text:style-name="T8">288</text:span></text:p>
      <text:p text:style-name="P9">flow path number = <text:span text:style-name="T8">169</text:span></text:p>
      <text:p text:style-name="P9">port size + port request size = <text:span text:style-name="T8">1204362</text:span></text:p>
      <text:p text:style-name="P9">flow size + flow request size = <text:span text:style-name="T8">651595</text:span></text:p>
      <text:p text:style-name="P9">flow mode size = <text:span text:style-name="T8">17568</text:span></text:p>
      <text:p text:style-name="P9">all number = <text:span text:style-name="T8">2752</text:span></text:p>
      <text:p text:style-name="P9">all size = <text:span text:style-name="T8">1873525</text:span></text:p>
      <text:p text:style-name="P101">2、Ashman</text:p>
      <text:p text:style-name="P101">(1）第一次实验</text:p>
      <text:p text:style-name="P101">port number:880</text:p>
      <text:p text:style-name="P101">flow number:352</text:p>
      <text:p text:style-name="P101">port request number:880</text:p>
      <text:p text:style-name="P101">flow request number:352</text:p>
      <text:p text:style-name="P101">flow mode number:292</text:p>
      <text:p text:style-name="P101">port size:1108275</text:p>
      <text:p text:style-name="P101">flow size:586346</text:p>
      <text:p text:style-name="P101">port request size:94996</text:p>
      <text:p text:style-name="P101">flow request size:37972</text:p>
      <text:p text:style-name="P101">flow mode size:17812</text:p>
      <text:p text:style-name="P101">flow path number:170</text:p>
      <text:p text:style-name="P101">flow number all:880</text:p>
      <text:p text:style-name="P101">flow request number all:880</text:p>
      <text:p text:style-name="P101">flow size all:1428803</text:p>
      <text:p text:style-name="P101">flow request size all:172436</text:p>
      <text:p text:style-name="P29">port number + port request number = 1760</text:p>
      <text:p text:style-name="P29">flow number + flow request number = 704</text:p>
      <text:p text:style-name="P29">flow mode number = <text:span text:style-name="T29">292</text:span></text:p>
      <text:p text:style-name="P29">flow path number = <text:span text:style-name="T29">170</text:span></text:p>
      <text:p text:style-name="P29">port size + port request size = <text:span text:style-name="T29">1203271</text:span></text:p>
      <text:p text:style-name="P29">flow size + flow request size = <text:span text:style-name="T29">624318</text:span></text:p>
      <text:p text:style-name="P29">flow mode size = <text:span text:style-name="T29">17812</text:span></text:p>
      <text:p text:style-name="P29">all number = <text:span text:style-name="T29">2756</text:span></text:p>
      <text:p text:style-name="P30">all size = <text:span text:style-name="T30">1845401</text:span></text:p>
      <text:p text:style-name="P102">（2）第二次实验</text:p>
      <text:p text:style-name="P102">port number:880</text:p>
      <text:p text:style-name="P102">flow number:352</text:p>
      <text:p text:style-name="P102">port request number:880</text:p>
      <text:p text:style-name="P102">flow request number:352</text:p>
      <text:p text:style-name="P102">flow mode number:326</text:p>
      <text:p text:style-name="P102">port size:1102996</text:p>
      <text:p text:style-name="P102">flow size:580179</text:p>
      <text:p text:style-name="P102">port request size:95040</text:p>
      <text:p text:style-name="P102">flow request size:38016</text:p>
      <text:p text:style-name="P102">flow mode size:19886</text:p>
      <text:p text:style-name="P102">flow path number:180</text:p>
      <text:p text:style-name="P102">flow number all:880</text:p>
      <text:p text:style-name="P102">flow request number all:880</text:p>
      <text:p text:style-name="P102">flow size all:1384654</text:p>
      <text:p text:style-name="P102">flow request size all:172480</text:p>
      <text:p text:style-name="P30">port number + port request number = 1760</text:p>
      <text:p text:style-name="P30">flow number + flow request number = 704</text:p>
      <text:p text:style-name="P30">flow mode number = <text:span text:style-name="T30">326</text:span></text:p>
      <text:p text:style-name="P30"><text:soft-page-break/>flow path number = <text:span text:style-name="T30">180</text:span></text:p>
      <text:p text:style-name="P30">port size + port request size = <text:span text:style-name="T30">1198036</text:span></text:p>
      <text:p text:style-name="P30">flow size + flow request size = <text:span text:style-name="T30">618195</text:span></text:p>
      <text:p text:style-name="P30">flow mode size = <text:span text:style-name="T30">19886</text:span></text:p>
      <text:p text:style-name="P30">all number = <text:span text:style-name="T30">2790</text:span></text:p>
      <text:p text:style-name="P30">all size = <text:span text:style-name="T30">1836117</text:span></text:p>
      <text:p text:style-name="P102">（3）第三次实验</text:p>
      <text:p text:style-name="P102">port number:880</text:p>
      <text:p text:style-name="P102">flow number:352</text:p>
      <text:p text:style-name="P102">port request number:880</text:p>
      <text:p text:style-name="P102">flow request number:352</text:p>
      <text:p text:style-name="P102">flow mode number:272</text:p>
      <text:p text:style-name="P102">port size:1102303</text:p>
      <text:p text:style-name="P102">flow size:583325</text:p>
      <text:p text:style-name="P102">port request size:94952</text:p>
      <text:p text:style-name="P102">flow request size:37928</text:p>
      <text:p text:style-name="P102">flow mode size:16592</text:p>
      <text:p text:style-name="P102">flow path number:178</text:p>
      <text:p text:style-name="P102">flow number all:880</text:p>
      <text:p text:style-name="P102">flow request number all:880</text:p>
      <text:p text:style-name="P102">flow size all:1414204</text:p>
      <text:p text:style-name="P102">flow request size all:172392</text:p>
      <text:p text:style-name="P30">port number + port request number = 1760</text:p>
      <text:p text:style-name="P30">flow number + flow request number = 704</text:p>
      <text:p text:style-name="P30">flow mode number = <text:span text:style-name="T30">272</text:span></text:p>
      <text:p text:style-name="P30">flow path number = <text:span text:style-name="T30">178</text:span></text:p>
      <text:p text:style-name="P30">port size + port request size = <text:span text:style-name="T30">1197255</text:span></text:p>
      <text:p text:style-name="P30">flow size + flow request size = <text:span text:style-name="T30">621253</text:span></text:p>
      <text:p text:style-name="P30">flow mode size = <text:span text:style-name="T30">16592</text:span></text:p>
      <text:p text:style-name="P30">all number = <text:span text:style-name="T30">2736</text:span></text:p>
      <text:p text:style-name="P30">all size = <text:span text:style-name="T30">1835100</text:span></text:p>
      <text:p text:style-name="P102">（4）第四次实验</text:p>
      <text:p text:style-name="P102">port number:880</text:p>
      <text:p text:style-name="P102">flow number:352</text:p>
      <text:p text:style-name="P102">port request number:880</text:p>
      <text:p text:style-name="P102">flow request number:352</text:p>
      <text:p text:style-name="P102">flow mode number:272</text:p>
      <text:p text:style-name="P102">port size:1109622</text:p>
      <text:p text:style-name="P102">flow size:570331</text:p>
      <text:p text:style-name="P102">port request size:95040</text:p>
      <text:p text:style-name="P102">flow request size:38016</text:p>
      <text:p text:style-name="P102">flow mode size:16592</text:p>
      <text:p text:style-name="P102">flow path number:166</text:p>
      <text:p text:style-name="P102">flow number all:880</text:p>
      <text:p text:style-name="P102">flow request number all:880</text:p>
      <text:p text:style-name="P102">flow size all:1371937</text:p>
      <text:p text:style-name="P102">flow request size all:172480</text:p>
      <text:p text:style-name="P31">port number + port request number = 1760</text:p>
      <text:p text:style-name="P31">flow number + flow request number = 704</text:p>
      <text:p text:style-name="P31">flow mode number = <text:span text:style-name="T31">272</text:span></text:p>
      <text:p text:style-name="P31">flow path number = <text:span text:style-name="T31">166</text:span></text:p>
      <text:p text:style-name="P31">port size + port request size = <text:span text:style-name="T31">1204662</text:span></text:p>
      <text:p text:style-name="P31"><text:soft-page-break/>flow size + flow request size = <text:span text:style-name="T31">608347</text:span></text:p>
      <text:p text:style-name="P31">flow mode size = <text:span text:style-name="T31">16592</text:span></text:p>
      <text:p text:style-name="P31">all number = <text:span text:style-name="T31">2736</text:span></text:p>
      <text:p text:style-name="P31">all size = <text:span text:style-name="T31">1829601</text:span></text:p>
      <text:p text:style-name="P103">（5）第五次实验</text:p>
      <text:p text:style-name="P103">port number:880</text:p>
      <text:p text:style-name="P103">flow number:352</text:p>
      <text:p text:style-name="P103">port request number:880</text:p>
      <text:p text:style-name="P103">flow request number:352</text:p>
      <text:p text:style-name="P103">flow mode number:272</text:p>
      <text:p text:style-name="P103">port size:1109123</text:p>
      <text:p text:style-name="P103">flow size:580115</text:p>
      <text:p text:style-name="P103">port request size:94908</text:p>
      <text:p text:style-name="P103">flow request size:38016</text:p>
      <text:p text:style-name="P103">flow mode size:16592</text:p>
      <text:p text:style-name="P103">flow path number:172</text:p>
      <text:p text:style-name="P103">flow number all:880</text:p>
      <text:p text:style-name="P103">flow request number all:880</text:p>
      <text:p text:style-name="P103">flow size all:1408332</text:p>
      <text:p text:style-name="P103">flow request size all:172348</text:p>
      <text:p text:style-name="P31">port number + port request number = 1760</text:p>
      <text:p text:style-name="P31">flow number + flow request number = 704</text:p>
      <text:p text:style-name="P31">flow mode number = <text:span text:style-name="T31">272</text:span></text:p>
      <text:p text:style-name="P31">flow path number = <text:span text:style-name="T31">172</text:span></text:p>
      <text:p text:style-name="P31">port size + port request size = <text:span text:style-name="T31">1204031</text:span></text:p>
      <text:p text:style-name="P31">flow size + flow request size = <text:span text:style-name="T31">618131</text:span></text:p>
      <text:p text:style-name="P31">flow mode size = <text:span text:style-name="T31">16592</text:span></text:p>
      <text:p text:style-name="P31">all number = <text:span text:style-name="T31">2736</text:span></text:p>
      <text:p text:style-name="P31">all size = <text:span text:style-name="T31">1838754</text:span></text:p>
      <text:p text:style-name="P123">3、DSFlows</text:p>
      <text:p text:style-name="P123">（1）第一次实验</text:p>
      <text:p text:style-name="P123">port number:480</text:p>
      <text:p text:style-name="P123">flow number:192</text:p>
      <text:p text:style-name="P123">port request number:484</text:p>
      <text:p text:style-name="P123">flow request number:194</text:p>
      <text:p text:style-name="P123">flow mode number:470</text:p>
      <text:p text:style-name="P123">port size:609709</text:p>
      <text:p text:style-name="P123">flow size:355663</text:p>
      <text:p text:style-name="P123">port request size:52247</text:p>
      <text:p text:style-name="P123">flow request size:38024</text:p>
      <text:p text:style-name="P123">flow mode size:28670</text:p>
      <text:p text:style-name="P123">flow path number:58</text:p>
      <text:p text:style-name="P53">port number + port request number = <text:span text:style-name="T53">960</text:span></text:p>
      <text:p text:style-name="P53">flow number + flow request number = <text:span text:style-name="T53">384</text:span></text:p>
      <text:p text:style-name="P53">flow mode number = <text:span text:style-name="T53">470</text:span></text:p>
      <text:p text:style-name="P53">flow path number = <text:span text:style-name="T53">58</text:span></text:p>
      <text:p text:style-name="P53">port size + port request size = <text:span text:style-name="T53">661956</text:span></text:p>
      <text:p text:style-name="P53">flow size + flow request size = <text:span text:style-name="T53">393687</text:span></text:p>
      <text:p text:style-name="P53">flow mode size = <text:span text:style-name="T53">28670</text:span></text:p>
      <text:p text:style-name="P53">all number = <text:span text:style-name="T53">1814</text:span></text:p>
      <text:p text:style-name="P53">all size = <text:span text:style-name="T53">1084313</text:span></text:p>
      <text:p text:style-name="P124">（2）第二次实验</text:p>
      <text:p text:style-name="P124"><text:soft-page-break/>port number:480</text:p>
      <text:p text:style-name="P124">flow number:192</text:p>
      <text:p text:style-name="P124">port request number:480</text:p>
      <text:p text:style-name="P124">flow request number:192</text:p>
      <text:p text:style-name="P124">flow mode number:438</text:p>
      <text:p text:style-name="P124">port size:609356</text:p>
      <text:p text:style-name="P124">flow size:350100</text:p>
      <text:p text:style-name="P124">port request size:51792</text:p>
      <text:p text:style-name="P124">flow request size:37584</text:p>
      <text:p text:style-name="P124">flow mode size:26718</text:p>
      <text:p text:style-name="P124">flow path number:69</text:p>
      <text:p text:style-name="P53">port number + port request number = <text:span text:style-name="T53">960</text:span></text:p>
      <text:p text:style-name="P53">flow number + flow request number = <text:span text:style-name="T53">384</text:span></text:p>
      <text:p text:style-name="P53">flow mode number = <text:span text:style-name="T53">438</text:span></text:p>
      <text:p text:style-name="P53">flow path number = <text:span text:style-name="T53">69</text:span></text:p>
      <text:p text:style-name="P53">port size + port request size = <text:span text:style-name="T53">661148</text:span></text:p>
      <text:p text:style-name="P53">flow size + flow request size = <text:span text:style-name="T53">387684</text:span></text:p>
      <text:p text:style-name="P53">flow mode size = <text:span text:style-name="T53">26718</text:span></text:p>
      <text:p text:style-name="P53">all number = <text:span text:style-name="T53">1782</text:span></text:p>
      <text:p text:style-name="P53">all size = <text:span text:style-name="T53">1075550</text:span></text:p>
      <text:p text:style-name="P124">（3）第三次实验</text:p>
      <text:p text:style-name="P124">port number:520</text:p>
      <text:p text:style-name="P124">flow number:208</text:p>
      <text:p text:style-name="P124">port request number:520</text:p>
      <text:p text:style-name="P124">flow request number:208</text:p>
      <text:p text:style-name="P124">flow mode number:538</text:p>
      <text:p text:style-name="P124">port size:661394</text:p>
      <text:p text:style-name="P124">flow size:408477</text:p>
      <text:p text:style-name="P124">port request size:56134</text:p>
      <text:p text:style-name="P124">flow request size:40768</text:p>
      <text:p text:style-name="P124">flow mode size:32818</text:p>
      <text:p text:style-name="P124">flow path number:116</text:p>
      <text:p text:style-name="P53">port number + port request number = <text:span text:style-name="T53">1040</text:span></text:p>
      <text:p text:style-name="P53">flow number + flow request number = <text:span text:style-name="T53">516</text:span></text:p>
      <text:p text:style-name="P54">flow mode number = <text:span text:style-name="T54">538</text:span></text:p>
      <text:p text:style-name="P54">flow path number = <text:span text:style-name="T54">116</text:span></text:p>
      <text:p text:style-name="P54">port size + port request size = <text:span text:style-name="T54">717528</text:span></text:p>
      <text:p text:style-name="P54">flow size + flow request size = <text:span text:style-name="T54">449245</text:span></text:p>
      <text:p text:style-name="P54">flow mode size = <text:span text:style-name="T54">32818</text:span></text:p>
      <text:p text:style-name="P54">all number = <text:span text:style-name="T54">2094</text:span></text:p>
      <text:p text:style-name="P54">all size = <text:span text:style-name="T54">1199591</text:span></text:p>
      <text:p text:style-name="P125">（4）第四次实验</text:p>
      <text:p text:style-name="P125">port number:500</text:p>
      <text:p text:style-name="P125">flow number:200</text:p>
      <text:p text:style-name="P125">port request number:500</text:p>
      <text:p text:style-name="P125">flow request number:200</text:p>
      <text:p text:style-name="P125">flow mode number:638</text:p>
      <text:p text:style-name="P125">port size:636421</text:p>
      <text:p text:style-name="P125">flow size:369456</text:p>
      <text:p text:style-name="P125">port request size:53975</text:p>
      <text:p text:style-name="P125">flow request size:39175</text:p>
      <text:p text:style-name="P125">flow mode size:38918</text:p>
      <text:p text:style-name="P125"><text:soft-page-break/>flow path number:92</text:p>
      <text:p text:style-name="P54">port number + port request number = <text:span text:style-name="T54">1000</text:span></text:p>
      <text:p text:style-name="P54">flow number + flow request number = <text:span text:style-name="T54">400</text:span></text:p>
      <text:p text:style-name="P54">flow mode number = <text:span text:style-name="T54">638</text:span></text:p>
      <text:p text:style-name="P54">flow path number = <text:span text:style-name="T54">92</text:span></text:p>
      <text:p text:style-name="P54">port size + port request size = <text:span text:style-name="T54">690396</text:span></text:p>
      <text:p text:style-name="P54">flow size + flow request size = <text:span text:style-name="T54">408631</text:span></text:p>
      <text:p text:style-name="P54">flow mode size = <text:span text:style-name="T54">38918</text:span></text:p>
      <text:p text:style-name="P54">all number = <text:span text:style-name="T54">2038</text:span></text:p>
      <text:p text:style-name="P54">all size = <text:span text:style-name="T54">1137945</text:span></text:p>
      <text:p text:style-name="P125">（5）第五次实验</text:p>
      <text:p text:style-name="P125">port number:520</text:p>
      <text:p text:style-name="P125">flow number:208</text:p>
      <text:p text:style-name="P125">port request number:520</text:p>
      <text:p text:style-name="P125">flow request number:208</text:p>
      <text:p text:style-name="P125">flow mode number:594</text:p>
      <text:p text:style-name="P125">port size:662260</text:p>
      <text:p text:style-name="P125">flow size:394459</text:p>
      <text:p text:style-name="P125">port request size:56160</text:p>
      <text:p text:style-name="P125">flow request size:40768</text:p>
      <text:p text:style-name="P125">flow mode size:36234</text:p>
      <text:p text:style-name="P125">flow path number:124</text:p>
      <text:p text:style-name="P54">port number + port request number = <text:span text:style-name="T54">1040</text:span></text:p>
      <text:p text:style-name="P54">flow number + flow request number = <text:span text:style-name="T54">516</text:span></text:p>
      <text:p text:style-name="P54">flow mode number = <text:span text:style-name="T54">594</text:span></text:p>
      <text:p text:style-name="P54">flow path number = <text:span text:style-name="T54">124</text:span></text:p>
      <text:p text:style-name="P54">port size + port request size = <text:span text:style-name="T54">718420</text:span></text:p>
      <text:p text:style-name="P54">flow size + flow request size = <text:span text:style-name="T54">435227</text:span></text:p>
      <text:p text:style-name="P54">flow mode size = <text:span text:style-name="T54">36234</text:span></text:p>
      <text:p text:style-name="P54">all number = <text:span text:style-name="T54">2150</text:span></text:p>
      <text:p text:style-name="P54">all size = <text:span text:style-name="T54">1189881</text:span></text:p>
      <text:p text:style-name="P30"/>
      <text:p text:style-name="P9">四<text:span text:style-name="T9">、stride2</text:span></text:p>
      <text:p text:style-name="P81">1、hedera</text:p>
      <text:p text:style-name="P81">（1）第一次实验</text:p>
      <text:p text:style-name="P81">port number:860</text:p>
      <text:p text:style-name="P81">flow number:344</text:p>
      <text:p text:style-name="P81">port request number:861</text:p>
      <text:p text:style-name="P81">flow request number:345</text:p>
      <text:p text:style-name="P81">flow mode number:594</text:p>
      <text:p text:style-name="P81">port size:1095751</text:p>
      <text:p text:style-name="P81">flow size:678199</text:p>
      <text:p text:style-name="P81">port request size:92902</text:p>
      <text:p text:style-name="P81">flow request size:67620</text:p>
      <text:p text:style-name="P81">flow mode size:36234</text:p>
      <text:p text:style-name="P81">flow path number:170</text:p>
      <text:p text:style-name="P10">port number + port request number = <text:span text:style-name="T10">1720</text:span></text:p>
      <text:p text:style-name="P10">flow number + flow request number = <text:span text:style-name="T10">688</text:span></text:p>
      <text:p text:style-name="P10">flow mode number = <text:span text:style-name="T10">594</text:span></text:p>
      <text:p text:style-name="P10">flow path number = <text:span text:style-name="T10">170</text:span></text:p>
      <text:p text:style-name="P10">port size + port request size = <text:span text:style-name="T10">1188653</text:span></text:p>
      <text:p text:style-name="P10">flow size + flow request size = <text:span text:style-name="T10">745819</text:span></text:p>
      <text:p text:style-name="P10"><text:soft-page-break/>flow mode size = <text:span text:style-name="T10">36234</text:span></text:p>
      <text:p text:style-name="P10">all number = <text:span text:style-name="T10">3002</text:span></text:p>
      <text:p text:style-name="P10">all size = <text:span text:style-name="T10">1970706</text:span></text:p>
      <text:p text:style-name="P82">（2）第二次实验</text:p>
      <text:p text:style-name="P82">port number:880</text:p>
      <text:p text:style-name="P82">flow number:352</text:p>
      <text:p text:style-name="P82">port request number:880</text:p>
      <text:p text:style-name="P82">flow request number:352</text:p>
      <text:p text:style-name="P82">flow mode number:556</text:p>
      <text:p text:style-name="P82">port size:1122936</text:p>
      <text:p text:style-name="P82">flow size:684132</text:p>
      <text:p text:style-name="P82">port request size:95040</text:p>
      <text:p text:style-name="P82">flow request size:68992</text:p>
      <text:p text:style-name="P82">flow mode size:33916</text:p>
      <text:p text:style-name="P82">flow path number:180</text:p>
      <text:p text:style-name="P10">port number + port request number = <text:span text:style-name="T10">1760</text:span></text:p>
      <text:p text:style-name="P10">flow number + flow request number = <text:span text:style-name="T10">704</text:span></text:p>
      <text:p text:style-name="P10">flow mode number = <text:span text:style-name="T10">556</text:span></text:p>
      <text:p text:style-name="P10">flow path number = <text:span text:style-name="T10">180</text:span></text:p>
      <text:p text:style-name="P10">port size + port request size = <text:span text:style-name="T10">1217976</text:span></text:p>
      <text:p text:style-name="P10">flow size + flow request size = <text:span text:style-name="T10">753124</text:span></text:p>
      <text:p text:style-name="P10">flow mode size = <text:span text:style-name="T10">33916</text:span></text:p>
      <text:p text:style-name="P10">all number = <text:span text:style-name="T10">3020</text:span></text:p>
      <text:p text:style-name="P10">all size = <text:span text:style-name="T10">2005016</text:span></text:p>
      <text:p text:style-name="P82">（3）第三次实验</text:p>
      <text:p text:style-name="P82">port number:880</text:p>
      <text:p text:style-name="P82">flow number:352</text:p>
      <text:p text:style-name="P82">port request number:880</text:p>
      <text:p text:style-name="P82">flow request number:352</text:p>
      <text:p text:style-name="P82">flow mode number:460</text:p>
      <text:p text:style-name="P82">port size:1119916</text:p>
      <text:p text:style-name="P82">flow size:683559</text:p>
      <text:p text:style-name="P82">port request size:94996</text:p>
      <text:p text:style-name="P82">flow request size:68992</text:p>
      <text:p text:style-name="P82">flow mode size:28060</text:p>
      <text:p text:style-name="P82">flow path number:166</text:p>
      <text:p text:style-name="P10">port number + port request number = <text:span text:style-name="T10">1760</text:span></text:p>
      <text:p text:style-name="P10">flow number + flow request number = <text:span text:style-name="T10">704</text:span></text:p>
      <text:p text:style-name="P10">flow mode number = <text:span text:style-name="T10">460</text:span></text:p>
      <text:p text:style-name="P10">flow path number = <text:span text:style-name="T10">166</text:span></text:p>
      <text:p text:style-name="P10">port size + port request size = <text:span text:style-name="T10">1214912</text:span></text:p>
      <text:p text:style-name="P10">flow size + flow request size = <text:span text:style-name="T10">752551</text:span></text:p>
      <text:p text:style-name="P10">flow mode size = <text:span text:style-name="T10">28060</text:span></text:p>
      <text:p text:style-name="P10">all number = <text:span text:style-name="T10">2924</text:span></text:p>
      <text:p text:style-name="P10">all size = <text:span text:style-name="T10">1995523</text:span></text:p>
      <text:p text:style-name="P82">（4）第四次实验</text:p>
      <text:p text:style-name="P83">port number:880</text:p>
      <text:p text:style-name="P83">flow number:352</text:p>
      <text:p text:style-name="P83">port request number:880</text:p>
      <text:p text:style-name="P83">flow request number:352</text:p>
      <text:p text:style-name="P83">flow mode number:650</text:p>
      <text:p text:style-name="P83">port size:1119341</text:p>
      <text:p text:style-name="P83"><text:soft-page-break/>flow size:695039</text:p>
      <text:p text:style-name="P83">port request size:95040</text:p>
      <text:p text:style-name="P83">flow request size:68992</text:p>
      <text:p text:style-name="P83">flow mode size:39650</text:p>
      <text:p text:style-name="P83">flow path number:178</text:p>
      <text:p text:style-name="P11">port number + port request number = <text:span text:style-name="T10">1760</text:span></text:p>
      <text:p text:style-name="P11">flow number + flow request number = <text:span text:style-name="T10">704</text:span></text:p>
      <text:p text:style-name="P11">flow mode number = <text:span text:style-name="T11">650</text:span></text:p>
      <text:p text:style-name="P11">flow path number = <text:span text:style-name="T11">178</text:span></text:p>
      <text:p text:style-name="P11">port size + port request size = <text:span text:style-name="T11">1214381</text:span></text:p>
      <text:p text:style-name="P11">flow size + flow request size = <text:span text:style-name="T11">764031</text:span></text:p>
      <text:p text:style-name="P11">flow mode size = <text:span text:style-name="T11">39650</text:span></text:p>
      <text:p text:style-name="P11">all number = <text:span text:style-name="T11">3114</text:span></text:p>
      <text:p text:style-name="P11">all size = <text:span text:style-name="T11">2018062</text:span></text:p>
      <text:p text:style-name="P83">（5）第五次实验</text:p>
      <text:p text:style-name="P83">port number:880</text:p>
      <text:p text:style-name="P83">flow number:352</text:p>
      <text:p text:style-name="P83">port request number:880</text:p>
      <text:p text:style-name="P83">flow request number:352</text:p>
      <text:p text:style-name="P83">flow mode number:508</text:p>
      <text:p text:style-name="P83">port size:1113848</text:p>
      <text:p text:style-name="P83">flow size:677942</text:p>
      <text:p text:style-name="P83">port request size:94952</text:p>
      <text:p text:style-name="P83">flow request size:68948</text:p>
      <text:p text:style-name="P83">flow mode size:30988</text:p>
      <text:p text:style-name="P83">flow path number:168</text:p>
      <text:p text:style-name="P11">port number + port request number = <text:span text:style-name="T10">1760</text:span></text:p>
      <text:p text:style-name="P11">flow number + flow request number = <text:span text:style-name="T10">704</text:span></text:p>
      <text:p text:style-name="P11">flow mode number = <text:span text:style-name="T11">508</text:span></text:p>
      <text:p text:style-name="P11">flow path number = <text:span text:style-name="T11">168</text:span></text:p>
      <text:p text:style-name="P11">port size + port request size = <text:span text:style-name="T11">1208800</text:span></text:p>
      <text:p text:style-name="P11">flow size + flow request size = <text:span text:style-name="T11">746890</text:span></text:p>
      <text:p text:style-name="P11">flow mode size = <text:span text:style-name="T11">30988</text:span></text:p>
      <text:p text:style-name="P11">all number = <text:span text:style-name="T11">2972</text:span></text:p>
      <text:p text:style-name="P11">all size = <text:span text:style-name="T11">1986678</text:span></text:p>
      <text:p text:style-name="P103">2、Ashman</text:p>
      <text:p text:style-name="P103">（1）第一次实验</text:p>
      <text:p text:style-name="P103">port number:880</text:p>
      <text:p text:style-name="P103">flow number:352</text:p>
      <text:p text:style-name="P103">port request number:880</text:p>
      <text:p text:style-name="P103">flow request number:352</text:p>
      <text:p text:style-name="P103">flow mode number:504</text:p>
      <text:p text:style-name="P103">port size:1106752</text:p>
      <text:p text:style-name="P103">flow size:682624</text:p>
      <text:p text:style-name="P103">port request size:94996</text:p>
      <text:p text:style-name="P103">flow request size:38016</text:p>
      <text:p text:style-name="P103">flow mode size:30744</text:p>
      <text:p text:style-name="P103">flow path number:178</text:p>
      <text:p text:style-name="P103">flow number all:880</text:p>
      <text:p text:style-name="P103">flow request number all:880</text:p>
      <text:p text:style-name="P103">flow size all:1666073</text:p>
      <text:p text:style-name="P103">flow request size all:172436</text:p>
      <text:p text:style-name="P31"><text:soft-page-break/>port number + port request number = <text:span text:style-name="T10">1760</text:span></text:p>
      <text:p text:style-name="P31">flow number + flow request number = <text:span text:style-name="T10">704</text:span></text:p>
      <text:p text:style-name="P32">flow mode number = <text:span text:style-name="T32">504</text:span></text:p>
      <text:p text:style-name="P32">flow path number = <text:span text:style-name="T32">178</text:span></text:p>
      <text:p text:style-name="P32">port size + port request size = <text:span text:style-name="T32">1201748</text:span></text:p>
      <text:p text:style-name="P32">flow size + flow request size = <text:span text:style-name="T32">720640</text:span></text:p>
      <text:p text:style-name="P32">flow mode size = <text:span text:style-name="T32">30744</text:span></text:p>
      <text:p text:style-name="P32">all number = <text:span text:style-name="T32">2968</text:span></text:p>
      <text:p text:style-name="P32">all size = <text:span text:style-name="T32">1953132</text:span></text:p>
      <text:p text:style-name="P104">(2）第二次实验</text:p>
      <text:p text:style-name="P104">port number:880</text:p>
      <text:p text:style-name="P104">flow number:352</text:p>
      <text:p text:style-name="P104">port request number:880</text:p>
      <text:p text:style-name="P104">flow request number:352</text:p>
      <text:p text:style-name="P104">flow mode number:518</text:p>
      <text:p text:style-name="P104">port size:1111064</text:p>
      <text:p text:style-name="P104">flow size:672260</text:p>
      <text:p text:style-name="P104">port request size:94996</text:p>
      <text:p text:style-name="P104">flow request size:37972</text:p>
      <text:p text:style-name="P104">flow mode size:31598</text:p>
      <text:p text:style-name="P104">flow path number:155</text:p>
      <text:p text:style-name="P104">flow number all:880</text:p>
      <text:p text:style-name="P104">flow request number all:880</text:p>
      <text:p text:style-name="P104">flow size all:1663417</text:p>
      <text:p text:style-name="P104">flow request size all:172436</text:p>
      <text:p text:style-name="P32">port number + port request number = <text:span text:style-name="T10">1760</text:span></text:p>
      <text:p text:style-name="P32">flow number + flow request number = <text:span text:style-name="T10">704</text:span></text:p>
      <text:p text:style-name="P32">flow mode number = <text:span text:style-name="T32">518</text:span></text:p>
      <text:p text:style-name="P32">flow path number = <text:span text:style-name="T32">155</text:span></text:p>
      <text:p text:style-name="P32">port size + port request size = <text:span text:style-name="T32">1206060</text:span></text:p>
      <text:p text:style-name="P32">flow size + flow request size = <text:span text:style-name="T32">710232</text:span></text:p>
      <text:p text:style-name="P32">flow mode size = <text:span text:style-name="T32">31598</text:span></text:p>
      <text:p text:style-name="P32">all number = <text:span text:style-name="T32">2982</text:span></text:p>
      <text:p text:style-name="P32">all size = <text:span text:style-name="T32">1947890</text:span></text:p>
      <text:p text:style-name="P104">(3）第三次实验</text:p>
      <text:p text:style-name="P104">port number:880</text:p>
      <text:p text:style-name="P104">flow number:352</text:p>
      <text:p text:style-name="P104">port request number:880</text:p>
      <text:p text:style-name="P104">flow request number:352</text:p>
      <text:p text:style-name="P104">flow mode number:476</text:p>
      <text:p text:style-name="P104">port size:1115202</text:p>
      <text:p text:style-name="P104">flow size:689955</text:p>
      <text:p text:style-name="P104">port request size:94996</text:p>
      <text:p text:style-name="P104">flow request size:37972</text:p>
      <text:p text:style-name="P104">flow mode size:29036</text:p>
      <text:p text:style-name="P104">flow path number:166</text:p>
      <text:p text:style-name="P104">flow number all:880</text:p>
      <text:p text:style-name="P104">flow request number all:880</text:p>
      <text:p text:style-name="P104">flow size all:1706488</text:p>
      <text:p text:style-name="P104">flow request size all:172436</text:p>
      <text:p text:style-name="P32">port number + port request number = <text:span text:style-name="T10">1760</text:span></text:p>
      <text:p text:style-name="P32">flow number + flow request number = <text:span text:style-name="T10">704</text:span></text:p>
      <text:p text:style-name="P32"><text:soft-page-break/>flow mode number = <text:span text:style-name="T32">476</text:span></text:p>
      <text:p text:style-name="P32">flow path number = <text:span text:style-name="T32">166</text:span></text:p>
      <text:p text:style-name="P32">port size + port request size = <text:span text:style-name="T32">1210198</text:span></text:p>
      <text:p text:style-name="P33">flow size + flow request size = <text:span text:style-name="T33">727927</text:span></text:p>
      <text:p text:style-name="P33">flow mode size = <text:span text:style-name="T33">29036</text:span></text:p>
      <text:p text:style-name="P33">all number = <text:span text:style-name="T33">2940</text:span></text:p>
      <text:p text:style-name="P33">all size = <text:span text:style-name="T33">1967161</text:span></text:p>
      <text:p text:style-name="P105">(4）第四次实验</text:p>
      <text:p text:style-name="P105">port number:880</text:p>
      <text:p text:style-name="P105">flow number:352</text:p>
      <text:p text:style-name="P105">port request number:880</text:p>
      <text:p text:style-name="P105">flow request number:352</text:p>
      <text:p text:style-name="P105">flow mode number:420</text:p>
      <text:p text:style-name="P105">port size:1112271</text:p>
      <text:p text:style-name="P105">flow size:668767</text:p>
      <text:p text:style-name="P105">port request size:94996</text:p>
      <text:p text:style-name="P105">flow request size:38016</text:p>
      <text:p text:style-name="P105">flow mode size:25620</text:p>
      <text:p text:style-name="P105">flow path number:169</text:p>
      <text:p text:style-name="P105">flow number all:880</text:p>
      <text:p text:style-name="P105">flow request number all:880</text:p>
      <text:p text:style-name="P105">flow size all:1659178</text:p>
      <text:p text:style-name="P105">flow request size all:172436</text:p>
      <text:p text:style-name="P33">port number + port request number = <text:span text:style-name="T10">1760</text:span></text:p>
      <text:p text:style-name="P33">flow number + flow request number = <text:span text:style-name="T10">704</text:span></text:p>
      <text:p text:style-name="P33">flow mode number = <text:span text:style-name="T33">420</text:span></text:p>
      <text:p text:style-name="P33">flow path number = <text:span text:style-name="T33">169</text:span></text:p>
      <text:p text:style-name="P33">port size + port request size = <text:span text:style-name="T33">1207267</text:span></text:p>
      <text:p text:style-name="P33">flow size + flow request size = <text:span text:style-name="T33">706783</text:span></text:p>
      <text:p text:style-name="P33">flow mode size = <text:span text:style-name="T33">25620</text:span></text:p>
      <text:p text:style-name="P33">all number = <text:span text:style-name="T33">2884</text:span></text:p>
      <text:p text:style-name="P33">all size = <text:span text:style-name="T33">1939670</text:span></text:p>
      <text:p text:style-name="P105">（5）第五次实验</text:p>
      <text:p text:style-name="P105">port number:880</text:p>
      <text:p text:style-name="P105">flow number:352</text:p>
      <text:p text:style-name="P105">port request number:880</text:p>
      <text:p text:style-name="P105">flow request number:352</text:p>
      <text:p text:style-name="P105">flow mode number:490</text:p>
      <text:p text:style-name="P105">port size:1111586</text:p>
      <text:p text:style-name="P105">flow size:664679</text:p>
      <text:p text:style-name="P105">port request size:95040</text:p>
      <text:p text:style-name="P105">flow request size:38016</text:p>
      <text:p text:style-name="P105">flow mode size:29890</text:p>
      <text:p text:style-name="P105">flow path number:164</text:p>
      <text:p text:style-name="P105">flow number all:880</text:p>
      <text:p text:style-name="P105">flow request number all:880</text:p>
      <text:p text:style-name="P105">flow size all:1641765</text:p>
      <text:p text:style-name="P105">flow request size all:172480</text:p>
      <text:p text:style-name="P33">port number + port request number = <text:span text:style-name="T10">1760</text:span></text:p>
      <text:p text:style-name="P33">flow number + flow request number = <text:span text:style-name="T10">704</text:span></text:p>
      <text:p text:style-name="P33">flow mode number = <text:span text:style-name="T33">490</text:span></text:p>
      <text:p text:style-name="P33">flow path number = <text:span text:style-name="T33">164</text:span></text:p>
      <text:p text:style-name="P33"><text:soft-page-break/>port size + port request size = <text:span text:style-name="T33">1206626</text:span></text:p>
      <text:p text:style-name="P33">flow size + flow request size = <text:span text:style-name="T33">702695</text:span></text:p>
      <text:p text:style-name="P33">flow mode size = <text:span text:style-name="T33">29890</text:span></text:p>
      <text:p text:style-name="P33">all number = <text:span text:style-name="T33">2954</text:span></text:p>
      <text:p text:style-name="P33">all size = <text:span text:style-name="T33">1939211</text:span></text:p>
      <text:p text:style-name="P126">3、DSFlows</text:p>
      <text:p text:style-name="P126">（1）第一次实验</text:p>
      <text:p text:style-name="P126">port number:540</text:p>
      <text:p text:style-name="P126">flow number:216</text:p>
      <text:p text:style-name="P126">port request number:540</text:p>
      <text:p text:style-name="P126">flow request number:216</text:p>
      <text:p text:style-name="P126">flow mode number:1102</text:p>
      <text:p text:style-name="P126">port size:691091</text:p>
      <text:p text:style-name="P126">flow size:562193</text:p>
      <text:p text:style-name="P126">port request size:58266</text:p>
      <text:p text:style-name="P126">flow request size:42309</text:p>
      <text:p text:style-name="P126">flow mode size:67222</text:p>
      <text:p text:style-name="P126">flow path number:103</text:p>
      <text:p text:style-name="P55">port number + port request number = <text:span text:style-name="T55">1080</text:span></text:p>
      <text:p text:style-name="P55">flow number + flow request number = <text:span text:style-name="T55">432</text:span></text:p>
      <text:p text:style-name="P55">flow mode number = <text:span text:style-name="T55">1102</text:span></text:p>
      <text:p text:style-name="P55">flow path number = <text:span text:style-name="T55">103</text:span></text:p>
      <text:p text:style-name="P55">port size + port request size = <text:span text:style-name="T55">749357</text:span></text:p>
      <text:p text:style-name="P55">flow size + flow request size = <text:span text:style-name="T55">604502</text:span></text:p>
      <text:p text:style-name="P55">flow mode size = <text:span text:style-name="T55">67222</text:span></text:p>
      <text:p text:style-name="P55">all number = <text:span text:style-name="T55">2614</text:span></text:p>
      <text:p text:style-name="P55">all size = <text:span text:style-name="T55">1421081</text:span></text:p>
      <text:p text:style-name="P126">（2）第二次实验</text:p>
      <text:p text:style-name="P127">port number:580</text:p>
      <text:p text:style-name="P127">flow number:232</text:p>
      <text:p text:style-name="P127">port request number:580</text:p>
      <text:p text:style-name="P127">flow request number:232</text:p>
      <text:p text:style-name="P127">flow mode number:846</text:p>
      <text:p text:style-name="P127">port size:740791</text:p>
      <text:p text:style-name="P127">flow size:591482</text:p>
      <text:p text:style-name="P127">port request size:62524</text:p>
      <text:p text:style-name="P127">flow request size:45414</text:p>
      <text:p text:style-name="P127">flow mode size:51606</text:p>
      <text:p text:style-name="P127">flow path number:115</text:p>
      <text:p text:style-name="P56">port number + port request number = <text:span text:style-name="T56">1160</text:span></text:p>
      <text:p text:style-name="P56">flow number + flow request number = <text:span text:style-name="T56">464</text:span></text:p>
      <text:p text:style-name="P56">flow mode number = <text:span text:style-name="T56">846</text:span></text:p>
      <text:p text:style-name="P56">flow path number = <text:span text:style-name="T56">115</text:span></text:p>
      <text:p text:style-name="P56">port size + port request size = <text:span text:style-name="T56">803015</text:span></text:p>
      <text:p text:style-name="P56">flow size + flow request size = <text:span text:style-name="T56">636896</text:span></text:p>
      <text:p text:style-name="P56">flow mode size = <text:span text:style-name="T56">51606</text:span></text:p>
      <text:p text:style-name="P56">all number = <text:span text:style-name="T56">2470</text:span></text:p>
      <text:p text:style-name="P56">all size = <text:span text:style-name="T56">1491517</text:span></text:p>
      <text:p text:style-name="P127">（3）第三次实验</text:p>
      <text:p text:style-name="P127">port number:560</text:p>
      <text:p text:style-name="P127">flow number:224</text:p>
      <text:p text:style-name="P127">port request number:560</text:p>
      <text:p text:style-name="P127"><text:soft-page-break/>flow request number:224</text:p>
      <text:p text:style-name="P127">flow mode number:890</text:p>
      <text:p text:style-name="P127">port size:715591</text:p>
      <text:p text:style-name="P127">flow size:550666</text:p>
      <text:p text:style-name="P127">port request size:60480</text:p>
      <text:p text:style-name="P127">flow request size:43904</text:p>
      <text:p text:style-name="P127">flow mode size:54290</text:p>
      <text:p text:style-name="P127">flow path number:99</text:p>
      <text:p text:style-name="P56">port number + port request number = <text:span text:style-name="T56">1120</text:span></text:p>
      <text:p text:style-name="P56">flow number + flow request number = <text:span text:style-name="T56">448</text:span></text:p>
      <text:p text:style-name="P56">flow mode number = <text:span text:style-name="T56">890</text:span></text:p>
      <text:p text:style-name="P56">flow path number = <text:span text:style-name="T56">99</text:span></text:p>
      <text:p text:style-name="P56">port size + port request size = <text:span text:style-name="T56">776071</text:span></text:p>
      <text:p text:style-name="P56">flow size + flow request size = <text:span text:style-name="T56">594570</text:span></text:p>
      <text:p text:style-name="P56">flow mode size = <text:span text:style-name="T56">54290</text:span></text:p>
      <text:p text:style-name="P56">all number = <text:span text:style-name="T56">2458</text:span></text:p>
      <text:p text:style-name="P56">all size = <text:span text:style-name="T56">1424931</text:span></text:p>
      <text:p text:style-name="P127">（4）第四次实验</text:p>
      <text:p text:style-name="P127">port number:580</text:p>
      <text:p text:style-name="P127">flow number:232</text:p>
      <text:p text:style-name="P127">port request number:595</text:p>
      <text:p text:style-name="P127">flow request number:237</text:p>
      <text:p text:style-name="P127">flow mode number:758</text:p>
      <text:p text:style-name="P127">port size:741855</text:p>
      <text:p text:style-name="P127">flow size:551720</text:p>
      <text:p text:style-name="P127">port request size:64230</text:p>
      <text:p text:style-name="P127">flow request size:46422</text:p>
      <text:p text:style-name="P127">flow mode size:46238</text:p>
      <text:p text:style-name="P127">flow path number:136</text:p>
      <text:p text:style-name="P56">port number + port request number = <text:span text:style-name="T56">1160</text:span></text:p>
      <text:p text:style-name="P57">flow number + flow request number = <text:span text:style-name="T57">464</text:span></text:p>
      <text:p text:style-name="P57">flow mode number = <text:span text:style-name="T57">758</text:span></text:p>
      <text:p text:style-name="P57">flow path number = <text:span text:style-name="T57">136</text:span></text:p>
      <text:p text:style-name="P57">port size + port request size = <text:span text:style-name="T57">806085</text:span></text:p>
      <text:p text:style-name="P57">flow size + flow request size = <text:span text:style-name="T57">598142</text:span></text:p>
      <text:p text:style-name="P57">flow mode size = <text:span text:style-name="T57">46238</text:span></text:p>
      <text:p text:style-name="P57">all number = <text:span text:style-name="T57">2382</text:span></text:p>
      <text:p text:style-name="P57">all size = <text:span text:style-name="T57">1450465</text:span></text:p>
      <text:p text:style-name="P128">（5）第五次实验</text:p>
      <text:p text:style-name="P128">port number:620</text:p>
      <text:p text:style-name="P128">flow number:248</text:p>
      <text:p text:style-name="P128">port request number:620</text:p>
      <text:p text:style-name="P128">flow request number:248</text:p>
      <text:p text:style-name="P128">flow mode number:786</text:p>
      <text:p text:style-name="P128">port size:789438</text:p>
      <text:p text:style-name="P128">flow size:563683</text:p>
      <text:p text:style-name="P128">port request size:66898</text:p>
      <text:p text:style-name="P128">flow request size:48577</text:p>
      <text:p text:style-name="P128">flow mode size:47946</text:p>
      <text:p text:style-name="P128">flow path number:180</text:p>
      <text:p text:style-name="P57">port number + port request number = <text:span text:style-name="T57">1240</text:span></text:p>
      <text:p text:style-name="P57">flow number + flow request number = <text:span text:style-name="T57">496</text:span></text:p>
      <text:p text:style-name="P57"><text:soft-page-break/>flow mode number = <text:span text:style-name="T57">786</text:span></text:p>
      <text:p text:style-name="P57">flow path number = <text:span text:style-name="T57">180</text:span></text:p>
      <text:p text:style-name="P57">port size + port request size = <text:span text:style-name="T57">856336</text:span></text:p>
      <text:p text:style-name="P57">flow size + flow request size = <text:span text:style-name="T57">612260</text:span></text:p>
      <text:p text:style-name="P57">flow mode size = <text:span text:style-name="T57">47946</text:span></text:p>
      <text:p text:style-name="P57">all number = <text:span text:style-name="T57">2522</text:span></text:p>
      <text:p text:style-name="P57">all size = <text:span text:style-name="T57">1516542</text:span></text:p>
      <text:p text:style-name="P11"/>
      <text:p text:style-name="P11">五<text:span text:style-name="T11">、stride4</text:span></text:p>
      <text:p text:style-name="P83">1、hedera</text:p>
      <text:p text:style-name="P83">（1）第一次实验</text:p>
      <text:p text:style-name="P84">port number:880</text:p>
      <text:p text:style-name="P84">flow number:352</text:p>
      <text:p text:style-name="P84">port request number:880</text:p>
      <text:p text:style-name="P84">flow request number:352</text:p>
      <text:p text:style-name="P84">flow mode number:388</text:p>
      <text:p text:style-name="P84">port size:1116125</text:p>
      <text:p text:style-name="P84">flow size:624722</text:p>
      <text:p text:style-name="P84">port request size:95040</text:p>
      <text:p text:style-name="P84">flow request size:68992</text:p>
      <text:p text:style-name="P84">flow mode size:23668</text:p>
      <text:p text:style-name="P84">flow path number:162</text:p>
      <text:p text:style-name="P12">port number + port request number = <text:span text:style-name="T10">1760</text:span></text:p>
      <text:p text:style-name="P12">flow number + flow request number = <text:span text:style-name="T10">704</text:span></text:p>
      <text:p text:style-name="P12">flow mode number = <text:span text:style-name="T12">388</text:span></text:p>
      <text:p text:style-name="P12">flow path number = <text:span text:style-name="T12">162</text:span></text:p>
      <text:p text:style-name="P12">port size + port request size = <text:span text:style-name="T12">1211165</text:span></text:p>
      <text:p text:style-name="P12">flow size + flow request size = <text:span text:style-name="T12">693714</text:span></text:p>
      <text:p text:style-name="P12">flow mode size = <text:span text:style-name="T12">23668</text:span></text:p>
      <text:p text:style-name="P12">all number = <text:span text:style-name="T12">2852</text:span></text:p>
      <text:p text:style-name="P12">all size = <text:span text:style-name="T12">1928547</text:span></text:p>
      <text:p text:style-name="P84">（2）第二次实验</text:p>
      <text:p text:style-name="P84">port number:880</text:p>
      <text:p text:style-name="P84">flow number:352</text:p>
      <text:p text:style-name="P84">port request number:880</text:p>
      <text:p text:style-name="P84">flow request number:352</text:p>
      <text:p text:style-name="P84">flow mode number:364</text:p>
      <text:p text:style-name="P84">port size:1113641</text:p>
      <text:p text:style-name="P84">flow size:617882</text:p>
      <text:p text:style-name="P84">port request size:94996</text:p>
      <text:p text:style-name="P84">flow request size:68992</text:p>
      <text:p text:style-name="P84">flow mode size:22204</text:p>
      <text:p text:style-name="P84">flow path number:174</text:p>
      <text:p text:style-name="P12">port number + port request number = <text:span text:style-name="T10">1760</text:span></text:p>
      <text:p text:style-name="P12">flow number + flow request number = <text:span text:style-name="T10">704</text:span></text:p>
      <text:p text:style-name="P12">flow mode number = <text:span text:style-name="T12">364</text:span></text:p>
      <text:p text:style-name="P12">flow path number = <text:span text:style-name="T12">174</text:span></text:p>
      <text:p text:style-name="P12">port size + port request size = <text:span text:style-name="T12">1208637</text:span></text:p>
      <text:p text:style-name="P12">flow size + flow request size = <text:span text:style-name="T12">686874</text:span></text:p>
      <text:p text:style-name="P12">flow mode size = <text:span text:style-name="T12">22204</text:span></text:p>
      <text:p text:style-name="P12">all number = <text:span text:style-name="T12">2828</text:span></text:p>
      <text:p text:style-name="P12">all size = <text:span text:style-name="T12">1917715</text:span></text:p>
      <text:p text:style-name="P84"><text:soft-page-break/>（3）第三次实验</text:p>
      <text:p text:style-name="P84">port number:880</text:p>
      <text:p text:style-name="P84">flow number:352</text:p>
      <text:p text:style-name="P84">port request number:880</text:p>
      <text:p text:style-name="P84">flow request number:352</text:p>
      <text:p text:style-name="P84">flow mode number:428</text:p>
      <text:p text:style-name="P84">port size:1112536</text:p>
      <text:p text:style-name="P84">flow size:620250</text:p>
      <text:p text:style-name="P84">port request size:94996</text:p>
      <text:p text:style-name="P84">flow request size:68948</text:p>
      <text:p text:style-name="P84">flow mode size:26108</text:p>
      <text:p text:style-name="P84">flow path number:165</text:p>
      <text:p text:style-name="P12">port number + port request number = <text:span text:style-name="T10">1760</text:span></text:p>
      <text:p text:style-name="P12">flow number + flow request number = <text:span text:style-name="T10">704</text:span></text:p>
      <text:p text:style-name="P12">flow mode number = <text:span text:style-name="T12">428</text:span></text:p>
      <text:p text:style-name="P12">flow path number = <text:span text:style-name="T12">165</text:span></text:p>
      <text:p text:style-name="P13">port size + port request size = <text:span text:style-name="T13">1207532</text:span></text:p>
      <text:p text:style-name="P13">flow size + flow request size = <text:span text:style-name="T13">689198</text:span></text:p>
      <text:p text:style-name="P13">flow mode size = <text:span text:style-name="T13">26108</text:span></text:p>
      <text:p text:style-name="P13">all number = <text:span text:style-name="T13">2892</text:span></text:p>
      <text:p text:style-name="P13">all size = <text:span text:style-name="T13">1922838</text:span></text:p>
      <text:p text:style-name="P85">（4）第四次实验</text:p>
      <text:p text:style-name="P85">port number:880</text:p>
      <text:p text:style-name="P85">flow number:352</text:p>
      <text:p text:style-name="P85">port request number:880</text:p>
      <text:p text:style-name="P85">flow request number:352</text:p>
      <text:p text:style-name="P85">flow mode number:400</text:p>
      <text:p text:style-name="P85">port size:1117385</text:p>
      <text:p text:style-name="P85">flow size:628587</text:p>
      <text:p text:style-name="P85">port request size:95040</text:p>
      <text:p text:style-name="P85">flow request size:68992</text:p>
      <text:p text:style-name="P85">flow mode size:24400</text:p>
      <text:p text:style-name="P85">flow path number:156</text:p>
      <text:p text:style-name="P13">port number + port request number = <text:span text:style-name="T10">1760</text:span></text:p>
      <text:p text:style-name="P13">flow number + flow request number = <text:span text:style-name="T10">704</text:span></text:p>
      <text:p text:style-name="P13">flow mode number = <text:span text:style-name="T13">400</text:span></text:p>
      <text:p text:style-name="P13">flow path number = <text:span text:style-name="T13">156</text:span></text:p>
      <text:p text:style-name="P13">port size + port request size = <text:span text:style-name="T13">1212425</text:span></text:p>
      <text:p text:style-name="P13">flow size + flow request size = <text:span text:style-name="T13">697579</text:span></text:p>
      <text:p text:style-name="P13">flow mode size = <text:span text:style-name="T13">24400</text:span></text:p>
      <text:p text:style-name="P13">all number = <text:span text:style-name="T13">2864</text:span></text:p>
      <text:p text:style-name="P13">all size = <text:span text:style-name="T13">1934404</text:span></text:p>
      <text:p text:style-name="P85">（5）第五次实验</text:p>
      <text:p text:style-name="P85">port number:880</text:p>
      <text:p text:style-name="P85">flow number:352</text:p>
      <text:p text:style-name="P85">port request number:880</text:p>
      <text:p text:style-name="P85">flow request number:352</text:p>
      <text:p text:style-name="P85">flow mode number:384</text:p>
      <text:p text:style-name="P85">port size:1117345</text:p>
      <text:p text:style-name="P85">flow size:625835</text:p>
      <text:p text:style-name="P85">port request size:95040</text:p>
      <text:p text:style-name="P85">flow request size:68992</text:p>
      <text:p text:style-name="P85"><text:soft-page-break/>flow mode size:23424</text:p>
      <text:p text:style-name="P85">flow path number:166</text:p>
      <text:p text:style-name="P13">port number + port request number = <text:span text:style-name="T10">1760</text:span></text:p>
      <text:p text:style-name="P13">flow number + flow request number = <text:span text:style-name="T10">704</text:span></text:p>
      <text:p text:style-name="P13">flow mode number = <text:span text:style-name="T13">384</text:span></text:p>
      <text:p text:style-name="P13">flow path number = <text:span text:style-name="T13">166</text:span></text:p>
      <text:p text:style-name="P13">port size + port request size = <text:span text:style-name="T14">1212385</text:span></text:p>
      <text:p text:style-name="P14">flow size + flow request size = <text:span text:style-name="T14">694827</text:span></text:p>
      <text:p text:style-name="P14">flow mode size = <text:span text:style-name="T14">23424</text:span></text:p>
      <text:p text:style-name="P14">all number = <text:span text:style-name="T14">2848</text:span></text:p>
      <text:p text:style-name="P14">all size = <text:span text:style-name="T14">1930636</text:span></text:p>
      <text:p text:style-name="P106">2、Ashman</text:p>
      <text:p text:style-name="P106">（1）第一次实验</text:p>
      <text:p text:style-name="P106">port number:880</text:p>
      <text:p text:style-name="P106">flow number:352</text:p>
      <text:p text:style-name="P106">port request number:880</text:p>
      <text:p text:style-name="P106">flow request number:352</text:p>
      <text:p text:style-name="P106">flow mode number:360</text:p>
      <text:p text:style-name="P106">port size:1113146</text:p>
      <text:p text:style-name="P106">flow size:623656</text:p>
      <text:p text:style-name="P106">port request size:95040</text:p>
      <text:p text:style-name="P106">flow request size:38016</text:p>
      <text:p text:style-name="P106">flow mode size:21960</text:p>
      <text:p text:style-name="P106">flow path number:165</text:p>
      <text:p text:style-name="P106">flow number all:880</text:p>
      <text:p text:style-name="P106">flow request number all:880</text:p>
      <text:p text:style-name="P106">flow size all:1595188</text:p>
      <text:p text:style-name="P106">flow request size all:172480</text:p>
      <text:p text:style-name="P34">port number + port request number = <text:span text:style-name="T10">1760</text:span></text:p>
      <text:p text:style-name="P34">flow number + flow request number = <text:span text:style-name="T10">704</text:span></text:p>
      <text:p text:style-name="P34">flow mode number = <text:span text:style-name="T34">360</text:span></text:p>
      <text:p text:style-name="P34">flow path number = <text:span text:style-name="T34">165</text:span></text:p>
      <text:p text:style-name="P34">port size + port request size = <text:span text:style-name="T34">1208186</text:span></text:p>
      <text:p text:style-name="P34">flow size + flow request size = <text:span text:style-name="T34">661672</text:span></text:p>
      <text:p text:style-name="P34">flow mode size = <text:span text:style-name="T34">21960</text:span></text:p>
      <text:p text:style-name="P34">all number = <text:span text:style-name="T34">2824</text:span></text:p>
      <text:p text:style-name="P34">all size = <text:span text:style-name="T34">1891818</text:span></text:p>
      <text:p text:style-name="P106">（2）第二次实验</text:p>
      <text:p text:style-name="P106">port number:880</text:p>
      <text:p text:style-name="P106">flow number:352</text:p>
      <text:p text:style-name="P106">port request number:880</text:p>
      <text:p text:style-name="P106">flow request number:352</text:p>
      <text:p text:style-name="P106">flow mode number:400</text:p>
      <text:p text:style-name="P106">port size:1107035</text:p>
      <text:p text:style-name="P106">flow size:629713</text:p>
      <text:p text:style-name="P106">port request size:94996</text:p>
      <text:p text:style-name="P106">flow request size:38016</text:p>
      <text:p text:style-name="P106">flow mode size:24400</text:p>
      <text:p text:style-name="P106">flow path number:157</text:p>
      <text:p text:style-name="P106">flow number all:880</text:p>
      <text:p text:style-name="P106">flow request number all:880</text:p>
      <text:p text:style-name="P106">flow size all:1655145</text:p>
      <text:p text:style-name="P106"><text:soft-page-break/>flow request size all:172436</text:p>
      <text:p text:style-name="P34">port number + port request number = <text:span text:style-name="T10">1760</text:span></text:p>
      <text:p text:style-name="P34">flow number + flow request number = <text:span text:style-name="T10">704</text:span></text:p>
      <text:p text:style-name="P34">flow mode number = <text:span text:style-name="T34">400</text:span></text:p>
      <text:p text:style-name="P34">flow path number = <text:span text:style-name="T34">157</text:span></text:p>
      <text:p text:style-name="P34">port size + port request size = <text:span text:style-name="T34">1202031</text:span></text:p>
      <text:p text:style-name="P34">flow size + flow request size = <text:span text:style-name="T34">667729</text:span></text:p>
      <text:p text:style-name="P34">flow mode size = <text:span text:style-name="T34">24400</text:span></text:p>
      <text:p text:style-name="P34">all number = <text:span text:style-name="T34">2864</text:span></text:p>
      <text:p text:style-name="P34">all size = <text:span text:style-name="T34">1894160</text:span></text:p>
      <text:p text:style-name="P106">（3）第三次实验</text:p>
      <text:p text:style-name="P107">port number:880</text:p>
      <text:p text:style-name="P107">flow number:352</text:p>
      <text:p text:style-name="P107">port request number:880</text:p>
      <text:p text:style-name="P107">flow request number:352</text:p>
      <text:p text:style-name="P107">flow mode number:376</text:p>
      <text:p text:style-name="P107">port size:1112917</text:p>
      <text:p text:style-name="P107">flow size:618300</text:p>
      <text:p text:style-name="P107">port request size:95040</text:p>
      <text:p text:style-name="P107">flow request size:38016</text:p>
      <text:p text:style-name="P107">flow mode size:22936</text:p>
      <text:p text:style-name="P107">flow path number:159</text:p>
      <text:p text:style-name="P107">flow number all:880</text:p>
      <text:p text:style-name="P107">flow request number all:880</text:p>
      <text:p text:style-name="P107">flow size all:1591309</text:p>
      <text:p text:style-name="P107">flow request size all:172480</text:p>
      <text:p text:style-name="P35">port number + port request number = <text:span text:style-name="T10">1760</text:span></text:p>
      <text:p text:style-name="P35">flow number + flow request number = <text:span text:style-name="T10">704</text:span></text:p>
      <text:p text:style-name="P35">flow mode number = <text:span text:style-name="T35">376</text:span></text:p>
      <text:p text:style-name="P35">flow path number = <text:span text:style-name="T35">159</text:span></text:p>
      <text:p text:style-name="P35">port size + port request size = <text:span text:style-name="T35">1207957</text:span></text:p>
      <text:p text:style-name="P35">flow size + flow request size = <text:span text:style-name="T35">656316</text:span></text:p>
      <text:p text:style-name="P35">flow mode size = <text:span text:style-name="T35">22936</text:span></text:p>
      <text:p text:style-name="P35">all number = <text:span text:style-name="T35">2840</text:span></text:p>
      <text:p text:style-name="P35">all size = <text:span text:style-name="T35">1887209</text:span></text:p>
      <text:p text:style-name="P107">（4）第四次实验</text:p>
      <text:p text:style-name="P107">port number:880</text:p>
      <text:p text:style-name="P107">flow number:352</text:p>
      <text:p text:style-name="P107">port request number:880</text:p>
      <text:p text:style-name="P107">flow request number:352</text:p>
      <text:p text:style-name="P107">flow mode number:366</text:p>
      <text:p text:style-name="P107">port size:1112761</text:p>
      <text:p text:style-name="P107">flow size:621443</text:p>
      <text:p text:style-name="P107">port request size:94908</text:p>
      <text:p text:style-name="P107">flow request size:37928</text:p>
      <text:p text:style-name="P107">flow mode size:22326</text:p>
      <text:p text:style-name="P107">flow path number:162</text:p>
      <text:p text:style-name="P107">flow number all:880</text:p>
      <text:p text:style-name="P107">flow request number all:880</text:p>
      <text:p text:style-name="P107">flow size all:1569038</text:p>
      <text:p text:style-name="P107">flow request size all:172348</text:p>
      <text:p text:style-name="P35">port number + port request number = <text:span text:style-name="T10">1760</text:span></text:p>
      <text:p text:style-name="P35"><text:soft-page-break/>flow number + flow request number = <text:span text:style-name="T10">704</text:span></text:p>
      <text:p text:style-name="P35">flow mode number = <text:span text:style-name="T35">366</text:span></text:p>
      <text:p text:style-name="P35">flow path number = <text:span text:style-name="T35">162</text:span></text:p>
      <text:p text:style-name="P35">port size + port request size = <text:span text:style-name="T35">1207669</text:span></text:p>
      <text:p text:style-name="P35">flow size + flow request size = <text:span text:style-name="T35">659371</text:span></text:p>
      <text:p text:style-name="P35">flow mode size = <text:span text:style-name="T35">22326</text:span></text:p>
      <text:p text:style-name="P35">all number = <text:span text:style-name="T35">2830</text:span></text:p>
      <text:p text:style-name="P35">all size = <text:span text:style-name="T35">1889366</text:span></text:p>
      <text:p text:style-name="P107">（5）第五次实验</text:p>
      <text:p text:style-name="P107">port number:880</text:p>
      <text:p text:style-name="P107">flow number:352</text:p>
      <text:p text:style-name="P107">port request number:880</text:p>
      <text:p text:style-name="P107">flow request number:352</text:p>
      <text:p text:style-name="P107">flow mode number:378</text:p>
      <text:p text:style-name="P107">port size:1113610</text:p>
      <text:p text:style-name="P107">flow size:620869</text:p>
      <text:p text:style-name="P107">port request size:95040</text:p>
      <text:p text:style-name="P107">flow request size:38016</text:p>
      <text:p text:style-name="P107">flow mode size:23058</text:p>
      <text:p text:style-name="P107">flow path number:166</text:p>
      <text:p text:style-name="P107">flow number all:880</text:p>
      <text:p text:style-name="P107">flow request number all:880</text:p>
      <text:p text:style-name="P107">flow size all:1589536</text:p>
      <text:p text:style-name="P107">flow request size all:172480</text:p>
      <text:p text:style-name="P35">port number + port request number = <text:span text:style-name="T10">1760</text:span></text:p>
      <text:p text:style-name="P35">flow number + flow request number = <text:span text:style-name="T10">704</text:span></text:p>
      <text:p text:style-name="P35">flow mode number = <text:span text:style-name="T35">378</text:span></text:p>
      <text:p text:style-name="P35">flow path number = <text:span text:style-name="T35">166</text:span></text:p>
      <text:p text:style-name="P35">port size + port request size = <text:span text:style-name="T36">1208650</text:span></text:p>
      <text:p text:style-name="P36">flow size + flow request size = <text:span text:style-name="T36">658885</text:span></text:p>
      <text:p text:style-name="P36">flow mode size = <text:span text:style-name="T36">23058</text:span></text:p>
      <text:p text:style-name="P36">all number = <text:span text:style-name="T36">2842</text:span></text:p>
      <text:p text:style-name="P36">all size = <text:span text:style-name="T36">1890593</text:span></text:p>
      <text:p text:style-name="P128">3、DSFlows</text:p>
      <text:p text:style-name="P128">（1）第一次实验</text:p>
      <text:p text:style-name="P128">port number:600</text:p>
      <text:p text:style-name="P128">flow number:240</text:p>
      <text:p text:style-name="P128">port request number:600</text:p>
      <text:p text:style-name="P128">flow request number:240</text:p>
      <text:p text:style-name="P128">flow mode number:862</text:p>
      <text:p text:style-name="P128">port size:768100</text:p>
      <text:p text:style-name="P128">flow size:595888</text:p>
      <text:p text:style-name="P128">port request size:64710</text:p>
      <text:p text:style-name="P128">flow request size:47010</text:p>
      <text:p text:style-name="P128">flow mode size:52582</text:p>
      <text:p text:style-name="P128">flow path number:176</text:p>
      <text:p text:style-name="P57">port number + port request number = <text:span text:style-name="T57">1200</text:span></text:p>
      <text:p text:style-name="P57">flow number + flow request number = <text:span text:style-name="T57">480</text:span></text:p>
      <text:p text:style-name="P57">flow mode number = <text:span text:style-name="T57">862</text:span></text:p>
      <text:p text:style-name="P57">flow path number = <text:span text:style-name="T57">176</text:span></text:p>
      <text:p text:style-name="P57">port size + port request size = <text:span text:style-name="T57">832810</text:span></text:p>
      <text:p text:style-name="P57">flow size + flow request size = <text:span text:style-name="T57">642898</text:span></text:p>
      <text:p text:style-name="P57"><text:soft-page-break/>flow mode size = <text:span text:style-name="T57">52582</text:span></text:p>
      <text:p text:style-name="P57">all number = <text:span text:style-name="T57">2542</text:span></text:p>
      <text:p text:style-name="P57">all size = <text:span text:style-name="T57">1528290</text:span></text:p>
      <text:p text:style-name="P128">（2）第二次实验</text:p>
      <text:p text:style-name="P129">port number:580</text:p>
      <text:p text:style-name="P129">flow number:232</text:p>
      <text:p text:style-name="P129">port request number:598</text:p>
      <text:p text:style-name="P129">flow request number:238</text:p>
      <text:p text:style-name="P129">flow mode number:890</text:p>
      <text:p text:style-name="P129">port size:741371</text:p>
      <text:p text:style-name="P129">flow size:596679</text:p>
      <text:p text:style-name="P129">port request size:64494</text:p>
      <text:p text:style-name="P129">flow request size:46648</text:p>
      <text:p text:style-name="P129">flow mode size:54290</text:p>
      <text:p text:style-name="P129">flow path number:158</text:p>
      <text:p text:style-name="P58">port number + port request number = <text:span text:style-name="T58">1160</text:span></text:p>
      <text:p text:style-name="P58">flow number + flow request number = <text:span text:style-name="T58">464</text:span></text:p>
      <text:p text:style-name="P58">flow mode number = <text:span text:style-name="T58">890</text:span></text:p>
      <text:p text:style-name="P58">flow path number = <text:span text:style-name="T58">158</text:span></text:p>
      <text:p text:style-name="P58">port size + port request size = <text:span text:style-name="T58">805865</text:span></text:p>
      <text:p text:style-name="P58">flow size + flow request size = <text:span text:style-name="T58">643327</text:span></text:p>
      <text:p text:style-name="P58">flow mode size = <text:span text:style-name="T58">54290</text:span></text:p>
      <text:p text:style-name="P58">all number = <text:span text:style-name="T58">2514</text:span></text:p>
      <text:p text:style-name="P58">all size = <text:span text:style-name="T58">1503482</text:span></text:p>
      <text:p text:style-name="P129">（3）第三次实验</text:p>
      <text:p text:style-name="P129">port number:600</text:p>
      <text:p text:style-name="P129">flow number:240</text:p>
      <text:p text:style-name="P129">port request number:600</text:p>
      <text:p text:style-name="P129">flow request number:240</text:p>
      <text:p text:style-name="P129">flow mode number:1012</text:p>
      <text:p text:style-name="P129">port size:767600</text:p>
      <text:p text:style-name="P129">flow size:608796</text:p>
      <text:p text:style-name="P129">port request size:64770</text:p>
      <text:p text:style-name="P129">flow request size:47010</text:p>
      <text:p text:style-name="P129">flow mode size:61732</text:p>
      <text:p text:style-name="P129">flow path number:205</text:p>
      <text:p text:style-name="P58">port number + port request number = <text:span text:style-name="T58">1200</text:span></text:p>
      <text:p text:style-name="P58">flow number + flow request number = <text:span text:style-name="T58">480</text:span></text:p>
      <text:p text:style-name="P58">flow mode number = <text:span text:style-name="T58">1012</text:span></text:p>
      <text:p text:style-name="P58">flow path number = <text:span text:style-name="T58">205</text:span></text:p>
      <text:p text:style-name="P58">port size + port request size = <text:span text:style-name="T58">832370</text:span></text:p>
      <text:p text:style-name="P58">flow size + flow request size = <text:span text:style-name="T58">655806</text:span></text:p>
      <text:p text:style-name="P58">flow mode size = <text:span text:style-name="T58">61732</text:span></text:p>
      <text:p text:style-name="P58">all number = <text:span text:style-name="T58">2692</text:span></text:p>
      <text:p text:style-name="P58">all size = <text:span text:style-name="T58">1549908</text:span></text:p>
      <text:p text:style-name="P129">（4）第四次实验</text:p>
      <text:p text:style-name="P130">port number:600</text:p>
      <text:p text:style-name="P130">flow number:240</text:p>
      <text:p text:style-name="P130">port request number:600</text:p>
      <text:p text:style-name="P130">flow request number:240</text:p>
      <text:p text:style-name="P130">flow mode number:1012</text:p>
      <text:p text:style-name="P130">port size:766986</text:p>
      <text:p text:style-name="P130"><text:soft-page-break/>flow size:634978</text:p>
      <text:p text:style-name="P130">port request size:64770</text:p>
      <text:p text:style-name="P130">flow request size:47040</text:p>
      <text:p text:style-name="P130">flow mode size:61732</text:p>
      <text:p text:style-name="P130">flow path number:244</text:p>
      <text:p text:style-name="P59">port number + port request number = <text:span text:style-name="T58">1200</text:span></text:p>
      <text:p text:style-name="P59">flow number + flow request number = <text:span text:style-name="T58">480</text:span></text:p>
      <text:p text:style-name="P59">flow mode number = <text:span text:style-name="T58">1012</text:span></text:p>
      <text:p text:style-name="P59">flow path number = <text:span text:style-name="T59">244</text:span></text:p>
      <text:p text:style-name="P59">port size + port request size = <text:span text:style-name="T59">831756</text:span></text:p>
      <text:p text:style-name="P59">flow size + flow request size = <text:span text:style-name="T59">682018</text:span></text:p>
      <text:p text:style-name="P59">flow mode size = <text:span text:style-name="T59">61732</text:span></text:p>
      <text:p text:style-name="P59">all number = <text:span text:style-name="T58">2692</text:span></text:p>
      <text:p text:style-name="P59">all size = <text:span text:style-name="T59">1575506</text:span></text:p>
      <text:p text:style-name="P130">（5）第五次实验</text:p>
      <text:p text:style-name="P130">port number:580</text:p>
      <text:p text:style-name="P130">flow number:232</text:p>
      <text:p text:style-name="P130">port request number:580</text:p>
      <text:p text:style-name="P130">flow request number:232</text:p>
      <text:p text:style-name="P130">flow mode number:1022</text:p>
      <text:p text:style-name="P130">port size:741974</text:p>
      <text:p text:style-name="P130">flow size:601405</text:p>
      <text:p text:style-name="P130">port request size:62582</text:p>
      <text:p text:style-name="P130">flow request size:45472</text:p>
      <text:p text:style-name="P130">flow mode size:62342</text:p>
      <text:p text:style-name="P130">flow path number:144</text:p>
      <text:p text:style-name="P59">port number + port request number = <text:span text:style-name="T59">1160</text:span></text:p>
      <text:p text:style-name="P59">flow number + flow request number = <text:span text:style-name="T59">464</text:span></text:p>
      <text:p text:style-name="P59">flow mode number = <text:span text:style-name="T59">1022</text:span></text:p>
      <text:p text:style-name="P59">flow path number = <text:span text:style-name="T59">144</text:span></text:p>
      <text:p text:style-name="P59">port size + port request size = <text:span text:style-name="T59">804556</text:span></text:p>
      <text:p text:style-name="P59">flow size + flow request size = <text:span text:style-name="T59">646877</text:span></text:p>
      <text:p text:style-name="P59">flow mode size = <text:span text:style-name="T59">62342</text:span></text:p>
      <text:p text:style-name="P59">all number = <text:span text:style-name="T59">2646</text:span></text:p>
      <text:p text:style-name="P59">all size = <text:span text:style-name="T59">1513775</text:span></text:p>
      <text:p text:style-name="P14"/>
      <text:p text:style-name="P14">六<text:span text:style-name="T14">、stride8</text:span></text:p>
      <text:p text:style-name="P86">1、hedera</text:p>
      <text:p text:style-name="P86">（1）第一次实验</text:p>
      <text:p text:style-name="P86">port number:860</text:p>
      <text:p text:style-name="P86">flow number:344</text:p>
      <text:p text:style-name="P86">port request number:860</text:p>
      <text:p text:style-name="P86">flow request number:344</text:p>
      <text:p text:style-name="P86">flow mode number:464</text:p>
      <text:p text:style-name="P86">port size:1095667</text:p>
      <text:p text:style-name="P86">flow size:635246</text:p>
      <text:p text:style-name="P86">port request size:92837</text:p>
      <text:p text:style-name="P86">flow request size:67381</text:p>
      <text:p text:style-name="P86">flow mode size:28304</text:p>
      <text:p text:style-name="P86">flow path number:158</text:p>
      <text:p text:style-name="P14">port number + port request number = <text:span text:style-name="T14">1720</text:span></text:p>
      <text:p text:style-name="P14">flow number + flow request number = <text:span text:style-name="T14">688</text:span></text:p>
      <text:p text:style-name="P14"><text:soft-page-break/>flow mode number = <text:span text:style-name="T14">464</text:span></text:p>
      <text:p text:style-name="P14">flow path number = <text:span text:style-name="T14">158</text:span></text:p>
      <text:p text:style-name="P14">port size + port request size = <text:span text:style-name="T14">1188504</text:span></text:p>
      <text:p text:style-name="P14">flow size + flow request size = <text:span text:style-name="T14">702627</text:span></text:p>
      <text:p text:style-name="P14">flow mode size = <text:span text:style-name="T14">28304</text:span></text:p>
      <text:p text:style-name="P14">all number = <text:span text:style-name="T14">2872</text:span></text:p>
      <text:p text:style-name="P14">all size = <text:span text:style-name="T14">1919435</text:span></text:p>
      <text:p text:style-name="P86">（2）第二次实验</text:p>
      <text:p text:style-name="P86">port number:880</text:p>
      <text:p text:style-name="P86">flow number:352</text:p>
      <text:p text:style-name="P86">port request number:880</text:p>
      <text:p text:style-name="P86">flow request number:352</text:p>
      <text:p text:style-name="P86">flow mode number:384</text:p>
      <text:p text:style-name="P86">port size:1114925</text:p>
      <text:p text:style-name="P86">flow size:634597</text:p>
      <text:p text:style-name="P86">port request size:94952</text:p>
      <text:p text:style-name="P86">flow request size:68992</text:p>
      <text:p text:style-name="P86">flow mode size:23424</text:p>
      <text:p text:style-name="P86">flow path number:168</text:p>
      <text:p text:style-name="P14">port number + port request number = <text:span text:style-name="T14">1760</text:span></text:p>
      <text:p text:style-name="P14">flow number + flow request number = <text:span text:style-name="T14">704</text:span></text:p>
      <text:p text:style-name="P14">flow mode number = <text:span text:style-name="T14">384</text:span></text:p>
      <text:p text:style-name="P14">flow path number = <text:span text:style-name="T14">168</text:span></text:p>
      <text:p text:style-name="P14">port size + port request size = <text:span text:style-name="T15">1209877</text:span></text:p>
      <text:p text:style-name="P15">flow size + flow request size = <text:span text:style-name="T15">703589</text:span></text:p>
      <text:p text:style-name="P15">flow mode size = <text:span text:style-name="T15">23424</text:span></text:p>
      <text:p text:style-name="P15">all number = <text:span text:style-name="T15">2848</text:span></text:p>
      <text:p text:style-name="P15">all size = <text:span text:style-name="T15">1936890<text:line-break/>（3）第三次实验</text:span></text:p>
      <text:p text:style-name="P87">port number:880</text:p>
      <text:p text:style-name="P87">flow number:352</text:p>
      <text:p text:style-name="P87">port request number:880</text:p>
      <text:p text:style-name="P87">flow request number:352</text:p>
      <text:p text:style-name="P87">flow mode number:440</text:p>
      <text:p text:style-name="P87">port size:1116977</text:p>
      <text:p text:style-name="P87">flow size:626777</text:p>
      <text:p text:style-name="P87">port request size:94952</text:p>
      <text:p text:style-name="P87">flow request size:68948</text:p>
      <text:p text:style-name="P87">flow mode size:26840</text:p>
      <text:p text:style-name="P87">flow path number:156</text:p>
      <text:p text:style-name="P15">port number + port request number = <text:span text:style-name="T14">1760</text:span></text:p>
      <text:p text:style-name="P15">flow number + flow request number = <text:span text:style-name="T14">704</text:span></text:p>
      <text:p text:style-name="P15">flow mode number = <text:span text:style-name="T15">440</text:span></text:p>
      <text:p text:style-name="P15">flow path number = <text:span text:style-name="T15">156</text:span></text:p>
      <text:p text:style-name="P15">port size + port request size = <text:span text:style-name="T15">1211929</text:span></text:p>
      <text:p text:style-name="P15">flow size + flow request size = <text:span text:style-name="T15">695725</text:span></text:p>
      <text:p text:style-name="P15">flow mode size = <text:span text:style-name="T15">26840</text:span></text:p>
      <text:p text:style-name="P15">all number = <text:span text:style-name="T15">2904</text:span></text:p>
      <text:p text:style-name="P15">all size = <text:span text:style-name="T15">1934494</text:span></text:p>
      <text:p text:style-name="P87">（4）第四次实验</text:p>
      <text:p text:style-name="P87">port number:880</text:p>
      <text:p text:style-name="P87">flow number:352</text:p>
      <text:p text:style-name="P87"><text:soft-page-break/>port request number:880</text:p>
      <text:p text:style-name="P87">flow request number:352</text:p>
      <text:p text:style-name="P87">flow mode number:408</text:p>
      <text:p text:style-name="P87">port size:1117649</text:p>
      <text:p text:style-name="P87">flow size:628856</text:p>
      <text:p text:style-name="P87">port request size:94996</text:p>
      <text:p text:style-name="P87">flow request size:68948</text:p>
      <text:p text:style-name="P87">flow mode size:24888</text:p>
      <text:p text:style-name="P87">flow path number:163</text:p>
      <text:p text:style-name="P15">port number + port request number = <text:span text:style-name="T14">1760</text:span></text:p>
      <text:p text:style-name="P15">flow number + flow request number = <text:span text:style-name="T14">704</text:span></text:p>
      <text:p text:style-name="P15">flow mode number = <text:span text:style-name="T15">408</text:span></text:p>
      <text:p text:style-name="P15">flow path number = <text:span text:style-name="T15">163</text:span></text:p>
      <text:p text:style-name="P15">port size + port request size = <text:span text:style-name="T15">1212645</text:span></text:p>
      <text:p text:style-name="P15">flow size + flow request size = <text:span text:style-name="T15">697804</text:span></text:p>
      <text:p text:style-name="P15">flow mode size = <text:span text:style-name="T15">24888</text:span></text:p>
      <text:p text:style-name="P15">all number = <text:span text:style-name="T15">2872</text:span></text:p>
      <text:p text:style-name="P15">all size = <text:span text:style-name="T15">1935337</text:span></text:p>
      <text:p text:style-name="P87">（5）第五次实验</text:p>
      <text:p text:style-name="P87">port number:880</text:p>
      <text:p text:style-name="P87">flow number:352</text:p>
      <text:p text:style-name="P87">port request number:880</text:p>
      <text:p text:style-name="P87">flow request number:352</text:p>
      <text:p text:style-name="P87">flow mode number:404</text:p>
      <text:p text:style-name="P87">port size:1120879</text:p>
      <text:p text:style-name="P87">flow size:638578</text:p>
      <text:p text:style-name="P87">port request size:94908</text:p>
      <text:p text:style-name="P87">flow request size:68948</text:p>
      <text:p text:style-name="P87">flow mode size:24644</text:p>
      <text:p text:style-name="P87">flow path number:172</text:p>
      <text:p text:style-name="P16">port number + port request number = <text:span text:style-name="T14">1760</text:span></text:p>
      <text:p text:style-name="P16">flow number + flow request number = <text:span text:style-name="T14">704</text:span></text:p>
      <text:p text:style-name="P16">flow mode number = <text:span text:style-name="T16">404</text:span></text:p>
      <text:p text:style-name="P16">flow path number = <text:span text:style-name="T16">172</text:span></text:p>
      <text:p text:style-name="P16">port size + port request size = <text:span text:style-name="T16">1215787</text:span></text:p>
      <text:p text:style-name="P16">flow size + flow request size = <text:span text:style-name="T16">707526</text:span></text:p>
      <text:p text:style-name="P16">flow mode size = <text:span text:style-name="T16">24644</text:span></text:p>
      <text:p text:style-name="P16">all number = <text:span text:style-name="T16">2868</text:span></text:p>
      <text:p text:style-name="P16">all size = <text:span text:style-name="T16">1947957</text:span></text:p>
      <text:p text:style-name="P108">2、Ashman</text:p>
      <text:p text:style-name="P108">（1）第一次实验</text:p>
      <text:p text:style-name="P108">port number:880</text:p>
      <text:p text:style-name="P108">flow number:352</text:p>
      <text:p text:style-name="P108">port request number:880</text:p>
      <text:p text:style-name="P108">flow request number:352</text:p>
      <text:p text:style-name="P108">flow mode number:396</text:p>
      <text:p text:style-name="P108">port size:1108459</text:p>
      <text:p text:style-name="P108">flow size:629585</text:p>
      <text:p text:style-name="P108">port request size:94952</text:p>
      <text:p text:style-name="P108">flow request size:37972</text:p>
      <text:p text:style-name="P108">flow mode size:24156</text:p>
      <text:p text:style-name="P108">flow path number:162</text:p>
      <text:p text:style-name="P108"><text:soft-page-break/>flow number all:880</text:p>
      <text:p text:style-name="P108">flow request number all:880</text:p>
      <text:p text:style-name="P108">flow size all:1626047</text:p>
      <text:p text:style-name="P108">flow request size all:172392</text:p>
      <text:p text:style-name="P36">port number + port request number = <text:span text:style-name="T14">1760</text:span></text:p>
      <text:p text:style-name="P36">flow number + flow request number = <text:span text:style-name="T14">704</text:span></text:p>
      <text:p text:style-name="P36">flow mode number = <text:span text:style-name="T36">396</text:span></text:p>
      <text:p text:style-name="P36">flow path number = <text:span text:style-name="T36">162</text:span></text:p>
      <text:p text:style-name="P36">port size + port request size = <text:span text:style-name="T36">1203411</text:span></text:p>
      <text:p text:style-name="P36">flow size + flow request size = <text:span text:style-name="T36">667557</text:span></text:p>
      <text:p text:style-name="P36">flow mode size = <text:span text:style-name="T36">24156</text:span></text:p>
      <text:p text:style-name="P36">all number = <text:span text:style-name="T36">2860</text:span></text:p>
      <text:p text:style-name="P36">all size = <text:span text:style-name="T36">1895124</text:span></text:p>
      <text:p text:style-name="P108">（2）第二次实验</text:p>
      <text:p text:style-name="P108">port number:880</text:p>
      <text:p text:style-name="P108">flow number:352</text:p>
      <text:p text:style-name="P108">port request number:880</text:p>
      <text:p text:style-name="P108">flow request number:352</text:p>
      <text:p text:style-name="P108">flow mode number:376</text:p>
      <text:p text:style-name="P108">port size:1110951</text:p>
      <text:p text:style-name="P108">flow size:628265</text:p>
      <text:p text:style-name="P108">port request size:94996</text:p>
      <text:p text:style-name="P108">flow request size:38016</text:p>
      <text:p text:style-name="P108">flow mode size:22936</text:p>
      <text:p text:style-name="P108">flow path number:171</text:p>
      <text:p text:style-name="P108">flow number all:880</text:p>
      <text:p text:style-name="P108">flow request number all:880</text:p>
      <text:p text:style-name="P108">flow size all:1619916</text:p>
      <text:p text:style-name="P108">flow request size all:172436</text:p>
      <text:p text:style-name="P36">port number + port request number = <text:span text:style-name="T14">1760</text:span></text:p>
      <text:p text:style-name="P36">flow number + flow request number = <text:span text:style-name="T14">704</text:span></text:p>
      <text:p text:style-name="P36">flow mode number = <text:span text:style-name="T36">376</text:span></text:p>
      <text:p text:style-name="P36">flow path number = <text:span text:style-name="T36">171</text:span></text:p>
      <text:p text:style-name="P36">port size + port request size = <text:span text:style-name="T36">1205947</text:span></text:p>
      <text:p text:style-name="P36">flow size + flow request size = <text:span text:style-name="T36">666281</text:span></text:p>
      <text:p text:style-name="P36">flow mode size = <text:span text:style-name="T36">22936</text:span></text:p>
      <text:p text:style-name="P36">all number = <text:span text:style-name="T36">2840</text:span></text:p>
      <text:p text:style-name="P36">all size = <text:span text:style-name="T36">1895164</text:span></text:p>
      <text:p text:style-name="P108">（3）第三次实验</text:p>
      <text:p text:style-name="P109">port number:880</text:p>
      <text:p text:style-name="P109">flow number:352</text:p>
      <text:p text:style-name="P109">port request number:880</text:p>
      <text:p text:style-name="P109">flow request number:352</text:p>
      <text:p text:style-name="P109">flow mode number:382</text:p>
      <text:p text:style-name="P109">port size:1108921</text:p>
      <text:p text:style-name="P109">flow size:621281</text:p>
      <text:p text:style-name="P109">port request size:94996</text:p>
      <text:p text:style-name="P109">flow request size:38016</text:p>
      <text:p text:style-name="P109">flow mode size:23302</text:p>
      <text:p text:style-name="P109">flow path number:167</text:p>
      <text:p text:style-name="P109">flow number all:880</text:p>
      <text:p text:style-name="P109">flow request number all:880</text:p>
      <text:p text:style-name="P109"><text:soft-page-break/>flow size all:1595106</text:p>
      <text:p text:style-name="P109">flow request size all:172436</text:p>
      <text:p text:style-name="P37">port number + port request number = <text:span text:style-name="T14">1760</text:span></text:p>
      <text:p text:style-name="P37">flow number + flow request number = <text:span text:style-name="T14">704</text:span></text:p>
      <text:p text:style-name="P37">flow mode number = <text:span text:style-name="T37">382</text:span></text:p>
      <text:p text:style-name="P37">flow path number = <text:span text:style-name="T37">167</text:span></text:p>
      <text:p text:style-name="P37">port size + port request size = <text:span text:style-name="T37">1203917</text:span></text:p>
      <text:p text:style-name="P37">flow size + flow request size = <text:span text:style-name="T37">659297</text:span></text:p>
      <text:p text:style-name="P37">flow mode size = <text:span text:style-name="T37">23302</text:span></text:p>
      <text:p text:style-name="P37">all number = <text:span text:style-name="T37">2846</text:span></text:p>
      <text:p text:style-name="P37">all size = <text:span text:style-name="T37">1886516</text:span></text:p>
      <text:p text:style-name="P109">（4）第四次实验</text:p>
      <text:p text:style-name="P109">port number:880</text:p>
      <text:p text:style-name="P109">flow number:352</text:p>
      <text:p text:style-name="P109">port request number:880</text:p>
      <text:p text:style-name="P109">flow request number:352</text:p>
      <text:p text:style-name="P109">flow mode number:368</text:p>
      <text:p text:style-name="P109">port size:1111780</text:p>
      <text:p text:style-name="P109">flow size:623230</text:p>
      <text:p text:style-name="P109">port request size:94996</text:p>
      <text:p text:style-name="P109">flow request size:38016</text:p>
      <text:p text:style-name="P109">flow mode size:22448</text:p>
      <text:p text:style-name="P109">flow path number:173</text:p>
      <text:p text:style-name="P109">flow number all:880</text:p>
      <text:p text:style-name="P109">flow request number all:880</text:p>
      <text:p text:style-name="P109">flow size all:1579053</text:p>
      <text:p text:style-name="P109">flow request size all:172436</text:p>
      <text:p text:style-name="P37">port number + port request number = <text:span text:style-name="T14">1760</text:span></text:p>
      <text:p text:style-name="P37">flow number + flow request number = <text:span text:style-name="T14">704</text:span></text:p>
      <text:p text:style-name="P37">flow mode number = <text:span text:style-name="T37">368</text:span></text:p>
      <text:p text:style-name="P37">flow path number = <text:span text:style-name="T37">173</text:span></text:p>
      <text:p text:style-name="P37">port size + port request size = <text:span text:style-name="T37">1206776<text:line-break/></text:span>flow size + flow request size = <text:span text:style-name="T37">661246</text:span></text:p>
      <text:p text:style-name="P37">flow mode size = <text:span text:style-name="T37">22448</text:span></text:p>
      <text:p text:style-name="P37">all number = <text:span text:style-name="T37">2832</text:span></text:p>
      <text:p text:style-name="P37">all size = <text:span text:style-name="T37">1890470</text:span></text:p>
      <text:p text:style-name="P109">（5）第五次实验</text:p>
      <text:p text:style-name="P110">port number:880</text:p>
      <text:p text:style-name="P110">flow number:352</text:p>
      <text:p text:style-name="P110">port request number:880</text:p>
      <text:p text:style-name="P110">flow request number:352</text:p>
      <text:p text:style-name="P110">flow mode number:382</text:p>
      <text:p text:style-name="P110">port size:1116323</text:p>
      <text:p text:style-name="P110">flow size:634246</text:p>
      <text:p text:style-name="P110">port request size:94864</text:p>
      <text:p text:style-name="P110">flow request size:37928</text:p>
      <text:p text:style-name="P110">flow mode size:23302</text:p>
      <text:p text:style-name="P110">flow path number:173</text:p>
      <text:p text:style-name="P110">flow number all:880</text:p>
      <text:p text:style-name="P110">flow request number all:880</text:p>
      <text:p text:style-name="P110">flow size all:1655164</text:p>
      <text:p text:style-name="P110">flow request size all:172304</text:p>
      <text:p text:style-name="P38"><text:soft-page-break/>port number + port request number = <text:span text:style-name="T14">1760</text:span></text:p>
      <text:p text:style-name="P38">flow number + flow request number = <text:span text:style-name="T14">704</text:span></text:p>
      <text:p text:style-name="P38">flow mode number = <text:span text:style-name="T38">382</text:span></text:p>
      <text:p text:style-name="P38">flow path number = <text:span text:style-name="T38">173</text:span></text:p>
      <text:p text:style-name="P38">port size + port request size = <text:span text:style-name="T38">1211187</text:span></text:p>
      <text:p text:style-name="P38">flow size + flow request size = <text:span text:style-name="T38">672174</text:span></text:p>
      <text:p text:style-name="P38">flow mode size = <text:span text:style-name="T38">23302</text:span></text:p>
      <text:p text:style-name="P38">all number = <text:span text:style-name="T38">2846</text:span></text:p>
      <text:p text:style-name="P38">all size = <text:span text:style-name="T38">1906663</text:span></text:p>
      <text:p text:style-name="P130">3、DSFlows</text:p>
      <text:p text:style-name="P130">（1）第一次实验</text:p>
      <text:p text:style-name="P131">port number:580</text:p>
      <text:p text:style-name="P131">flow number:232</text:p>
      <text:p text:style-name="P131">port request number:580</text:p>
      <text:p text:style-name="P131">flow request number:232</text:p>
      <text:p text:style-name="P131">flow mode number:884</text:p>
      <text:p text:style-name="P131">port size:742013</text:p>
      <text:p text:style-name="P131">flow size:597879</text:p>
      <text:p text:style-name="P131">port request size:62611</text:p>
      <text:p text:style-name="P131">flow request size:45472</text:p>
      <text:p text:style-name="P131">flow mode size:53924</text:p>
      <text:p text:style-name="P131">flow path number:159</text:p>
      <text:p text:style-name="P60">port number + port request number = <text:span text:style-name="T60">1160</text:span></text:p>
      <text:p text:style-name="P60">flow number + flow request number = <text:span text:style-name="T60">464</text:span></text:p>
      <text:p text:style-name="P60">flow mode number = <text:span text:style-name="T60">884</text:span></text:p>
      <text:p text:style-name="P60">flow path number = <text:span text:style-name="T60">159</text:span></text:p>
      <text:p text:style-name="P60">port size + port request size = <text:span text:style-name="T60">804624</text:span></text:p>
      <text:p text:style-name="P60">flow size + flow request size = <text:span text:style-name="T60">643351</text:span></text:p>
      <text:p text:style-name="P60">flow mode size = <text:span text:style-name="T60">53924</text:span></text:p>
      <text:p text:style-name="P60">all number = <text:span text:style-name="T60">2508</text:span></text:p>
      <text:p text:style-name="P60">all size = <text:span text:style-name="T60">1501899</text:span></text:p>
      <text:p text:style-name="P131">（2）第二次实验</text:p>
      <text:p text:style-name="P131">port number:580</text:p>
      <text:p text:style-name="P131">flow number:232</text:p>
      <text:p text:style-name="P131">port request number:580</text:p>
      <text:p text:style-name="P131">flow request number:232</text:p>
      <text:p text:style-name="P131">flow mode number:1026</text:p>
      <text:p text:style-name="P131">port size:742062</text:p>
      <text:p text:style-name="P131">flow size:614596</text:p>
      <text:p text:style-name="P131">port request size:62640</text:p>
      <text:p text:style-name="P131">flow request size:45472</text:p>
      <text:p text:style-name="P131">flow mode size:62586</text:p>
      <text:p text:style-name="P131">flow path number:159</text:p>
      <text:p text:style-name="P60">port number + port request number = <text:span text:style-name="T60">1160</text:span></text:p>
      <text:p text:style-name="P60">flow number + flow request number = <text:span text:style-name="T60">464</text:span></text:p>
      <text:p text:style-name="P60">flow mode number = <text:span text:style-name="T60">1026</text:span></text:p>
      <text:p text:style-name="P60">flow path number = <text:span text:style-name="T60">159</text:span></text:p>
      <text:p text:style-name="P60">port size + port request size = <text:span text:style-name="T60">804702</text:span></text:p>
      <text:p text:style-name="P60">flow size + flow request size = <text:span text:style-name="T60">660068</text:span></text:p>
      <text:p text:style-name="P60">flow mode size = <text:span text:style-name="T60">62586</text:span></text:p>
      <text:p text:style-name="P60">all number = <text:span text:style-name="T60">2650</text:span></text:p>
      <text:p text:style-name="P60">all size = <text:span text:style-name="T60">1527356</text:span></text:p>
      <text:p text:style-name="P131"><text:soft-page-break/>（3）第三次实验</text:p>
      <text:p text:style-name="P131">port number:600</text:p>
      <text:p text:style-name="P131">flow number:240</text:p>
      <text:p text:style-name="P131">port request number:600</text:p>
      <text:p text:style-name="P131">flow request number:240</text:p>
      <text:p text:style-name="P131">flow mode number:1088</text:p>
      <text:p text:style-name="P131">port size:768295</text:p>
      <text:p text:style-name="P131">flow size:613675</text:p>
      <text:p text:style-name="P131">port request size:64770</text:p>
      <text:p text:style-name="P131">flow request size:47040</text:p>
      <text:p text:style-name="P131">flow mode size:66368</text:p>
      <text:p text:style-name="P131">flow path number:196</text:p>
      <text:p text:style-name="P60">port number + port request number = <text:span text:style-name="T60">1200</text:span></text:p>
      <text:p text:style-name="P60">flow number + flow request number = <text:span text:style-name="T60">480</text:span></text:p>
      <text:p text:style-name="P60">flow mode number = <text:span text:style-name="T60">1088</text:span></text:p>
      <text:p text:style-name="P60">flow path number = <text:span text:style-name="T60">196</text:span></text:p>
      <text:p text:style-name="P60">port size + port request size = <text:span text:style-name="T60">833065</text:span></text:p>
      <text:p text:style-name="P60">flow size + flow request size = <text:span text:style-name="T60">660715</text:span></text:p>
      <text:p text:style-name="P60">flow mode size = <text:span text:style-name="T60">66368</text:span></text:p>
      <text:p text:style-name="P60">all number = <text:span text:style-name="T60">2768</text:span></text:p>
      <text:p text:style-name="P60">all size = <text:span text:style-name="T60">1560148</text:span></text:p>
      <text:p text:style-name="P131">（4）第四次实验</text:p>
      <text:p text:style-name="P132">port number:620</text:p>
      <text:p text:style-name="P132">flow number:248</text:p>
      <text:p text:style-name="P132">port request number:620</text:p>
      <text:p text:style-name="P132">flow request number:248</text:p>
      <text:p text:style-name="P132">flow mode number:944</text:p>
      <text:p text:style-name="P132">port size:793211</text:p>
      <text:p text:style-name="P132">flow size:641516</text:p>
      <text:p text:style-name="P132">port request size:66898</text:p>
      <text:p text:style-name="P132">flow request size:48577</text:p>
      <text:p text:style-name="P132">flow mode size:57584</text:p>
      <text:p text:style-name="P132">flow path number:157</text:p>
      <text:p text:style-name="P61">port number + port request number = <text:span text:style-name="T61">1240</text:span></text:p>
      <text:p text:style-name="P61">flow number + flow request number = <text:span text:style-name="T61">496</text:span></text:p>
      <text:p text:style-name="P61">flow mode number = <text:span text:style-name="T61">944</text:span></text:p>
      <text:p text:style-name="P61">flow path number = <text:span text:style-name="T61">157</text:span></text:p>
      <text:p text:style-name="P61">port size + port request size = <text:span text:style-name="T61">860109</text:span></text:p>
      <text:p text:style-name="P61">flow size + flow request size = <text:span text:style-name="T61">690093</text:span></text:p>
      <text:p text:style-name="P61">flow mode size = <text:span text:style-name="T61">57584</text:span></text:p>
      <text:p text:style-name="P61">all number = <text:span text:style-name="T61">2680</text:span></text:p>
      <text:p text:style-name="P61">all size = <text:span text:style-name="T61">1607786</text:span></text:p>
      <text:p text:style-name="P132">（5）第五次实验</text:p>
      <text:p text:style-name="P132">port number:580</text:p>
      <text:p text:style-name="P132">flow number:232</text:p>
      <text:p text:style-name="P132">port request number:580</text:p>
      <text:p text:style-name="P132">flow request number:232</text:p>
      <text:p text:style-name="P132">flow mode number:934</text:p>
      <text:p text:style-name="P132">port size:741618</text:p>
      <text:p text:style-name="P132">flow size:595755</text:p>
      <text:p text:style-name="P132">port request size:62582</text:p>
      <text:p text:style-name="P132">flow request size:45414</text:p>
      <text:p text:style-name="P132"><text:soft-page-break/>flow mode size:56974</text:p>
      <text:p text:style-name="P132">flow path number:143</text:p>
      <text:p text:style-name="P61">port number + port request number = <text:span text:style-name="T61">1160</text:span></text:p>
      <text:p text:style-name="P61">flow number + flow request number = <text:span text:style-name="T61">464</text:span></text:p>
      <text:p text:style-name="P61">flow mode number = <text:span text:style-name="T61">934</text:span></text:p>
      <text:p text:style-name="P61">flow path number = <text:span text:style-name="T61">143</text:span></text:p>
      <text:p text:style-name="P61">port size + port request size = <text:span text:style-name="T61">804200</text:span></text:p>
      <text:p text:style-name="P61">flow size + flow request size = <text:span text:style-name="T61">641169</text:span></text:p>
      <text:p text:style-name="P61">flow mode size = <text:span text:style-name="T61">56974</text:span></text:p>
      <text:p text:style-name="P61">all number = <text:span text:style-name="T61">2558</text:span></text:p>
      <text:p text:style-name="P61">all size = <text:span text:style-name="T61">1502343</text:span></text:p>
      <text:p text:style-name="P16"/>
      <text:p text:style-name="P16">七<text:span text:style-name="T16">、stag_0.2_0.3</text:span></text:p>
      <text:p text:style-name="P88">1、hedera</text:p>
      <text:p text:style-name="P88">(1）第一次实验</text:p>
      <text:p text:style-name="P88">port number:880</text:p>
      <text:p text:style-name="P88">flow number:352</text:p>
      <text:p text:style-name="P88">port request number:880</text:p>
      <text:p text:style-name="P88">flow request number:352</text:p>
      <text:p text:style-name="P88">flow mode number:746</text:p>
      <text:p text:style-name="P88">port size:1120467</text:p>
      <text:p text:style-name="P88">flow size:680021</text:p>
      <text:p text:style-name="P88">port request size:95040</text:p>
      <text:p text:style-name="P88">flow request size:68992</text:p>
      <text:p text:style-name="P88">flow mode size:45506</text:p>
      <text:p text:style-name="P88">flow path number:205</text:p>
      <text:p text:style-name="P16">port number + port request number = <text:span text:style-name="T14">1760</text:span></text:p>
      <text:p text:style-name="P16">flow number + flow request number = <text:span text:style-name="T14">704</text:span></text:p>
      <text:p text:style-name="P16">flow mode number = <text:span text:style-name="T16">746</text:span></text:p>
      <text:p text:style-name="P16">flow path number = <text:span text:style-name="T16">205</text:span></text:p>
      <text:p text:style-name="P16">port size + port request size = <text:span text:style-name="T16">1215507</text:span></text:p>
      <text:p text:style-name="P16">flow size + flow request size = <text:span text:style-name="T16">749013</text:span></text:p>
      <text:p text:style-name="P16">flow mode size = <text:span text:style-name="T16">45506</text:span></text:p>
      <text:p text:style-name="P16">all number = <text:span text:style-name="T16">3210</text:span></text:p>
      <text:p text:style-name="P16">all size = <text:span text:style-name="T16">2010026</text:span></text:p>
      <text:p text:style-name="P88">（2）第二次实验</text:p>
      <text:p text:style-name="P88">port number:880</text:p>
      <text:p text:style-name="P88">flow number:352</text:p>
      <text:p text:style-name="P88">port request number:880</text:p>
      <text:p text:style-name="P88">flow request number:352</text:p>
      <text:p text:style-name="P88">flow mode number:546</text:p>
      <text:p text:style-name="P88">port size:1120304</text:p>
      <text:p text:style-name="P88">flow size:620292</text:p>
      <text:p text:style-name="P88">port request size:95040</text:p>
      <text:p text:style-name="P88">flow request size:68992</text:p>
      <text:p text:style-name="P88">flow mode size:33306</text:p>
      <text:p text:style-name="P88">flow path number:178</text:p>
      <text:p text:style-name="P16">port number + port request number = <text:span text:style-name="T14">1760</text:span></text:p>
      <text:p text:style-name="P16">flow number + flow request number = <text:span text:style-name="T14">704</text:span></text:p>
      <text:p text:style-name="P16">flow mode number = <text:span text:style-name="T16">546</text:span></text:p>
      <text:p text:style-name="P16">flow path number = <text:span text:style-name="T16">178</text:span></text:p>
      <text:p text:style-name="P16">port size + port request size = <text:span text:style-name="T16">1215344</text:span></text:p>
      <text:p text:style-name="P16"><text:soft-page-break/>flow size + flow request size = <text:span text:style-name="T16">689284</text:span></text:p>
      <text:p text:style-name="P16">flow mode size = <text:span text:style-name="T16">33306</text:span></text:p>
      <text:p text:style-name="P16">all number = <text:span text:style-name="T16">3010</text:span></text:p>
      <text:p text:style-name="P16">all size = <text:span text:style-name="T16">1937934</text:span></text:p>
      <text:p text:style-name="P88">（3）第三次实验</text:p>
      <text:p text:style-name="P89">port number:880</text:p>
      <text:p text:style-name="P89">flow number:352</text:p>
      <text:p text:style-name="P89">port request number:880</text:p>
      <text:p text:style-name="P89">flow request number:352</text:p>
      <text:p text:style-name="P89">flow mode number:590</text:p>
      <text:p text:style-name="P89">port size:1117044</text:p>
      <text:p text:style-name="P89">flow size:667288</text:p>
      <text:p text:style-name="P89">port request size:94820</text:p>
      <text:p text:style-name="P89">flow request size:68860</text:p>
      <text:p text:style-name="P89">flow mode size:35990</text:p>
      <text:p text:style-name="P89">flow path number:158</text:p>
      <text:p text:style-name="P17">port number + port request number = <text:span text:style-name="T14">1760</text:span></text:p>
      <text:p text:style-name="P17">flow number + flow request number = <text:span text:style-name="T14">704</text:span></text:p>
      <text:p text:style-name="P17">flow mode number = <text:span text:style-name="T17">590</text:span></text:p>
      <text:p text:style-name="P17">flow path number = <text:span text:style-name="T17">158</text:span></text:p>
      <text:p text:style-name="P17">port size + port request size = <text:span text:style-name="T17">1211864</text:span></text:p>
      <text:p text:style-name="P17">flow size + flow request size = <text:span text:style-name="T17">736148</text:span></text:p>
      <text:p text:style-name="P17">flow mode size = <text:span text:style-name="T17">35990</text:span></text:p>
      <text:p text:style-name="P17">all number = <text:span text:style-name="T17">3054</text:span></text:p>
      <text:p text:style-name="P17">all size = <text:span text:style-name="T17">1984002</text:span></text:p>
      <text:p text:style-name="P89">（4）第四次实验</text:p>
      <text:p text:style-name="P89">port number:880</text:p>
      <text:p text:style-name="P89">flow number:352</text:p>
      <text:p text:style-name="P89">port request number:880</text:p>
      <text:p text:style-name="P89">flow request number:352</text:p>
      <text:p text:style-name="P89">flow mode number:692</text:p>
      <text:p text:style-name="P89">port size:1124988</text:p>
      <text:p text:style-name="P89">flow size:681916</text:p>
      <text:p text:style-name="P89">port request size:94908</text:p>
      <text:p text:style-name="P89">flow request size:68904</text:p>
      <text:p text:style-name="P89">flow mode size:42212</text:p>
      <text:p text:style-name="P89">flow path number:162</text:p>
      <text:p text:style-name="P17">port number + port request number = <text:span text:style-name="T14">1760</text:span></text:p>
      <text:p text:style-name="P17">flow number + flow request number = <text:span text:style-name="T14">704</text:span></text:p>
      <text:p text:style-name="P17">flow mode number = <text:span text:style-name="T17">692</text:span></text:p>
      <text:p text:style-name="P17">flow path number = <text:span text:style-name="T17">162</text:span></text:p>
      <text:p text:style-name="P17">port size + port request size = <text:span text:style-name="T17">1219896</text:span></text:p>
      <text:p text:style-name="P17">flow size + flow request size = <text:span text:style-name="T17">750820</text:span></text:p>
      <text:p text:style-name="P17">flow mode size = <text:span text:style-name="T17">42212</text:span></text:p>
      <text:p text:style-name="P17">all number = <text:span text:style-name="T17">3156</text:span></text:p>
      <text:p text:style-name="P17">all size = <text:span text:style-name="T17">2012928</text:span></text:p>
      <text:p text:style-name="P89">（5）第五次实验</text:p>
      <text:p text:style-name="P90">port number:880</text:p>
      <text:p text:style-name="P90">flow number:352</text:p>
      <text:p text:style-name="P90">port request number:880</text:p>
      <text:p text:style-name="P90">flow request number:352</text:p>
      <text:p text:style-name="P90">flow mode number:444</text:p>
      <text:p text:style-name="P90"><text:soft-page-break/>port size:1121629</text:p>
      <text:p text:style-name="P90">flow size:609214</text:p>
      <text:p text:style-name="P90">port request size:94996</text:p>
      <text:p text:style-name="P90">flow request size:68992</text:p>
      <text:p text:style-name="P90">flow mode size:27084</text:p>
      <text:p text:style-name="P90">flow path number:168</text:p>
      <text:p text:style-name="P18">port number + port request number = <text:span text:style-name="T14">1760</text:span></text:p>
      <text:p text:style-name="P18">flow number + flow request number = <text:span text:style-name="T14">704</text:span></text:p>
      <text:p text:style-name="P18">flow mode number = <text:span text:style-name="T18">444</text:span></text:p>
      <text:p text:style-name="P18">flow path number = <text:span text:style-name="T18">168</text:span></text:p>
      <text:p text:style-name="P18">port size + port request size = <text:span text:style-name="T18">1216625</text:span></text:p>
      <text:p text:style-name="P18">flow size + flow request size = <text:span text:style-name="T18">678206</text:span></text:p>
      <text:p text:style-name="P18">flow mode size = <text:span text:style-name="T18">27084</text:span></text:p>
      <text:p text:style-name="P18">all number = <text:span text:style-name="T18">2908</text:span></text:p>
      <text:p text:style-name="P18">all size = <text:span text:style-name="T18">1921915</text:span></text:p>
      <text:p text:style-name="P111">2、Ashman</text:p>
      <text:p text:style-name="P111">（1）第一次实验</text:p>
      <text:p text:style-name="P111">port number:880</text:p>
      <text:p text:style-name="P111">flow number:352</text:p>
      <text:p text:style-name="P111">port request number:880</text:p>
      <text:p text:style-name="P111">flow request number:352</text:p>
      <text:p text:style-name="P111">flow mode number:626</text:p>
      <text:p text:style-name="P111">port size:1108774</text:p>
      <text:p text:style-name="P111">flow size:646708</text:p>
      <text:p text:style-name="P111">port request size:95040</text:p>
      <text:p text:style-name="P111">flow request size:38016</text:p>
      <text:p text:style-name="P111">flow mode size:38186</text:p>
      <text:p text:style-name="P111">flow path number:176</text:p>
      <text:p text:style-name="P111">flow number all:880</text:p>
      <text:p text:style-name="P111">flow request number all:880</text:p>
      <text:p text:style-name="P111">flow size all:1544330</text:p>
      <text:p text:style-name="P111">flow request size all:172480</text:p>
      <text:p text:style-name="P39">port number + port request number = <text:span text:style-name="T14">1760</text:span></text:p>
      <text:p text:style-name="P39">flow number + flow request number = <text:span text:style-name="T14">704</text:span></text:p>
      <text:p text:style-name="P39">flow mode number = <text:span text:style-name="T39">626</text:span></text:p>
      <text:p text:style-name="P39">flow path number = <text:span text:style-name="T39">176</text:span></text:p>
      <text:p text:style-name="P39">port size + port request size = <text:span text:style-name="T18">1216625</text:span></text:p>
      <text:p text:style-name="P39">flow size + flow request size = <text:span text:style-name="T18">678206</text:span></text:p>
      <text:p text:style-name="P39">flow mode size = <text:span text:style-name="T39">38186</text:span></text:p>
      <text:p text:style-name="P39">all number = <text:span text:style-name="T39">3090</text:span></text:p>
      <text:p text:style-name="P39">all size = <text:span text:style-name="T39">1926724</text:span></text:p>
      <text:p text:style-name="P111">（2）第二次实验</text:p>
      <text:p text:style-name="P112">port number:880</text:p>
      <text:p text:style-name="P112">flow number:352</text:p>
      <text:p text:style-name="P112">port request number:880</text:p>
      <text:p text:style-name="P112">flow request number:352</text:p>
      <text:p text:style-name="P112">flow mode number:596</text:p>
      <text:p text:style-name="P112">port size:1124324</text:p>
      <text:p text:style-name="P112">flow size:664182</text:p>
      <text:p text:style-name="P112">port request size:94908</text:p>
      <text:p text:style-name="P112">flow request size:37928</text:p>
      <text:p text:style-name="P112">flow mode size:36356</text:p>
      <text:p text:style-name="P112"><text:soft-page-break/>flow path number:206</text:p>
      <text:p text:style-name="P112">flow number all:880</text:p>
      <text:p text:style-name="P112">flow request number all:880</text:p>
      <text:p text:style-name="P112">flow size all:1673849</text:p>
      <text:p text:style-name="P112">flow request size all:172348</text:p>
      <text:p text:style-name="P40">port number + port request number = <text:span text:style-name="T14">1760</text:span></text:p>
      <text:p text:style-name="P40">flow number + flow request number = <text:span text:style-name="T14">704</text:span></text:p>
      <text:p text:style-name="P40">flow mode number = <text:span text:style-name="T40">596</text:span></text:p>
      <text:p text:style-name="P40">flow path number = <text:span text:style-name="T40">206</text:span></text:p>
      <text:p text:style-name="P40">port size + port request size = <text:span text:style-name="T40">1219332</text:span></text:p>
      <text:p text:style-name="P40">flow size + flow request size = <text:span text:style-name="T40">702110</text:span></text:p>
      <text:p text:style-name="P40">flow mode size = <text:span text:style-name="T40">36356</text:span></text:p>
      <text:p text:style-name="P40">all number = <text:span text:style-name="T40">3060</text:span></text:p>
      <text:p text:style-name="P40">all size = <text:span text:style-name="T40">1957698</text:span></text:p>
      <text:p text:style-name="P112">（3）第三次实验</text:p>
      <text:p text:style-name="P112">port number:880</text:p>
      <text:p text:style-name="P112">flow number:352</text:p>
      <text:p text:style-name="P112">port request number:880</text:p>
      <text:p text:style-name="P112">flow request number:352</text:p>
      <text:p text:style-name="P112">flow mode number:660</text:p>
      <text:p text:style-name="P112">port size:1113066</text:p>
      <text:p text:style-name="P112">flow size:669520</text:p>
      <text:p text:style-name="P112">port request size:94952</text:p>
      <text:p text:style-name="P112">flow request size:38016</text:p>
      <text:p text:style-name="P112">flow mode size:40260</text:p>
      <text:p text:style-name="P112">flow path number:157</text:p>
      <text:p text:style-name="P112">flow number all:880</text:p>
      <text:p text:style-name="P112">flow request number all:880</text:p>
      <text:p text:style-name="P112">flow size all:1729291</text:p>
      <text:p text:style-name="P112">flow request size all:172392</text:p>
      <text:p text:style-name="P40">port number + port request number = <text:span text:style-name="T14">1760</text:span></text:p>
      <text:p text:style-name="P40">flow number + flow request number = <text:span text:style-name="T14">704</text:span></text:p>
      <text:p text:style-name="P40">flow mode number = <text:span text:style-name="T40">660</text:span></text:p>
      <text:p text:style-name="P40">flow path number = <text:span text:style-name="T40">157</text:span></text:p>
      <text:p text:style-name="P40">port size + port request size = <text:span text:style-name="T40">1208018</text:span></text:p>
      <text:p text:style-name="P40">flow size + flow request size = <text:span text:style-name="T40">707536</text:span></text:p>
      <text:p text:style-name="P40">flow mode size = <text:span text:style-name="T40">40260</text:span></text:p>
      <text:p text:style-name="P40">all number = <text:span text:style-name="T40">3124</text:span></text:p>
      <text:p text:style-name="P40">all size = <text:span text:style-name="T40">1955814</text:span></text:p>
      <text:p text:style-name="P112">（4）第四次实验</text:p>
      <text:p text:style-name="P112">port number:880</text:p>
      <text:p text:style-name="P112">flow number:352</text:p>
      <text:p text:style-name="P112">port request number:880</text:p>
      <text:p text:style-name="P112">flow request number:352</text:p>
      <text:p text:style-name="P112">flow mode number:686</text:p>
      <text:p text:style-name="P112">port size:1122031</text:p>
      <text:p text:style-name="P112">flow size:675062</text:p>
      <text:p text:style-name="P112">port request size:94864</text:p>
      <text:p text:style-name="P112">flow request size:37928</text:p>
      <text:p text:style-name="P112">flow mode size:41846</text:p>
      <text:p text:style-name="P112">flow path number:167</text:p>
      <text:p text:style-name="P112">flow number all:880</text:p>
      <text:p text:style-name="P112"><text:soft-page-break/>flow request number all:880</text:p>
      <text:p text:style-name="P112">flow size all:1731444</text:p>
      <text:p text:style-name="P112">flow request size all:172304</text:p>
      <text:p text:style-name="P40">port number + port request number = <text:span text:style-name="T14">1760</text:span></text:p>
      <text:p text:style-name="P40">flow number + flow request number = <text:span text:style-name="T14">704</text:span></text:p>
      <text:p text:style-name="P40">flow mode number = <text:span text:style-name="T40">686</text:span></text:p>
      <text:p text:style-name="P40">flow path number = <text:span text:style-name="T40">167</text:span></text:p>
      <text:p text:style-name="P40">port size + port request size = <text:span text:style-name="T41">1216895</text:span></text:p>
      <text:p text:style-name="P41">flow size + flow request size = <text:span text:style-name="T41">712990</text:span></text:p>
      <text:p text:style-name="P41">flow mode size = <text:span text:style-name="T41">41846</text:span></text:p>
      <text:p text:style-name="P41">all number = <text:span text:style-name="T41">3150</text:span></text:p>
      <text:p text:style-name="P41">all size = <text:span text:style-name="T41">1971731</text:span></text:p>
      <text:p text:style-name="P113">（5）第五次实验</text:p>
      <text:p text:style-name="P113">port number:880</text:p>
      <text:p text:style-name="P113">flow number:352</text:p>
      <text:p text:style-name="P113">port request number:880</text:p>
      <text:p text:style-name="P113">flow request number:352</text:p>
      <text:p text:style-name="P113">flow mode number:490</text:p>
      <text:p text:style-name="P113">port size:1109988</text:p>
      <text:p text:style-name="P113">flow size:610791</text:p>
      <text:p text:style-name="P113">port request size:94952</text:p>
      <text:p text:style-name="P113">flow request size:38016</text:p>
      <text:p text:style-name="P113">flow mode size:29890</text:p>
      <text:p text:style-name="P113">flow path number:157</text:p>
      <text:p text:style-name="P113">flow number all:880</text:p>
      <text:p text:style-name="P113">flow request number all:880</text:p>
      <text:p text:style-name="P113">flow size all:1525293</text:p>
      <text:p text:style-name="P113">flow request size all:172392</text:p>
      <text:p text:style-name="P41">port number + port request number = <text:span text:style-name="T14">1760</text:span></text:p>
      <text:p text:style-name="P41">flow number + flow request number = <text:span text:style-name="T14">704</text:span></text:p>
      <text:p text:style-name="P41">flow mode number = <text:span text:style-name="T41">490</text:span></text:p>
      <text:p text:style-name="P41">flow path number = <text:span text:style-name="T41">157</text:span></text:p>
      <text:p text:style-name="P41">port size + port request size = <text:span text:style-name="T41">1204940</text:span></text:p>
      <text:p text:style-name="P41">flow size + flow request size = <text:span text:style-name="T41">648807</text:span></text:p>
      <text:p text:style-name="P41">flow mode size = <text:span text:style-name="T41">29890</text:span></text:p>
      <text:p text:style-name="P41">all number = <text:span text:style-name="T41">2954</text:span></text:p>
      <text:p text:style-name="P41">all size = <text:span text:style-name="T41">1883637</text:span></text:p>
      <text:p text:style-name="P132">3、DSFlows</text:p>
      <text:p text:style-name="P132">（1）第一次实验</text:p>
      <text:p text:style-name="P133">port number:520</text:p>
      <text:p text:style-name="P133">flow number:208</text:p>
      <text:p text:style-name="P133">port request number:520</text:p>
      <text:p text:style-name="P133">flow request number:208</text:p>
      <text:p text:style-name="P133">flow mode number:554</text:p>
      <text:p text:style-name="P133">port size:660974</text:p>
      <text:p text:style-name="P133">flow size:389036</text:p>
      <text:p text:style-name="P133">port request size:56160</text:p>
      <text:p text:style-name="P133">flow request size:40768</text:p>
      <text:p text:style-name="P133">flow mode size:33794</text:p>
      <text:p text:style-name="P133">flow path number:59</text:p>
      <text:p text:style-name="P62">port number + port request number = <text:span text:style-name="T62">1040</text:span></text:p>
      <text:p text:style-name="P62">flow number + flow request number = <text:span text:style-name="T62">516</text:span></text:p>
      <text:p text:style-name="P62"><text:soft-page-break/>flow mode number = <text:span text:style-name="T62">554</text:span></text:p>
      <text:p text:style-name="P62">flow path number = <text:span text:style-name="T62">59</text:span></text:p>
      <text:p text:style-name="P62">port size + port request size = <text:span text:style-name="T62">717134</text:span></text:p>
      <text:p text:style-name="P62">flow size + flow request size = <text:span text:style-name="T62">429804</text:span></text:p>
      <text:p text:style-name="P62">flow mode size = <text:span text:style-name="T62">33794</text:span></text:p>
      <text:p text:style-name="P62">all number = <text:span text:style-name="T62">2110</text:span></text:p>
      <text:p text:style-name="P62">all size = <text:span text:style-name="T62">1180732</text:span></text:p>
      <text:p text:style-name="P133">（2）第二次实验</text:p>
      <text:p text:style-name="P133">port number:560</text:p>
      <text:p text:style-name="P133">flow number:224</text:p>
      <text:p text:style-name="P133">port request number:560</text:p>
      <text:p text:style-name="P133">flow request number:224</text:p>
      <text:p text:style-name="P133">flow mode number:628</text:p>
      <text:p text:style-name="P133">port size:713623</text:p>
      <text:p text:style-name="P133">flow size:452516</text:p>
      <text:p text:style-name="P133">port request size:60424</text:p>
      <text:p text:style-name="P133">flow request size:43876</text:p>
      <text:p text:style-name="P133">flow mode size:38308</text:p>
      <text:p text:style-name="P133">flow path number:47</text:p>
      <text:p text:style-name="P62">port number + port request number = <text:span text:style-name="T62">1120</text:span></text:p>
      <text:p text:style-name="P62">flow number + flow request number = <text:span text:style-name="T62">448</text:span></text:p>
      <text:p text:style-name="P62">flow mode number = <text:span text:style-name="T62">628</text:span></text:p>
      <text:p text:style-name="P62">flow path number = <text:span text:style-name="T62">47</text:span></text:p>
      <text:p text:style-name="P62">port size + port request size = <text:span text:style-name="T62">774047</text:span></text:p>
      <text:p text:style-name="P62">flow size + flow request size = <text:span text:style-name="T62">496392</text:span></text:p>
      <text:p text:style-name="P62">flow mode size = <text:span text:style-name="T62">38308</text:span></text:p>
      <text:p text:style-name="P62">all number = <text:span text:style-name="T62">2196</text:span></text:p>
      <text:p text:style-name="P62">all size = <text:span text:style-name="T62">1308747</text:span></text:p>
      <text:p text:style-name="P133">（3）第三次实验</text:p>
      <text:p text:style-name="P134">port number:520</text:p>
      <text:p text:style-name="P134">flow number:208</text:p>
      <text:p text:style-name="P134">port request number:520</text:p>
      <text:p text:style-name="P134">flow request number:208</text:p>
      <text:p text:style-name="P134">flow mode number:546</text:p>
      <text:p text:style-name="P134">port size:661253</text:p>
      <text:p text:style-name="P134">flow size:469512</text:p>
      <text:p text:style-name="P134">port request size:56134</text:p>
      <text:p text:style-name="P134">flow request size:40742</text:p>
      <text:p text:style-name="P134">flow mode size:33306</text:p>
      <text:p text:style-name="P134">flow path number:58</text:p>
      <text:p text:style-name="P63">port number + port request number = <text:span text:style-name="T63">1040</text:span></text:p>
      <text:p text:style-name="P63">flow number + flow request number = <text:span text:style-name="T63">416</text:span></text:p>
      <text:p text:style-name="P63">flow mode number = <text:span text:style-name="T63">546</text:span></text:p>
      <text:p text:style-name="P63">flow path number = <text:span text:style-name="T63">58</text:span></text:p>
      <text:p text:style-name="P63">port size + port request size = <text:span text:style-name="T63">717387</text:span></text:p>
      <text:p text:style-name="P63">flow size + flow request size = <text:span text:style-name="T63">510254</text:span></text:p>
      <text:p text:style-name="P63">flow mode size = <text:span text:style-name="T63">33306</text:span></text:p>
      <text:p text:style-name="P63">all number = <text:span text:style-name="T63">2002</text:span></text:p>
      <text:p text:style-name="P63">all size = <text:span text:style-name="T63">1260947</text:span></text:p>
      <text:p text:style-name="P134">（4）第四次实验</text:p>
      <text:p text:style-name="P134">port number:540</text:p>
      <text:p text:style-name="P134">flow number:216</text:p>
      <text:p text:style-name="P134"><text:soft-page-break/>port request number:540</text:p>
      <text:p text:style-name="P134">flow request number:216</text:p>
      <text:p text:style-name="P134">flow mode number:528</text:p>
      <text:p text:style-name="P134">port size:689717</text:p>
      <text:p text:style-name="P134">flow size:508835</text:p>
      <text:p text:style-name="P134">port request size:58293</text:p>
      <text:p text:style-name="P134">flow request size:42336</text:p>
      <text:p text:style-name="P134">flow mode size:32208</text:p>
      <text:p text:style-name="P134">flow path number:57</text:p>
      <text:p text:style-name="P63">port number + port request number = <text:span text:style-name="T63">1080</text:span></text:p>
      <text:p text:style-name="P63">flow number + flow request number = <text:span text:style-name="T63">432</text:span></text:p>
      <text:p text:style-name="P63">flow mode number = <text:span text:style-name="T63">528</text:span></text:p>
      <text:p text:style-name="P63">flow path number = <text:span text:style-name="T63">57</text:span></text:p>
      <text:p text:style-name="P63">port size + port request size = <text:span text:style-name="T63">748010</text:span></text:p>
      <text:p text:style-name="P63">flow size + flow request size = <text:span text:style-name="T63">551171</text:span></text:p>
      <text:p text:style-name="P63">flow mode size = <text:span text:style-name="T63">32208</text:span></text:p>
      <text:p text:style-name="P63">all number = <text:span text:style-name="T63">2040</text:span></text:p>
      <text:p text:style-name="P63">all size = <text:span text:style-name="T63">1331389</text:span></text:p>
      <text:p text:style-name="P134">（5）第五次实验</text:p>
      <text:p text:style-name="P134">port number:520</text:p>
      <text:p text:style-name="P134">flow number:208</text:p>
      <text:p text:style-name="P134">port request number:520</text:p>
      <text:p text:style-name="P134">flow request number:208</text:p>
      <text:p text:style-name="P134">flow mode number:528</text:p>
      <text:p text:style-name="P134">port size:662405</text:p>
      <text:p text:style-name="P134">flow size:438742</text:p>
      <text:p text:style-name="P134">port request size:56160</text:p>
      <text:p text:style-name="P134">flow request size:40768</text:p>
      <text:p text:style-name="P134">flow mode size:32208</text:p>
      <text:p text:style-name="P134">flow path number:61</text:p>
      <text:p text:style-name="P63">port number + port request number = <text:span text:style-name="T63">1040</text:span></text:p>
      <text:p text:style-name="P63">flow number + flow request number = <text:span text:style-name="T63">516</text:span></text:p>
      <text:p text:style-name="P63">flow mode number = <text:span text:style-name="T63">528</text:span></text:p>
      <text:p text:style-name="P63">flow path number = <text:span text:style-name="T63">61</text:span></text:p>
      <text:p text:style-name="P63">port size + port request size = <text:span text:style-name="T63">718565</text:span></text:p>
      <text:p text:style-name="P63">flow size + flow request size = <text:span text:style-name="T63">479510</text:span></text:p>
      <text:p text:style-name="P63">flow mode size = <text:span text:style-name="T63">32208</text:span></text:p>
      <text:p text:style-name="P63">all number = <text:span text:style-name="T63">2084</text:span></text:p>
      <text:p text:style-name="P64">all size = <text:span text:style-name="T64">1230283</text:span></text:p>
      <text:p text:style-name="P39"/>
      <text:p text:style-name="P18">八<text:span text:style-name="T18">、stag_0.5_0.3</text:span></text:p>
      <text:p text:style-name="P90">1、hedera</text:p>
      <text:p text:style-name="P90">（1）第一次实验</text:p>
      <text:p text:style-name="P90">port number:880</text:p>
      <text:p text:style-name="P90">flow number:352</text:p>
      <text:p text:style-name="P90">port request number:880</text:p>
      <text:p text:style-name="P90">flow request number:352</text:p>
      <text:p text:style-name="P90">flow mode number:680</text:p>
      <text:p text:style-name="P90">port size:1119110</text:p>
      <text:p text:style-name="P90">flow size:640439</text:p>
      <text:p text:style-name="P90">port request size:95040</text:p>
      <text:p text:style-name="P90">flow request size:68992</text:p>
      <text:p text:style-name="P90"><text:soft-page-break/>flow mode size:41480</text:p>
      <text:p text:style-name="P90">flow path number:166</text:p>
      <text:p text:style-name="P18">port number + port request number = <text:span text:style-name="T14">1760</text:span></text:p>
      <text:p text:style-name="P18">flow number + flow request number = <text:span text:style-name="T14">704</text:span></text:p>
      <text:p text:style-name="P18">flow mode number = <text:span text:style-name="T18">680</text:span></text:p>
      <text:p text:style-name="P18">flow path number = <text:span text:style-name="T18">166</text:span></text:p>
      <text:p text:style-name="P18">port size + port request size = <text:span text:style-name="T18">1214150</text:span></text:p>
      <text:p text:style-name="P18">flow size + flow request size = <text:span text:style-name="T18">709431</text:span></text:p>
      <text:p text:style-name="P18">flow mode size = <text:span text:style-name="T18">41480</text:span></text:p>
      <text:p text:style-name="P18">all number = <text:span text:style-name="T18">3144</text:span></text:p>
      <text:p text:style-name="P18">all size = <text:span text:style-name="T18">1965061</text:span></text:p>
      <text:p text:style-name="P90">（2）第二次实验</text:p>
      <text:p text:style-name="P90">port number:880</text:p>
      <text:p text:style-name="P90">flow number:352</text:p>
      <text:p text:style-name="P90">port request number:880</text:p>
      <text:p text:style-name="P90">flow request number:352</text:p>
      <text:p text:style-name="P90">flow mode number:546</text:p>
      <text:p text:style-name="P90">port size:1118141</text:p>
      <text:p text:style-name="P90">flow size:603169</text:p>
      <text:p text:style-name="P90">port request size:94952</text:p>
      <text:p text:style-name="P90">flow request size:68948</text:p>
      <text:p text:style-name="P90">flow mode size:33306</text:p>
      <text:p text:style-name="P90">flow path number:176</text:p>
      <text:p text:style-name="P19">port number + port request number = <text:span text:style-name="T14">1760</text:span></text:p>
      <text:p text:style-name="P19">flow number + flow request number = <text:span text:style-name="T14">704</text:span></text:p>
      <text:p text:style-name="P19">flow mode number = <text:span text:style-name="T19">546</text:span></text:p>
      <text:p text:style-name="P19">flow path number = <text:span text:style-name="T19">176</text:span></text:p>
      <text:p text:style-name="P19">port size + port request size = <text:span text:style-name="T19">1213093</text:span></text:p>
      <text:p text:style-name="P19">flow size + flow request size = <text:span text:style-name="T19">672117</text:span></text:p>
      <text:p text:style-name="P19">flow mode size = <text:span text:style-name="T19">33306</text:span></text:p>
      <text:p text:style-name="P19">all number = <text:span text:style-name="T19">3010</text:span></text:p>
      <text:p text:style-name="P19">all size = <text:span text:style-name="T19">1918516</text:span></text:p>
      <text:p text:style-name="P91">（3）第三次实验</text:p>
      <text:p text:style-name="P91">port number:880</text:p>
      <text:p text:style-name="P91">flow number:352</text:p>
      <text:p text:style-name="P91">port request number:880</text:p>
      <text:p text:style-name="P91">flow request number:352</text:p>
      <text:p text:style-name="P91">flow mode number:734</text:p>
      <text:p text:style-name="P91">port size:1117409</text:p>
      <text:p text:style-name="P91">flow size:613165</text:p>
      <text:p text:style-name="P91">port request size:95040</text:p>
      <text:p text:style-name="P91">flow request size:68992</text:p>
      <text:p text:style-name="P91">flow mode size:44774</text:p>
      <text:p text:style-name="P91">flow path number:172</text:p>
      <text:p text:style-name="P19">port number + port request number = <text:span text:style-name="T14">1760</text:span></text:p>
      <text:p text:style-name="P19">flow number + flow request number = <text:span text:style-name="T14">704</text:span></text:p>
      <text:p text:style-name="P19">flow mode number = <text:span text:style-name="T19">734</text:span></text:p>
      <text:p text:style-name="P19">flow path number = <text:span text:style-name="T19">172</text:span></text:p>
      <text:p text:style-name="P19">port size + port request size = <text:span text:style-name="T19">1212449</text:span></text:p>
      <text:p text:style-name="P19">flow size + flow request size = <text:span text:style-name="T19">682157</text:span></text:p>
      <text:p text:style-name="P19">flow mode size = <text:span text:style-name="T19">44774</text:span></text:p>
      <text:p text:style-name="P19">all number = <text:span text:style-name="T19">3198</text:span></text:p>
      <text:p text:style-name="P19"><text:soft-page-break/>all size = <text:span text:style-name="T19">1939380</text:span></text:p>
      <text:p text:style-name="P91">（4）第四次实验</text:p>
      <text:p text:style-name="P91">port number:880</text:p>
      <text:p text:style-name="P91">flow number:352</text:p>
      <text:p text:style-name="P91">port request number:880</text:p>
      <text:p text:style-name="P91">flow request number:352</text:p>
      <text:p text:style-name="P91">flow mode number:518</text:p>
      <text:p text:style-name="P91">port size:1121451</text:p>
      <text:p text:style-name="P91">flow size:628219</text:p>
      <text:p text:style-name="P91">port request size:94996</text:p>
      <text:p text:style-name="P91">flow request size:68992</text:p>
      <text:p text:style-name="P91">flow mode size:31598</text:p>
      <text:p text:style-name="P91">flow path number:184</text:p>
      <text:p text:style-name="P19">port number + port request number = <text:span text:style-name="T14">1760</text:span></text:p>
      <text:p text:style-name="P19">flow number + flow request number = <text:span text:style-name="T14">704</text:span></text:p>
      <text:p text:style-name="P19">flow mode number = <text:span text:style-name="T19">518</text:span></text:p>
      <text:p text:style-name="P19">flow path number = <text:span text:style-name="T19">184</text:span></text:p>
      <text:p text:style-name="P19">port size + port request size = <text:span text:style-name="T19">1216447</text:span></text:p>
      <text:p text:style-name="P19">flow size + flow request size = <text:span text:style-name="T19">697211</text:span></text:p>
      <text:p text:style-name="P19">flow mode size = <text:span text:style-name="T19">31598</text:span></text:p>
      <text:p text:style-name="P19">all number = <text:span text:style-name="T19">2982</text:span></text:p>
      <text:p text:style-name="P19">all size = <text:span text:style-name="T19">1945256</text:span></text:p>
      <text:p text:style-name="P91">（5）第五次实验</text:p>
      <text:p text:style-name="P92">port number:880</text:p>
      <text:p text:style-name="P92">flow number:352</text:p>
      <text:p text:style-name="P92">port request number:880</text:p>
      <text:p text:style-name="P92">flow request number:352</text:p>
      <text:p text:style-name="P92">flow mode number:476</text:p>
      <text:p text:style-name="P92">port size:1111360</text:p>
      <text:p text:style-name="P92">flow size:535793</text:p>
      <text:p text:style-name="P92">port request size:94952</text:p>
      <text:p text:style-name="P92">flow request size:68948</text:p>
      <text:p text:style-name="P92">flow mode size:29036</text:p>
      <text:p text:style-name="P92">flow path number:183</text:p>
      <text:p text:style-name="P20">port number + port request number = <text:span text:style-name="T14">1760</text:span></text:p>
      <text:p text:style-name="P20">flow number + flow request number = <text:span text:style-name="T14">704</text:span></text:p>
      <text:p text:style-name="P20">flow mode number = <text:span text:style-name="T20">476</text:span></text:p>
      <text:p text:style-name="P20">flow path number = <text:span text:style-name="T20">183</text:span></text:p>
      <text:p text:style-name="P20">port size + port request size = <text:span text:style-name="T20">1206312</text:span></text:p>
      <text:p text:style-name="P20">flow size + flow request size = <text:span text:style-name="T20">604741</text:span></text:p>
      <text:p text:style-name="P20">flow mode size = <text:span text:style-name="T20">29036</text:span></text:p>
      <text:p text:style-name="P20">all number = <text:span text:style-name="T20">2940</text:span></text:p>
      <text:p text:style-name="P20">all size = <text:span text:style-name="T21">1840089</text:span></text:p>
      <text:p text:style-name="P113">2、Ashman</text:p>
      <text:p text:style-name="P113">（1）第一次实验</text:p>
      <text:p text:style-name="P113">port number:880</text:p>
      <text:p text:style-name="P113">flow number:352</text:p>
      <text:p text:style-name="P113">port request number:880</text:p>
      <text:p text:style-name="P113">flow request number:352</text:p>
      <text:p text:style-name="P113">flow mode number:710</text:p>
      <text:p text:style-name="P113">port size:1114091</text:p>
      <text:p text:style-name="P113">flow size:637041</text:p>
      <text:p text:style-name="P113"><text:soft-page-break/>port request size:95040</text:p>
      <text:p text:style-name="P113">flow request size:38016</text:p>
      <text:p text:style-name="P113">flow mode size:43310</text:p>
      <text:p text:style-name="P113">flow path number:156</text:p>
      <text:p text:style-name="P113">flow number all:880</text:p>
      <text:p text:style-name="P113">flow request number all:880</text:p>
      <text:p text:style-name="P113">flow size all:1532614</text:p>
      <text:p text:style-name="P113">flow request size all:172480</text:p>
      <text:p text:style-name="P41">port number + port request number = <text:span text:style-name="T14">1760</text:span></text:p>
      <text:p text:style-name="P41">flow number + flow request number = <text:span text:style-name="T14">704</text:span></text:p>
      <text:p text:style-name="P41">flow mode number = <text:span text:style-name="T41">710</text:span></text:p>
      <text:p text:style-name="P41">flow path number = <text:span text:style-name="T41">156</text:span></text:p>
      <text:p text:style-name="P41">port size + port request size = <text:span text:style-name="T41">1209131</text:span></text:p>
      <text:p text:style-name="P41">flow size + flow request size = <text:span text:style-name="T41">675057</text:span></text:p>
      <text:p text:style-name="P41">flow mode size = <text:span text:style-name="T41">43310</text:span></text:p>
      <text:p text:style-name="P41">all number = <text:span text:style-name="T41">3174</text:span></text:p>
      <text:p text:style-name="P41">all size = <text:span text:style-name="T41">1927498</text:span></text:p>
      <text:p text:style-name="P113">（2）第二次实验</text:p>
      <text:p text:style-name="P114">port number:880</text:p>
      <text:p text:style-name="P114">flow number:352</text:p>
      <text:p text:style-name="P114">port request number:880</text:p>
      <text:p text:style-name="P114">flow request number:352</text:p>
      <text:p text:style-name="P114">flow mode number:546</text:p>
      <text:p text:style-name="P114">port size:1114835</text:p>
      <text:p text:style-name="P114">flow size:598489</text:p>
      <text:p text:style-name="P114">port request size:94908</text:p>
      <text:p text:style-name="P114">flow request size:37972</text:p>
      <text:p text:style-name="P114">flow mode size:33306</text:p>
      <text:p text:style-name="P114">flow path number:183</text:p>
      <text:p text:style-name="P114">flow number all:880</text:p>
      <text:p text:style-name="P114">flow request number all:880</text:p>
      <text:p text:style-name="P114">flow size all:1453283</text:p>
      <text:p text:style-name="P114">flow request size all:172348</text:p>
      <text:p text:style-name="P42">port number + port request number = <text:span text:style-name="T14">1760</text:span></text:p>
      <text:p text:style-name="P42">flow number + flow request number = <text:span text:style-name="T14">704</text:span></text:p>
      <text:p text:style-name="P42">flow mode number = <text:span text:style-name="T42">546</text:span></text:p>
      <text:p text:style-name="P42">flow path number = <text:span text:style-name="T42">183</text:span></text:p>
      <text:p text:style-name="P42">port size + port request size = <text:span text:style-name="T42">1209743</text:span></text:p>
      <text:p text:style-name="P42">flow size + flow request size = <text:span text:style-name="T42">636461</text:span></text:p>
      <text:p text:style-name="P42">flow mode size = <text:span text:style-name="T42">33306</text:span></text:p>
      <text:p text:style-name="P42">all number = <text:span text:style-name="T42">3010</text:span></text:p>
      <text:p text:style-name="P42">all size = <text:span text:style-name="T42">1879510</text:span></text:p>
      <text:p text:style-name="P114">（3）第三次实验</text:p>
      <text:p text:style-name="P114">port number:880</text:p>
      <text:p text:style-name="P114">flow number:352</text:p>
      <text:p text:style-name="P114">port request number:880</text:p>
      <text:p text:style-name="P114">flow request number:352</text:p>
      <text:p text:style-name="P114">flow mode number:698</text:p>
      <text:p text:style-name="P114">port size:1115821</text:p>
      <text:p text:style-name="P114">flow size:615119</text:p>
      <text:p text:style-name="P114">port request size:94952</text:p>
      <text:p text:style-name="P114">flow request size:38016</text:p>
      <text:p text:style-name="P114"><text:soft-page-break/>flow mode size:42578</text:p>
      <text:p text:style-name="P114">flow path number:170</text:p>
      <text:p text:style-name="P114">flow number all:880</text:p>
      <text:p text:style-name="P114">flow request number all:880</text:p>
      <text:p text:style-name="P114">flow size all:1450024</text:p>
      <text:p text:style-name="P114">flow request size all:172392</text:p>
      <text:p text:style-name="P42">port number + port request number = <text:span text:style-name="T14">1760</text:span></text:p>
      <text:p text:style-name="P42">flow number + flow request number = <text:span text:style-name="T14">704</text:span></text:p>
      <text:p text:style-name="P42">flow mode number = <text:span text:style-name="T42">698</text:span></text:p>
      <text:p text:style-name="P42">flow path number = <text:span text:style-name="T42">170</text:span></text:p>
      <text:p text:style-name="P42">port size + port request size = <text:span text:style-name="T42">1210773</text:span></text:p>
      <text:p text:style-name="P42">flow size + flow request size = <text:span text:style-name="T42">653135</text:span></text:p>
      <text:p text:style-name="P42">flow mode size = <text:span text:style-name="T42">42578</text:span></text:p>
      <text:p text:style-name="P42">all number = <text:span text:style-name="T42">3162</text:span></text:p>
      <text:p text:style-name="P42">all size = <text:span text:style-name="T42">1906486</text:span></text:p>
      <text:p text:style-name="P114">（4）第四次实验</text:p>
      <text:p text:style-name="P114">port number:880</text:p>
      <text:p text:style-name="P114">flow number:352</text:p>
      <text:p text:style-name="P114">port request number:880</text:p>
      <text:p text:style-name="P114">flow request number:352</text:p>
      <text:p text:style-name="P114">flow mode number:520</text:p>
      <text:p text:style-name="P114">port size:1118170</text:p>
      <text:p text:style-name="P114">flow size:624180</text:p>
      <text:p text:style-name="P114">port request size:94908</text:p>
      <text:p text:style-name="P114">flow request size:37884</text:p>
      <text:p text:style-name="P114">flow mode size:31720</text:p>
      <text:p text:style-name="P114">flow path number:175</text:p>
      <text:p text:style-name="P114">flow number all:880</text:p>
      <text:p text:style-name="P114">flow request number all:880</text:p>
      <text:p text:style-name="P114">flow size all:1520998</text:p>
      <text:p text:style-name="P114">flow request size all:172348</text:p>
      <text:p text:style-name="P43">port number + port request number = <text:span text:style-name="T14">1760</text:span></text:p>
      <text:p text:style-name="P43">flow number + flow request number = <text:span text:style-name="T14">704</text:span></text:p>
      <text:p text:style-name="P43">flow mode number = <text:span text:style-name="T43">520</text:span></text:p>
      <text:p text:style-name="P43">flow path number = <text:span text:style-name="T43">175</text:span></text:p>
      <text:p text:style-name="P43">port size + port request size = <text:span text:style-name="T43">1213078</text:span></text:p>
      <text:p text:style-name="P43">flow size + flow request size = <text:span text:style-name="T43">662064</text:span></text:p>
      <text:p text:style-name="P43">flow mode size = <text:span text:style-name="T43">31720</text:span></text:p>
      <text:p text:style-name="P43">all number = <text:span text:style-name="T43">2984</text:span></text:p>
      <text:p text:style-name="P43">all size = <text:span text:style-name="T43">1906862</text:span></text:p>
      <text:p text:style-name="P115">（5）第五次实验</text:p>
      <text:p text:style-name="P115">port number:880</text:p>
      <text:p text:style-name="P115">flow number:352</text:p>
      <text:p text:style-name="P115">port request number:880</text:p>
      <text:p text:style-name="P115">flow request number:352</text:p>
      <text:p text:style-name="P115">flow mode number:430</text:p>
      <text:p text:style-name="P115">port size:1109329</text:p>
      <text:p text:style-name="P115">flow size:529091</text:p>
      <text:p text:style-name="P115">port request size:94820</text:p>
      <text:p text:style-name="P115">flow request size:37928</text:p>
      <text:p text:style-name="P115">flow mode size:26230</text:p>
      <text:p text:style-name="P115">flow path number:179</text:p>
      <text:p text:style-name="P115"><text:soft-page-break/>flow number all:880</text:p>
      <text:p text:style-name="P115">flow request number all:880</text:p>
      <text:p text:style-name="P115">flow size all:1193174</text:p>
      <text:p text:style-name="P115">flow request size all:172260</text:p>
      <text:p text:style-name="P43">port number + port request number = <text:span text:style-name="T14">1760</text:span></text:p>
      <text:p text:style-name="P43">flow number + flow request number = <text:span text:style-name="T14">704</text:span></text:p>
      <text:p text:style-name="P43">flow mode number = <text:span text:style-name="T43">430</text:span></text:p>
      <text:p text:style-name="P43">flow path number = <text:span text:style-name="T43">179</text:span></text:p>
      <text:p text:style-name="P43">port size + port request size = <text:span text:style-name="T43">1204149</text:span></text:p>
      <text:p text:style-name="P43">flow size + flow request size = <text:span text:style-name="T43">567019</text:span></text:p>
      <text:p text:style-name="P43">flow mode size = <text:span text:style-name="T43">26230</text:span></text:p>
      <text:p text:style-name="P43">all number = <text:span text:style-name="T43">2894</text:span></text:p>
      <text:p text:style-name="P43">all size = <text:span text:style-name="T43">1797398</text:span></text:p>
      <text:p text:style-name="P135">3、DSFlows</text:p>
      <text:p text:style-name="P135">（1）第一次实验</text:p>
      <text:p text:style-name="P135">port number:520</text:p>
      <text:p text:style-name="P135">flow number:208</text:p>
      <text:p text:style-name="P135">port request number:520</text:p>
      <text:p text:style-name="P135">flow request number:208</text:p>
      <text:p text:style-name="P135">flow mode number:896</text:p>
      <text:p text:style-name="P135">port size:658487</text:p>
      <text:p text:style-name="P135">flow size:367157</text:p>
      <text:p text:style-name="P135">port request size:56030</text:p>
      <text:p text:style-name="P135">flow request size:40716</text:p>
      <text:p text:style-name="P135">flow mode size:54656</text:p>
      <text:p text:style-name="P135">flow path number:88</text:p>
      <text:p text:style-name="P64">port number + port request number = <text:span text:style-name="T64">1040</text:span></text:p>
      <text:p text:style-name="P64">flow number + flow request number = <text:span text:style-name="T64">516</text:span></text:p>
      <text:p text:style-name="P64">flow mode number = <text:span text:style-name="T64">896</text:span></text:p>
      <text:p text:style-name="P64">flow path number = <text:span text:style-name="T64">88</text:span></text:p>
      <text:p text:style-name="P64">port size + port request size = <text:span text:style-name="T64">714517</text:span></text:p>
      <text:p text:style-name="P64">flow size + flow request size = <text:span text:style-name="T64">407873</text:span></text:p>
      <text:p text:style-name="P64">flow mode size = <text:span text:style-name="T64">54656</text:span></text:p>
      <text:p text:style-name="P64">all number = <text:span text:style-name="T64">2452</text:span></text:p>
      <text:p text:style-name="P64">all size = <text:span text:style-name="T64">1177046</text:span></text:p>
      <text:p text:style-name="P135">（2）第二次实验</text:p>
      <text:p text:style-name="P135">port number:540</text:p>
      <text:p text:style-name="P135">flow number:216</text:p>
      <text:p text:style-name="P135">port request number:540</text:p>
      <text:p text:style-name="P135">flow request number:216</text:p>
      <text:p text:style-name="P135">flow mode number:484</text:p>
      <text:p text:style-name="P135">port size:689167</text:p>
      <text:p text:style-name="P135">flow size:391403</text:p>
      <text:p text:style-name="P135">port request size:58293</text:p>
      <text:p text:style-name="P135">flow request size:42336</text:p>
      <text:p text:style-name="P135">flow mode size:29524</text:p>
      <text:p text:style-name="P135">flow path number:63</text:p>
      <text:p text:style-name="P64">port number + port request number = <text:span text:style-name="T64">1080</text:span></text:p>
      <text:p text:style-name="P64">flow number + flow request number = <text:span text:style-name="T64">432</text:span></text:p>
      <text:p text:style-name="P64">flow mode number = <text:span text:style-name="T64">484</text:span></text:p>
      <text:p text:style-name="P64">flow path number = <text:span text:style-name="T64">63</text:span></text:p>
      <text:p text:style-name="P64">port size + port request size = <text:span text:style-name="T64">747460</text:span></text:p>
      <text:p text:style-name="P64"><text:soft-page-break/>flow size + flow request size = <text:span text:style-name="T64">433739</text:span></text:p>
      <text:p text:style-name="P64">flow mode size = <text:span text:style-name="T64">29524</text:span></text:p>
      <text:p text:style-name="P64">all number = <text:span text:style-name="T64">1996</text:span></text:p>
      <text:p text:style-name="P64">all size = <text:span text:style-name="T64">1210723</text:span></text:p>
      <text:p text:style-name="P135">（3）第三次实验</text:p>
      <text:p text:style-name="P136">port number:460</text:p>
      <text:p text:style-name="P136">flow number:184</text:p>
      <text:p text:style-name="P136">port request number:460</text:p>
      <text:p text:style-name="P136">flow request number:184</text:p>
      <text:p text:style-name="P136">flow mode number:392</text:p>
      <text:p text:style-name="P136">port size:582558</text:p>
      <text:p text:style-name="P136">flow size:319767</text:p>
      <text:p text:style-name="P136">port request size:49634</text:p>
      <text:p text:style-name="P136">flow request size:36018</text:p>
      <text:p text:style-name="P136">flow mode size:23912</text:p>
      <text:p text:style-name="P136">flow path number:11</text:p>
      <text:p text:style-name="P65">port number + port request number = <text:span text:style-name="T65">920</text:span></text:p>
      <text:p text:style-name="P65">flow number + flow request number = <text:span text:style-name="T65">368</text:span></text:p>
      <text:p text:style-name="P65">flow mode number = <text:span text:style-name="T65">392</text:span></text:p>
      <text:p text:style-name="P65">flow path number = <text:span text:style-name="T65">11</text:span></text:p>
      <text:p text:style-name="P65">port size + port request size = <text:span text:style-name="T65">632192</text:span></text:p>
      <text:p text:style-name="P65">flow size + flow request size = <text:span text:style-name="T65">355785</text:span></text:p>
      <text:p text:style-name="P65">flow mode size = <text:span text:style-name="T65">23912</text:span></text:p>
      <text:p text:style-name="P65">all number = <text:span text:style-name="T65">1680</text:span></text:p>
      <text:p text:style-name="P65">all size = <text:span text:style-name="T65">1011889</text:span></text:p>
      <text:p text:style-name="P136">（4）第四次实验</text:p>
      <text:p text:style-name="P136">port number:540</text:p>
      <text:p text:style-name="P136">flow number:216</text:p>
      <text:p text:style-name="P136">port request number:540</text:p>
      <text:p text:style-name="P136">flow request number:216</text:p>
      <text:p text:style-name="P136">flow mode number:502</text:p>
      <text:p text:style-name="P136">port size:687106</text:p>
      <text:p text:style-name="P136">flow size:424002</text:p>
      <text:p text:style-name="P136">port request size:58239</text:p>
      <text:p text:style-name="P136">flow request size:42309</text:p>
      <text:p text:style-name="P136">flow mode size:30622</text:p>
      <text:p text:style-name="P136">flow path number:84</text:p>
      <text:p text:style-name="P65">port number + port request number = <text:span text:style-name="T65">1080</text:span></text:p>
      <text:p text:style-name="P65">flow number + flow request number = <text:span text:style-name="T65">432</text:span></text:p>
      <text:p text:style-name="P65">flow mode number = <text:span text:style-name="T65">502</text:span></text:p>
      <text:p text:style-name="P65">flow path number = <text:span text:style-name="T65">84</text:span></text:p>
      <text:p text:style-name="P65">port size + port request size = <text:span text:style-name="T65">745345</text:span></text:p>
      <text:p text:style-name="P65">flow size + flow request size = <text:span text:style-name="T65">466311</text:span></text:p>
      <text:p text:style-name="P65">flow mode size = <text:span text:style-name="T65">30622</text:span></text:p>
      <text:p text:style-name="P65">all number = <text:span text:style-name="T65">2014</text:span></text:p>
      <text:p text:style-name="P65">all size = <text:span text:style-name="T65">1242278</text:span></text:p>
      <text:p text:style-name="P136">（5）第五次实验</text:p>
      <text:p text:style-name="P137">port number:400</text:p>
      <text:p text:style-name="P137">flow number:160</text:p>
      <text:p text:style-name="P137">port request number:400</text:p>
      <text:p text:style-name="P137">flow request number:160</text:p>
      <text:p text:style-name="P137">flow mode number:278</text:p>
      <text:p text:style-name="P137"><text:soft-page-break/>port size:487163</text:p>
      <text:p text:style-name="P137">flow size:216125</text:p>
      <text:p text:style-name="P137">port request size:43180</text:p>
      <text:p text:style-name="P137">flow request size:31340</text:p>
      <text:p text:style-name="P137">flow mode size:16958</text:p>
      <text:p text:style-name="P137">flow path number:8</text:p>
      <text:p text:style-name="P66">port number + port request number = <text:span text:style-name="T66">800</text:span></text:p>
      <text:p text:style-name="P66">flow number + flow request number = <text:span text:style-name="T66">320</text:span></text:p>
      <text:p text:style-name="P66">flow mode number = <text:span text:style-name="T66">278</text:span></text:p>
      <text:p text:style-name="P66">flow path number = <text:span text:style-name="T66">8</text:span></text:p>
      <text:p text:style-name="P66">port size + port request size = <text:span text:style-name="T66">530343</text:span></text:p>
      <text:p text:style-name="P66">flow size + flow request size = <text:span text:style-name="T66">247465</text:span></text:p>
      <text:p text:style-name="P66">flow mode size = <text:span text:style-name="T66">16958</text:span></text:p>
      <text:p text:style-name="P66">all number = <text:span text:style-name="T66">1398</text:span></text:p>
      <text:p text:style-name="P66">all size = <text:span text:style-name="T66">794766</text:span></text:p>
      <text:p text:style-name="P20"/>
      <text:p text:style-name="P20">九<text:span text:style-name="T20">、stag_0.7_0.2</text:span></text:p>
      <text:p text:style-name="P92">1、hedera</text:p>
      <text:p text:style-name="P92">（1）第一次实验</text:p>
      <text:p text:style-name="P92">port number:880</text:p>
      <text:p text:style-name="P92">flow number:352</text:p>
      <text:p text:style-name="P92">port request number:880</text:p>
      <text:p text:style-name="P92">flow request number:352</text:p>
      <text:p text:style-name="P92">flow mode number:434</text:p>
      <text:p text:style-name="P92">port size:1106549</text:p>
      <text:p text:style-name="P92">flow size:531262</text:p>
      <text:p text:style-name="P92">port request size:94908</text:p>
      <text:p text:style-name="P92">flow request size:68904</text:p>
      <text:p text:style-name="P92">flow mode size:26474</text:p>
      <text:p text:style-name="P92">flow path number:186</text:p>
      <text:p text:style-name="P20">port number + port request number = <text:span text:style-name="T14">1760</text:span></text:p>
      <text:p text:style-name="P20">flow number + flow request number = <text:span text:style-name="T14">704</text:span></text:p>
      <text:p text:style-name="P20">flow mode number = <text:span text:style-name="T20">434</text:span></text:p>
      <text:p text:style-name="P20">flow path number = <text:span text:style-name="T20">186</text:span></text:p>
      <text:p text:style-name="P20">port size + port request size = <text:span text:style-name="T20">1201457</text:span></text:p>
      <text:p text:style-name="P20">flow size + flow request size = <text:span text:style-name="T20">600166</text:span></text:p>
      <text:p text:style-name="P20">flow mode size = <text:span text:style-name="T20">26474</text:span></text:p>
      <text:p text:style-name="P20">all number = <text:span text:style-name="T20">2898</text:span></text:p>
      <text:p text:style-name="P20">all size = <text:span text:style-name="T21">1828097</text:span></text:p>
      <text:p text:style-name="P93">（2）第二次实验</text:p>
      <text:p text:style-name="P93">port number:880</text:p>
      <text:p text:style-name="P93">flow number:352</text:p>
      <text:p text:style-name="P93">port request number:880</text:p>
      <text:p text:style-name="P93">flow request number:352</text:p>
      <text:p text:style-name="P93">flow mode number:456</text:p>
      <text:p text:style-name="P93">port size:1116807</text:p>
      <text:p text:style-name="P93">flow size:582120</text:p>
      <text:p text:style-name="P93">port request size:94996</text:p>
      <text:p text:style-name="P93">flow request size:68992</text:p>
      <text:p text:style-name="P93">flow mode size:27816</text:p>
      <text:p text:style-name="P93">flow path number:163</text:p>
      <text:p text:style-name="P21">port number + port request number = <text:span text:style-name="T14">1760</text:span></text:p>
      <text:p text:style-name="P21"><text:soft-page-break/>flow number + flow request number = <text:span text:style-name="T14">704</text:span></text:p>
      <text:p text:style-name="P21">flow mode number = <text:span text:style-name="T21">456</text:span></text:p>
      <text:p text:style-name="P21">flow path number = <text:span text:style-name="T21">163</text:span></text:p>
      <text:p text:style-name="P21">port size + port request size = <text:span text:style-name="T21">1211803</text:span></text:p>
      <text:p text:style-name="P21">flow size + flow request size = <text:span text:style-name="T21">651112</text:span></text:p>
      <text:p text:style-name="P21">flow mode size = <text:span text:style-name="T21">27816</text:span></text:p>
      <text:p text:style-name="P21">all number = <text:span text:style-name="T21">2920</text:span></text:p>
      <text:p text:style-name="P21">all size = <text:span text:style-name="T21">1890731</text:span></text:p>
      <text:p text:style-name="P93">（3）第三次实验</text:p>
      <text:p text:style-name="P93">port number:880</text:p>
      <text:p text:style-name="P93">flow number:352</text:p>
      <text:p text:style-name="P93">port request number:880</text:p>
      <text:p text:style-name="P93">flow request number:352</text:p>
      <text:p text:style-name="P93">flow mode number:502</text:p>
      <text:p text:style-name="P93">port size:1108608</text:p>
      <text:p text:style-name="P93">flow size:517834</text:p>
      <text:p text:style-name="P93">port request size:95040</text:p>
      <text:p text:style-name="P93">flow request size:68992</text:p>
      <text:p text:style-name="P93">flow mode size:30622</text:p>
      <text:p text:style-name="P93">flow path number:184</text:p>
      <text:p text:style-name="P21">port number + port request number = <text:span text:style-name="T14">1760</text:span></text:p>
      <text:p text:style-name="P21">flow number + flow request number = <text:span text:style-name="T14">704</text:span></text:p>
      <text:p text:style-name="P21">flow mode number = <text:span text:style-name="T21">502</text:span></text:p>
      <text:p text:style-name="P21">flow path number = <text:span text:style-name="T21">184</text:span></text:p>
      <text:p text:style-name="P21">port size + port request size = <text:span text:style-name="T21">1203648</text:span></text:p>
      <text:p text:style-name="P21">flow size + flow request size = <text:span text:style-name="T21">586826</text:span></text:p>
      <text:p text:style-name="P21">flow mode size = <text:span text:style-name="T21">30622</text:span></text:p>
      <text:p text:style-name="P21">all number = <text:span text:style-name="T21">2966</text:span></text:p>
      <text:p text:style-name="P21">all size = <text:span text:style-name="T21">1821096</text:span></text:p>
      <text:p text:style-name="P93">（4）第四次实验</text:p>
      <text:p text:style-name="P94">port number:860</text:p>
      <text:p text:style-name="P94">flow number:344</text:p>
      <text:p text:style-name="P94">port request number:860</text:p>
      <text:p text:style-name="P94">flow request number:344</text:p>
      <text:p text:style-name="P94">flow mode number:368</text:p>
      <text:p text:style-name="P94">port size:1089503</text:p>
      <text:p text:style-name="P94">flow size:523109</text:p>
      <text:p text:style-name="P94">port request size:92794</text:p>
      <text:p text:style-name="P94">flow request size:67424</text:p>
      <text:p text:style-name="P94">flow mode size:22448</text:p>
      <text:p text:style-name="P94">flow path number:178</text:p>
      <text:p text:style-name="P22">port number + port request number = <text:span text:style-name="T22">1720</text:span></text:p>
      <text:p text:style-name="P22">flow number + flow request number = <text:span text:style-name="T22">688</text:span></text:p>
      <text:p text:style-name="P22">flow mode number = <text:span text:style-name="T22">368</text:span></text:p>
      <text:p text:style-name="P22">flow path number = <text:span text:style-name="T22">178</text:span></text:p>
      <text:p text:style-name="P22">port size + port request size = <text:span text:style-name="T22">1182297</text:span></text:p>
      <text:p text:style-name="P22">flow size + flow request size = <text:span text:style-name="T22">590533</text:span></text:p>
      <text:p text:style-name="P22">flow mode size = <text:span text:style-name="T22">22448</text:span></text:p>
      <text:p text:style-name="P22">all number = <text:span text:style-name="T22">2776</text:span></text:p>
      <text:p text:style-name="P22">all size = <text:span text:style-name="T22">1795278</text:span></text:p>
      <text:p text:style-name="P94">（5）第五次实验</text:p>
      <text:p text:style-name="P95">port number:880</text:p>
      <text:p text:style-name="P95"><text:soft-page-break/>flow number:352</text:p>
      <text:p text:style-name="P95">port request number:880</text:p>
      <text:p text:style-name="P95">flow request number:352</text:p>
      <text:p text:style-name="P95">flow mode number:204</text:p>
      <text:p text:style-name="P95">port size:1111336</text:p>
      <text:p text:style-name="P95">flow size:457487</text:p>
      <text:p text:style-name="P95">port request size:94996</text:p>
      <text:p text:style-name="P95">flow request size:68992</text:p>
      <text:p text:style-name="P95">flow mode size:12444</text:p>
      <text:p text:style-name="P95">flow path number:179</text:p>
      <text:p text:style-name="P23">port number + port request number = <text:span text:style-name="T23">1760</text:span></text:p>
      <text:p text:style-name="P23">flow number + flow request number = <text:span text:style-name="T23">704</text:span></text:p>
      <text:p text:style-name="P23">flow mode number = <text:span text:style-name="T23">204</text:span></text:p>
      <text:p text:style-name="P23">flow path number = <text:span text:style-name="T23">179</text:span></text:p>
      <text:p text:style-name="P23">port size + port request size = <text:span text:style-name="T23">1206332</text:span></text:p>
      <text:p text:style-name="P23">flow size + flow request size = <text:span text:style-name="T23">526479</text:span></text:p>
      <text:p text:style-name="P23">flow mode size = <text:span text:style-name="T23">12444</text:span></text:p>
      <text:p text:style-name="P23">all number = <text:span text:style-name="T23">2668</text:span></text:p>
      <text:p text:style-name="P23">all size = <text:span text:style-name="T23">1745255</text:span></text:p>
      <text:p text:style-name="P115">2、Ashman</text:p>
      <text:p text:style-name="P115">（1）第一次实验</text:p>
      <text:p text:style-name="P115">port number:880</text:p>
      <text:p text:style-name="P115">flow number:352</text:p>
      <text:p text:style-name="P115">port request number:880</text:p>
      <text:p text:style-name="P115">flow request number:352</text:p>
      <text:p text:style-name="P115">flow mode number:384</text:p>
      <text:p text:style-name="P115">port size:1099704</text:p>
      <text:p text:style-name="P115">flow size:519580</text:p>
      <text:p text:style-name="P115">port request size:94908</text:p>
      <text:p text:style-name="P115">flow request size:38016</text:p>
      <text:p text:style-name="P115">flow mode size:23424</text:p>
      <text:p text:style-name="P115">flow path number:185</text:p>
      <text:p text:style-name="P115">flow number all:880</text:p>
      <text:p text:style-name="P115">flow request number all:880</text:p>
      <text:p text:style-name="P115">flow size all:1148773</text:p>
      <text:p text:style-name="P115">flow request size all:172348</text:p>
      <text:p text:style-name="P43">port number + port request number = <text:span text:style-name="T23">1760</text:span></text:p>
      <text:p text:style-name="P43">flow number + flow request number = <text:span text:style-name="T23">704</text:span></text:p>
      <text:p text:style-name="P43">flow mode number = <text:span text:style-name="T43">384</text:span></text:p>
      <text:p text:style-name="P43">flow path number = <text:span text:style-name="T43">185</text:span></text:p>
      <text:p text:style-name="P43">port size + port request size = <text:span text:style-name="T44">1194612</text:span></text:p>
      <text:p text:style-name="P44">flow size + flow request size = <text:span text:style-name="T44">557596</text:span></text:p>
      <text:p text:style-name="P44">flow mode size = <text:span text:style-name="T44">23424</text:span></text:p>
      <text:p text:style-name="P44">all number = <text:span text:style-name="T44">2848</text:span></text:p>
      <text:p text:style-name="P44">all size = <text:span text:style-name="T44">1775632</text:span></text:p>
      <text:p text:style-name="P116">（2）第二次实验</text:p>
      <text:p text:style-name="P116">port number:880</text:p>
      <text:p text:style-name="P116">flow number:352</text:p>
      <text:p text:style-name="P116">port request number:880</text:p>
      <text:p text:style-name="P116">flow request number:352</text:p>
      <text:p text:style-name="P116">flow mode number:494</text:p>
      <text:p text:style-name="P116">port size:1114745</text:p>
      <text:p text:style-name="P116"><text:soft-page-break/>flow size:588027</text:p>
      <text:p text:style-name="P116">port request size:95040</text:p>
      <text:p text:style-name="P116">flow request size:38016</text:p>
      <text:p text:style-name="P116">flow mode size:30134</text:p>
      <text:p text:style-name="P116">flow path number:165</text:p>
      <text:p text:style-name="P116">flow number all:880</text:p>
      <text:p text:style-name="P116">flow request number all:880</text:p>
      <text:p text:style-name="P116">flow size all:1356445</text:p>
      <text:p text:style-name="P116">flow request size all:172480</text:p>
      <text:p text:style-name="P44">port number + port request number = <text:span text:style-name="T23">1760</text:span></text:p>
      <text:p text:style-name="P44">flow number + flow request number = <text:span text:style-name="T23">704</text:span></text:p>
      <text:p text:style-name="P44">flow mode number = <text:span text:style-name="T44">494</text:span></text:p>
      <text:p text:style-name="P44">flow path number = <text:span text:style-name="T44">165</text:span></text:p>
      <text:p text:style-name="P44">port size + port request size = <text:span text:style-name="T44">1209785</text:span></text:p>
      <text:p text:style-name="P44">flow size + flow request size = <text:span text:style-name="T44">626043</text:span></text:p>
      <text:p text:style-name="P44">flow mode size = <text:span text:style-name="T44">30134</text:span></text:p>
      <text:p text:style-name="P44">all number = <text:span text:style-name="T44">2958</text:span></text:p>
      <text:p text:style-name="P44">all size = <text:span text:style-name="T44">1865962</text:span></text:p>
      <text:p text:style-name="P116">（3）第三次实验</text:p>
      <text:p text:style-name="P116">port number:880</text:p>
      <text:p text:style-name="P116">flow number:352</text:p>
      <text:p text:style-name="P116">port request number:880</text:p>
      <text:p text:style-name="P116">flow request number:352</text:p>
      <text:p text:style-name="P116">flow mode number:498</text:p>
      <text:p text:style-name="P116">port size:1100203</text:p>
      <text:p text:style-name="P116">flow size:505373</text:p>
      <text:p text:style-name="P116">port request size:94908</text:p>
      <text:p text:style-name="P116">flow request size:37928</text:p>
      <text:p text:style-name="P116">flow mode size:30378</text:p>
      <text:p text:style-name="P116">flow path number:183</text:p>
      <text:p text:style-name="P116">flow number all:880</text:p>
      <text:p text:style-name="P116">flow request number all:880</text:p>
      <text:p text:style-name="P116">flow size all:1170022</text:p>
      <text:p text:style-name="P116">flow request size all:172348</text:p>
      <text:p text:style-name="P44">port number + port request number = <text:span text:style-name="T23">1760</text:span></text:p>
      <text:p text:style-name="P44">flow number + flow request number = <text:span text:style-name="T23">704</text:span></text:p>
      <text:p text:style-name="P44">flow mode number = <text:span text:style-name="T44">498</text:span></text:p>
      <text:p text:style-name="P44">flow path number = <text:span text:style-name="T44">183</text:span></text:p>
      <text:p text:style-name="P44">port size + port request size = <text:span text:style-name="T44">1195111</text:span></text:p>
      <text:p text:style-name="P44">flow size + flow request size = <text:span text:style-name="T44">543301</text:span></text:p>
      <text:p text:style-name="P44">flow mode size = <text:span text:style-name="T44">30378</text:span></text:p>
      <text:p text:style-name="P44">all number = <text:span text:style-name="T44">2962</text:span></text:p>
      <text:p text:style-name="P44">all size = <text:span text:style-name="T44">1768790</text:span></text:p>
      <text:p text:style-name="P116">（4）第四次实验</text:p>
      <text:p text:style-name="P117">port number:880</text:p>
      <text:p text:style-name="P117">flow number:352</text:p>
      <text:p text:style-name="P117">port request number:880</text:p>
      <text:p text:style-name="P117">flow request number:352</text:p>
      <text:p text:style-name="P117">flow mode number:384</text:p>
      <text:p text:style-name="P117">port size:1101787</text:p>
      <text:p text:style-name="P117">flow size:528209</text:p>
      <text:p text:style-name="P117">port request size:94996</text:p>
      <text:p text:style-name="P117"><text:soft-page-break/>flow request size:37972</text:p>
      <text:p text:style-name="P117">flow mode size:23424</text:p>
      <text:p text:style-name="P117">flow path number:180</text:p>
      <text:p text:style-name="P117">flow number all:880</text:p>
      <text:p text:style-name="P117">flow request number all:880</text:p>
      <text:p text:style-name="P117">flow size all:1208826</text:p>
      <text:p text:style-name="P117">flow request size all:172436</text:p>
      <text:p text:style-name="P45">port number + port request number = <text:span text:style-name="T23">1760</text:span></text:p>
      <text:p text:style-name="P45">flow number + flow request number = <text:span text:style-name="T23">704</text:span></text:p>
      <text:p text:style-name="P45">flow mode number = <text:span text:style-name="T45">384</text:span></text:p>
      <text:p text:style-name="P45">flow path number = <text:span text:style-name="T45">180</text:span></text:p>
      <text:p text:style-name="P45">port size + port request size = <text:span text:style-name="T45">1196783</text:span></text:p>
      <text:p text:style-name="P45">flow size + flow request size = <text:span text:style-name="T45">566181</text:span></text:p>
      <text:p text:style-name="P45">flow mode size = <text:span text:style-name="T45">23424</text:span></text:p>
      <text:p text:style-name="P45">all number = <text:span text:style-name="T45">2848</text:span></text:p>
      <text:p text:style-name="P45">all size = <text:span text:style-name="T45">1786388</text:span></text:p>
      <text:p text:style-name="P117">（5）第五次实验</text:p>
      <text:p text:style-name="P117">port number:880</text:p>
      <text:p text:style-name="P117">flow number:352</text:p>
      <text:p text:style-name="P117">port request number:880</text:p>
      <text:p text:style-name="P117">flow request number:352</text:p>
      <text:p text:style-name="P117">flow mode number:302</text:p>
      <text:p text:style-name="P117">port size:1110510</text:p>
      <text:p text:style-name="P117">flow size:492747</text:p>
      <text:p text:style-name="P117">port request size:95040</text:p>
      <text:p text:style-name="P117">flow request size:38016</text:p>
      <text:p text:style-name="P117">flow mode size:18422</text:p>
      <text:p text:style-name="P117">flow path number:195</text:p>
      <text:p text:style-name="P117">flow number all:880</text:p>
      <text:p text:style-name="P117">flow request number all:880</text:p>
      <text:p text:style-name="P117">flow size all:1097457</text:p>
      <text:p text:style-name="P117">flow request size all:172480</text:p>
      <text:p text:style-name="P45">port number + port request number = <text:span text:style-name="T23">1760</text:span></text:p>
      <text:p text:style-name="P45">flow number + flow request number = <text:span text:style-name="T23">704</text:span></text:p>
      <text:p text:style-name="P45">flow mode number = <text:span text:style-name="T45">302</text:span></text:p>
      <text:p text:style-name="P45">flow path number = <text:span text:style-name="T45">195</text:span></text:p>
      <text:p text:style-name="P45">port size + port request size = <text:span text:style-name="T45">1205550</text:span></text:p>
      <text:p text:style-name="P45">flow size + flow request size = <text:span text:style-name="T45">530763</text:span></text:p>
      <text:p text:style-name="P45">flow mode size = <text:span text:style-name="T45">18422</text:span></text:p>
      <text:p text:style-name="P45">all number = <text:span text:style-name="T45">2766</text:span></text:p>
      <text:p text:style-name="P45">all size = <text:span text:style-name="T45">1754735</text:span></text:p>
      <text:p text:style-name="P137">3、DSFlows</text:p>
      <text:p text:style-name="P137">（1）第一次实验</text:p>
      <text:p text:style-name="P137">port number:400</text:p>
      <text:p text:style-name="P137">flow number:160</text:p>
      <text:p text:style-name="P137">port request number:400</text:p>
      <text:p text:style-name="P137">flow request number:160</text:p>
      <text:p text:style-name="P137">flow mode number:238</text:p>
      <text:p text:style-name="P137">port size:503452</text:p>
      <text:p text:style-name="P137">flow size:198843</text:p>
      <text:p text:style-name="P137">port request size:43160</text:p>
      <text:p text:style-name="P137">flow request size:31340</text:p>
      <text:p text:style-name="P137"><text:soft-page-break/>flow mode size:14518</text:p>
      <text:p text:style-name="P137">flow path number:22</text:p>
      <text:p text:style-name="P66">port number + port request number = <text:span text:style-name="T66">800</text:span></text:p>
      <text:p text:style-name="P66">flow number + flow request number = <text:span text:style-name="T66">320</text:span></text:p>
      <text:p text:style-name="P66">flow mode number = <text:span text:style-name="T66">238</text:span></text:p>
      <text:p text:style-name="P66">flow path number = <text:span text:style-name="T66">22</text:span></text:p>
      <text:p text:style-name="P66">port size + port request size = <text:span text:style-name="T66">546612</text:span></text:p>
      <text:p text:style-name="P66">flow size + flow request size = <text:span text:style-name="T66">230183</text:span></text:p>
      <text:p text:style-name="P66">flow mode size = <text:span text:style-name="T66">14518</text:span></text:p>
      <text:p text:style-name="P66">all number = <text:span text:style-name="T66">1358</text:span></text:p>
      <text:p text:style-name="P66">all size = <text:span text:style-name="T66">791313</text:span></text:p>
      <text:p text:style-name="P137">（2）第二次实验</text:p>
      <text:p text:style-name="P137">port number:520</text:p>
      <text:p text:style-name="P137">flow number:208</text:p>
      <text:p text:style-name="P137">port request number:520</text:p>
      <text:p text:style-name="P137">flow request number:208</text:p>
      <text:p text:style-name="P137">flow mode number:328</text:p>
      <text:p text:style-name="P137">port size:650876</text:p>
      <text:p text:style-name="P137">flow size:352383</text:p>
      <text:p text:style-name="P137">port request size:56134</text:p>
      <text:p text:style-name="P137">flow request size:40742</text:p>
      <text:p text:style-name="P137">flow mode size:20008</text:p>
      <text:p text:style-name="P137">flow path number:72</text:p>
      <text:p text:style-name="P67">port number + port request number = <text:span text:style-name="T67">1040</text:span></text:p>
      <text:p text:style-name="P67">flow number + flow request number = <text:span text:style-name="T67">516</text:span></text:p>
      <text:p text:style-name="P67">flow mode number = <text:span text:style-name="T67">328</text:span></text:p>
      <text:p text:style-name="P67">flow path number = <text:span text:style-name="T67">72</text:span></text:p>
      <text:p text:style-name="P67">port size + port request size = <text:span text:style-name="T67">707010</text:span></text:p>
      <text:p text:style-name="P67">flow size + flow request size = <text:span text:style-name="T67">393125</text:span></text:p>
      <text:p text:style-name="P67">flow mode size = <text:span text:style-name="T67">20008</text:span></text:p>
      <text:p text:style-name="P67">all number = <text:span text:style-name="T67">1884</text:span></text:p>
      <text:p text:style-name="P67">all size = <text:span text:style-name="T67">1120143</text:span></text:p>
      <text:p text:style-name="P138">（3）第三次实验</text:p>
      <text:p text:style-name="P138">port number:420</text:p>
      <text:p text:style-name="P138">flow number:168</text:p>
      <text:p text:style-name="P138">port request number:420</text:p>
      <text:p text:style-name="P138">flow request number:168</text:p>
      <text:p text:style-name="P138">flow mode number:310</text:p>
      <text:p text:style-name="P138">port size:529303</text:p>
      <text:p text:style-name="P138">flow size:238971</text:p>
      <text:p text:style-name="P138">port request size:45360</text:p>
      <text:p text:style-name="P138">flow request size:32928</text:p>
      <text:p text:style-name="P138">flow mode size:18910</text:p>
      <text:p text:style-name="P138">flow path number:28</text:p>
      <text:p text:style-name="P67">port number + port request number = <text:span text:style-name="T67">840</text:span></text:p>
      <text:p text:style-name="P67">flow number + flow request number = <text:span text:style-name="T67">336</text:span></text:p>
      <text:p text:style-name="P67">flow mode number = <text:span text:style-name="T67">310</text:span></text:p>
      <text:p text:style-name="P67">flow path number = <text:span text:style-name="T67">28</text:span></text:p>
      <text:p text:style-name="P67">port size + port request size = <text:span text:style-name="T67">574663</text:span></text:p>
      <text:p text:style-name="P67">flow size + flow request size = <text:span text:style-name="T67">271899</text:span></text:p>
      <text:p text:style-name="P67">flow mode size = <text:span text:style-name="T67">18910</text:span></text:p>
      <text:p text:style-name="P67">all number = <text:span text:style-name="T67">1666</text:span></text:p>
      <text:p text:style-name="P67"><text:soft-page-break/>all size = <text:span text:style-name="T67">865472</text:span></text:p>
      <text:p text:style-name="P138">（4）第四次实验</text:p>
      <text:p text:style-name="P138">port number:440</text:p>
      <text:p text:style-name="P138">flow number:176</text:p>
      <text:p text:style-name="P138">port request number:440</text:p>
      <text:p text:style-name="P138">flow request number:176</text:p>
      <text:p text:style-name="P138">flow mode number:328</text:p>
      <text:p text:style-name="P138">port size:555571</text:p>
      <text:p text:style-name="P138">flow size:271814</text:p>
      <text:p text:style-name="P138">port request size:47520</text:p>
      <text:p text:style-name="P138">flow request size:34496</text:p>
      <text:p text:style-name="P138">flow mode size:20008</text:p>
      <text:p text:style-name="P138">flow path number:34</text:p>
      <text:p text:style-name="P67">port number + port request number = <text:span text:style-name="T67">880</text:span></text:p>
      <text:p text:style-name="P68">flow number + flow request number = <text:span text:style-name="T68">352</text:span></text:p>
      <text:p text:style-name="P68">flow mode number = <text:span text:style-name="T68">328</text:span></text:p>
      <text:p text:style-name="P68">flow path number = <text:span text:style-name="T68">34</text:span></text:p>
      <text:p text:style-name="P68">port size + port request size = <text:span text:style-name="T68">603091</text:span></text:p>
      <text:p text:style-name="P68">flow size + flow request size = <text:span text:style-name="T68">306310</text:span></text:p>
      <text:p text:style-name="P68">flow mode size = <text:span text:style-name="T68">20008</text:span></text:p>
      <text:p text:style-name="P68">all number = <text:span text:style-name="T68">1560</text:span></text:p>
      <text:p text:style-name="P68">all size = <text:span text:style-name="T68">929409</text:span></text:p>
      <text:p text:style-name="P139">（5）第五次实验</text:p>
      <text:p text:style-name="P140">port number:380</text:p>
      <text:p text:style-name="P140">flow number:152</text:p>
      <text:p text:style-name="P140">port request number:380</text:p>
      <text:p text:style-name="P140">flow request number:152</text:p>
      <text:p text:style-name="P140">flow mode number:176</text:p>
      <text:p text:style-name="P140">port size:477442</text:p>
      <text:p text:style-name="P140">flow size:166816</text:p>
      <text:p text:style-name="P140">port request size:41021</text:p>
      <text:p text:style-name="P140">flow request size:29773</text:p>
      <text:p text:style-name="P140">flow mode size:10736</text:p>
      <text:p text:style-name="P140">flow path number:14</text:p>
      <text:p text:style-name="P69">port number + port request number = <text:span text:style-name="T69">760</text:span></text:p>
      <text:p text:style-name="P69">flow number + flow request number = <text:span text:style-name="T69">304</text:span></text:p>
      <text:p text:style-name="P69">flow mode number = <text:span text:style-name="T69">176</text:span></text:p>
      <text:p text:style-name="P69">flow path number = <text:span text:style-name="T69">14</text:span></text:p>
      <text:p text:style-name="P69">port size + port request size = <text:span text:style-name="T69">518463</text:span></text:p>
      <text:p text:style-name="P69">flow size + flow request size = <text:span text:style-name="T69">196589</text:span></text:p>
      <text:p text:style-name="P69">flow mode size = <text:span text:style-name="T69">10736</text:span></text:p>
      <text:p text:style-name="P69">all number = <text:span text:style-name="T69">1240</text:span></text:p>
      <text:p text:style-name="P69">all size = <text:span text:style-name="T69">725788</text:span></text:p>
      <text:p text:style-name="P69"/>
      <text:p text:style-name="P69">十<text:span text:style-name="T70">、time</text:span></text:p>
      <text:p text:style-name="P141">（1）0.1</text:p>
      <text:p text:style-name="P142">port number:280</text:p>
      <text:p text:style-name="P142">flow number:112</text:p>
      <text:p text:style-name="P142">port request number:300</text:p>
      <text:p text:style-name="P142">flow request number:120</text:p>
      <text:p text:style-name="P142">flow mode number:398</text:p>
      <text:p text:style-name="P142">port size:354305</text:p>
      <text:p text:style-name="P142"><text:soft-page-break/>flow size:176162</text:p>
      <text:p text:style-name="P142">port request size:32370</text:p>
      <text:p text:style-name="P142">flow request size:23505</text:p>
      <text:p text:style-name="P142">flow mode size:24278</text:p>
      <text:p text:style-name="P142">flow path number:7</text:p>
      <text:p text:style-name="P70">port number + port request number = <text:span text:style-name="T71">580</text:span></text:p>
      <text:p text:style-name="P70">flow number + flow request number = <text:span text:style-name="T71">232</text:span></text:p>
      <text:p text:style-name="P70">flow mode number = <text:span text:style-name="T71">398</text:span></text:p>
      <text:p text:style-name="P70">flow path number = <text:span text:style-name="T71">7</text:span></text:p>
      <text:p text:style-name="P70">port size + port request size = <text:span text:style-name="T71">386675</text:span></text:p>
      <text:p text:style-name="P70">flow size + flow request size = <text:span text:style-name="T71">199667</text:span></text:p>
      <text:p text:style-name="P70">flow mode size = <text:span text:style-name="T71">24278</text:span></text:p>
      <text:p text:style-name="P70">all number = <text:span text:style-name="T71">1210</text:span></text:p>
      <text:p text:style-name="P70">all size = <text:span text:style-name="T71">610620</text:span></text:p>
      <text:p text:style-name="P142">（2）0.2</text:p>
      <text:p text:style-name="P142">port number:280</text:p>
      <text:p text:style-name="P142">flow number:112</text:p>
      <text:p text:style-name="P142">port request number:280</text:p>
      <text:p text:style-name="P142">flow request number:112</text:p>
      <text:p text:style-name="P142">flow mode number:350</text:p>
      <text:p text:style-name="P142">port size:354010</text:p>
      <text:p text:style-name="P142">flow size:173366</text:p>
      <text:p text:style-name="P142">port request size:30212</text:p>
      <text:p text:style-name="P142">flow request size:21952</text:p>
      <text:p text:style-name="P142">flow mode size:21350</text:p>
      <text:p text:style-name="P142">flow path number:5</text:p>
      <text:p text:style-name="P70">port number + port request number = <text:span text:style-name="T71">560</text:span></text:p>
      <text:p text:style-name="P70">flow number + flow request number = <text:span text:style-name="T71">224</text:span></text:p>
      <text:p text:style-name="P70">flow mode number = <text:span text:style-name="T71">350</text:span></text:p>
      <text:p text:style-name="P70">flow path number = <text:span text:style-name="T71">5</text:span></text:p>
      <text:p text:style-name="P70">port size + port request size = <text:span text:style-name="T71">384222</text:span></text:p>
      <text:p text:style-name="P70">flow size + flow request size = <text:span text:style-name="T71">195318</text:span></text:p>
      <text:p text:style-name="P70">flow mode size = <text:span text:style-name="T71">21350</text:span></text:p>
      <text:p text:style-name="P70">all number = <text:span text:style-name="T71">1134</text:span></text:p>
      <text:p text:style-name="P70">all size = <text:span text:style-name="T71">600890</text:span></text:p>
      <text:p text:style-name="P142">（3）0.3</text:p>
      <text:p text:style-name="P142">port number:320</text:p>
      <text:p text:style-name="P142">flow number:128</text:p>
      <text:p text:style-name="P142">port request number:320</text:p>
      <text:p text:style-name="P142">flow request number:128</text:p>
      <text:p text:style-name="P142">flow mode number:362</text:p>
      <text:p text:style-name="P142">port size:405775</text:p>
      <text:p text:style-name="P142">flow size:201351</text:p>
      <text:p text:style-name="P142">port request size:34560</text:p>
      <text:p text:style-name="P142">flow request size:25088</text:p>
      <text:p text:style-name="P142">flow mode size:22082</text:p>
      <text:p text:style-name="P142">flow path number:10</text:p>
      <text:p text:style-name="P70">port number + port request number = <text:span text:style-name="T71">640</text:span></text:p>
      <text:p text:style-name="P70">flow number + flow request number = <text:span text:style-name="T71">256</text:span></text:p>
      <text:p text:style-name="P70">flow mode number = <text:span text:style-name="T71">362</text:span></text:p>
      <text:p text:style-name="P70">flow path number = <text:span text:style-name="T71">10</text:span></text:p>
      <text:p text:style-name="P70">port size + port request size = <text:span text:style-name="T71">440335</text:span></text:p>
      <text:p text:style-name="P70"><text:soft-page-break/>flow size + flow request size = <text:span text:style-name="T71">226439</text:span></text:p>
      <text:p text:style-name="P70">flow mode size = <text:span text:style-name="T71">22082</text:span></text:p>
      <text:p text:style-name="P70">all number = <text:span text:style-name="T71">1258</text:span></text:p>
      <text:p text:style-name="P70">all size = <text:span text:style-name="T71">688856</text:span></text:p>
      <text:p text:style-name="P142">（4）0.4</text:p>
      <text:p text:style-name="P142">port number:380</text:p>
      <text:p text:style-name="P142">flow number:152</text:p>
      <text:p text:style-name="P142">port request number:380</text:p>
      <text:p text:style-name="P142">flow request number:152</text:p>
      <text:p text:style-name="P142">flow mode number:458</text:p>
      <text:p text:style-name="P142">port size:484388</text:p>
      <text:p text:style-name="P142">flow size:257713</text:p>
      <text:p text:style-name="P142">port request size:41021</text:p>
      <text:p text:style-name="P142">flow request size:29773</text:p>
      <text:p text:style-name="P142">flow mode size:27938</text:p>
      <text:p text:style-name="P142">flow path number:21</text:p>
      <text:p text:style-name="P70">port number + port request number = <text:span text:style-name="T71">760</text:span></text:p>
      <text:p text:style-name="P70">flow number + flow request number = <text:span text:style-name="T71">304</text:span></text:p>
      <text:p text:style-name="P70">flow mode number = <text:span text:style-name="T71">458</text:span></text:p>
      <text:p text:style-name="P70">flow path number = <text:span text:style-name="T71">21</text:span></text:p>
      <text:p text:style-name="P70">port size + port request size = <text:span text:style-name="T71">525409</text:span></text:p>
      <text:p text:style-name="P70">flow size + flow request size = <text:span text:style-name="T71">287486</text:span></text:p>
      <text:p text:style-name="P70">flow mode size = <text:span text:style-name="T71">27983</text:span></text:p>
      <text:p text:style-name="P71">all number = <text:span text:style-name="T72">1522</text:span></text:p>
      <text:p text:style-name="P71">all size = <text:span text:style-name="T72">840878</text:span></text:p>
      <text:p text:style-name="P143">（5）0.5</text:p>
      <text:p text:style-name="P143">port number:480</text:p>
      <text:p text:style-name="P143">flow number:192</text:p>
      <text:p text:style-name="P143">port request number:480</text:p>
      <text:p text:style-name="P143">flow request number:192</text:p>
      <text:p text:style-name="P143">flow mode number:470</text:p>
      <text:p text:style-name="P143">port size:612863</text:p>
      <text:p text:style-name="P143">flow size:323158</text:p>
      <text:p text:style-name="P143">port request size:51768</text:p>
      <text:p text:style-name="P143">flow request size:37560</text:p>
      <text:p text:style-name="P143">flow mode size:28670</text:p>
      <text:p text:style-name="P143">flow path number:34</text:p>
      <text:p text:style-name="P71">port number + port request number = <text:span text:style-name="T72">960</text:span></text:p>
      <text:p text:style-name="P71">flow number + flow request number = <text:span text:style-name="T72">384</text:span></text:p>
      <text:p text:style-name="P71">flow mode number = <text:span text:style-name="T72">470</text:span></text:p>
      <text:p text:style-name="P71">flow path number = <text:span text:style-name="T72">34</text:span></text:p>
      <text:p text:style-name="P71">port size + port request size = <text:span text:style-name="T72">664631</text:span></text:p>
      <text:p text:style-name="P71">flow size + flow request size = <text:span text:style-name="T72">360718</text:span></text:p>
      <text:p text:style-name="P71">flow mode size = <text:span text:style-name="T72">28670</text:span></text:p>
      <text:p text:style-name="P71">all number = <text:span text:style-name="T72">1814</text:span></text:p>
      <text:p text:style-name="P71">all size = <text:span text:style-name="T72">1054019</text:span></text:p>
      <text:p text:style-name="P143">（6）0.6</text:p>
      <text:p text:style-name="P143">port number:660</text:p>
      <text:p text:style-name="P143">flow number:264</text:p>
      <text:p text:style-name="P143">port request number:674</text:p>
      <text:p text:style-name="P143">flow request number:269</text:p>
      <text:p text:style-name="P143">flow mode number:652</text:p>
      <text:p text:style-name="P143"><text:soft-page-break/>port size:842939</text:p>
      <text:p text:style-name="P143">flow size:447528</text:p>
      <text:p text:style-name="P143">port request size:72758</text:p>
      <text:p text:style-name="P143">flow request size:52690</text:p>
      <text:p text:style-name="P143">flow mode size:39772</text:p>
      <text:p text:style-name="P143">flow path number:58</text:p>
      <text:p text:style-name="P71">port number + port request number = <text:span text:style-name="T72">1320</text:span></text:p>
      <text:p text:style-name="P71">flow number + flow request number = <text:span text:style-name="T72">528</text:span></text:p>
      <text:p text:style-name="P71">flow mode number = <text:span text:style-name="T72">652</text:span></text:p>
      <text:p text:style-name="P71">flow path number = <text:span text:style-name="T72">58</text:span></text:p>
      <text:p text:style-name="P71">port size + port request size = <text:span text:style-name="T72">915697</text:span></text:p>
      <text:p text:style-name="P71">flow size + flow request size = <text:span text:style-name="T72">500218</text:span></text:p>
      <text:p text:style-name="P71">flow mode size = <text:span text:style-name="T72">39772</text:span></text:p>
      <text:p text:style-name="P71">all number = <text:span text:style-name="T72">2500</text:span></text:p>
      <text:p text:style-name="P71">all size = <text:span text:style-name="T72">1455687</text:span></text:p>
      <text:p text:style-name="P143">（7）0.7</text:p>
      <text:p text:style-name="P144">port number:880</text:p>
      <text:p text:style-name="P144">flow number:352</text:p>
      <text:p text:style-name="P144">port request number:882</text:p>
      <text:p text:style-name="P144">flow request number:352</text:p>
      <text:p text:style-name="P144">flow mode number:608</text:p>
      <text:p text:style-name="P144">port size:1123633</text:p>
      <text:p text:style-name="P144">flow size:631763</text:p>
      <text:p text:style-name="P144">port request size:95168</text:p>
      <text:p text:style-name="P144">flow request size:68948</text:p>
      <text:p text:style-name="P144">flow mode size:37088</text:p>
      <text:p text:style-name="P144">flow path number:84</text:p>
      <text:p text:style-name="P72">port number + port request number = <text:span text:style-name="T73">1760</text:span></text:p>
      <text:p text:style-name="P72">flow number + flow request number = <text:span text:style-name="T73">704</text:span></text:p>
      <text:p text:style-name="P72">flow mode number = <text:span text:style-name="T73">608</text:span></text:p>
      <text:p text:style-name="P72">flow path number = <text:span text:style-name="T73">84</text:span></text:p>
      <text:p text:style-name="P72">port size + port request size = <text:span text:style-name="T73">1218801</text:span></text:p>
      <text:p text:style-name="P72">flow size + flow request size = <text:span text:style-name="T73">700711</text:span></text:p>
      <text:p text:style-name="P72">flow mode size = <text:span text:style-name="T73">37088</text:span></text:p>
      <text:p text:style-name="P72">all number = <text:span text:style-name="T73">3072</text:span></text:p>
      <text:p text:style-name="P72">all size = <text:span text:style-name="T73">1956600</text:span></text:p>
      <text:p text:style-name="P144">（8）0.8</text:p>
      <text:p text:style-name="P144">port number:1340</text:p>
      <text:p text:style-name="P144">flow number:536</text:p>
      <text:p text:style-name="P144">port request number:1355</text:p>
      <text:p text:style-name="P144">flow request number:541</text:p>
      <text:p text:style-name="P144">flow mode number:912</text:p>
      <text:p text:style-name="P144">port size:1709483</text:p>
      <text:p text:style-name="P144">flow size:1007117</text:p>
      <text:p text:style-name="P144">port request size:146273</text:p>
      <text:p text:style-name="P144">flow request size:105969</text:p>
      <text:p text:style-name="P144">flow mode size:55632</text:p>
      <text:p text:style-name="P144">flow path number:234</text:p>
      <text:p text:style-name="P72">port number + port request number = <text:span text:style-name="T73">2695</text:span></text:p>
      <text:p text:style-name="P72">flow number + flow request number = <text:span text:style-name="T73">1077</text:span></text:p>
      <text:p text:style-name="P72">flow mode number = <text:span text:style-name="T73">912</text:span></text:p>
      <text:p text:style-name="P72">flow path number = <text:span text:style-name="T73">234</text:span></text:p>
      <text:p text:style-name="P72"><text:soft-page-break/>port size + port request size = <text:span text:style-name="T73">1855756</text:span></text:p>
      <text:p text:style-name="P72">flow size + flow request size = <text:span text:style-name="T73">1113086</text:span></text:p>
      <text:p text:style-name="P72">flow mode size = <text:span text:style-name="T73">55632</text:span></text:p>
      <text:p text:style-name="P72">all number = <text:span text:style-name="T73">4684</text:span></text:p>
      <text:p text:style-name="P72">all size = <text:span text:style-name="T73">3024474</text:span></text:p>
      <text:p text:style-name="P144">（9）0.9</text:p>
      <text:p text:style-name="P145">port number:1340</text:p>
      <text:p text:style-name="P145">flow number:536</text:p>
      <text:p text:style-name="P145">port request number:1344</text:p>
      <text:p text:style-name="P145">flow request number:538</text:p>
      <text:p text:style-name="P145">flow mode number:720</text:p>
      <text:p text:style-name="P145">port size:1712635</text:p>
      <text:p text:style-name="P145">flow size:981272</text:p>
      <text:p text:style-name="P145">port request size:145152</text:p>
      <text:p text:style-name="P145">flow request size:105448</text:p>
      <text:p text:style-name="P145">flow mode size:43920</text:p>
      <text:p text:style-name="P145">flow path number:174</text:p>
      <text:p text:style-name="P73">port number + port request number = <text:span text:style-name="T74">2684</text:span></text:p>
      <text:p text:style-name="P73">flow number + flow request number = <text:span text:style-name="T74">1074</text:span></text:p>
      <text:p text:style-name="P73">flow mode number = <text:span text:style-name="T74">720</text:span></text:p>
      <text:p text:style-name="P73">flow path number = <text:span text:style-name="T74">174</text:span></text:p>
      <text:p text:style-name="P73">port size + port request size = <text:span text:style-name="T74">1857787</text:span></text:p>
      <text:p text:style-name="P73">flow size + flow request size = <text:span text:style-name="T74">1086720</text:span></text:p>
      <text:p text:style-name="P73">flow mode size = <text:span text:style-name="T74">43920</text:span></text:p>
      <text:p text:style-name="P73">all number = <text:span text:style-name="T74">4478</text:span></text:p>
      <text:p text:style-name="P73">all size = <text:span text:style-name="T74">2988427</text:span></text:p>
      <text:p text:style-name="P73"/>
      <text:p text:style-name="P146">1、random</text:p>
      <text:p text:style-name="P146">0.5</text:p>
      <text:p text:style-name="P146">ecmp throught:5807.7</text:p>
      <text:p text:style-name="P146">0.54</text:p>
      <text:p text:style-name="P146">hedera throught:6591.4</text:p>
      <text:p text:style-name="P146">0.52</text:p>
      <text:p text:style-name="P146">Ashman throught:6014.6</text:p>
      <text:p text:style-name="P146">0.54</text:p>
      <text:p text:style-name="P146">DSFlows throught:6446.8</text:p>
      <text:p text:style-name="P146"/>
      <text:p text:style-name="P146"/>
      <text:p text:style-name="P146">0.47</text:p>
      <text:p text:style-name="P146">ecmp throught:5943.58</text:p>
      <text:p text:style-name="P146">0.49</text:p>
      <text:p text:style-name="P146">hedera throught:6296.4</text:p>
      <text:p text:style-name="P146">0.48</text:p>
      <text:p text:style-name="P146">Ashman throught:5801.4</text:p>
      <text:p text:style-name="P146">0.53</text:p>
      <text:p text:style-name="P146">DSFlows throught:6685.9</text:p>
      <text:p text:style-name="P146"/>
      <text:p text:style-name="P146"/>
      <text:p text:style-name="P146">0.46</text:p>
      <text:p text:style-name="P146">ecmp throught:5187.0</text:p>
      <text:p text:style-name="P146">0.45</text:p>
      <text:p text:style-name="P146">hedera throught:5386.2</text:p>
      <text:p text:style-name="P146"><text:soft-page-break/>0.49</text:p>
      <text:p text:style-name="P146">Ashman throught:6034.1</text:p>
      <text:p text:style-name="P146">0.48</text:p>
      <text:p text:style-name="P146">DSFlows throught:5700.7</text:p>
      <text:p text:style-name="P146"/>
      <text:p text:style-name="P146"/>
      <text:p text:style-name="P146">0.48</text:p>
      <text:p text:style-name="P146">ecmp throught:6016.72</text:p>
      <text:p text:style-name="P146">0.5</text:p>
      <text:p text:style-name="P146">hedera throught:6422.52</text:p>
      <text:p text:style-name="P146">0.49</text:p>
      <text:p text:style-name="P146">Ashman throught:6351.75</text:p>
      <text:p text:style-name="P146">0.5</text:p>
      <text:p text:style-name="P146">DSFlows throught:6449.6</text:p>
      <text:p text:style-name="P146"/>
      <text:p text:style-name="P146"/>
      <text:p text:style-name="P146">0.49</text:p>
      <text:p text:style-name="P146">ecmp throught:6063.4</text:p>
      <text:p text:style-name="P146">0.48</text:p>
      <text:p text:style-name="P146">hedera throught:6105.72</text:p>
      <text:p text:style-name="P146">0.48</text:p>
      <text:p text:style-name="P146">Ashman throught:6042.7</text:p>
      <text:p text:style-name="P146">0.51</text:p>
      <text:p text:style-name="P146">DSFlows throught:6300.05</text:p>
      <text:p text:style-name="P146"/>
      <text:p text:style-name="P146">二、hotspot</text:p>
      <text:p text:style-name="P147">0.34</text:p>
      <text:p text:style-name="P147">ecmp throught:4185.8</text:p>
      <text:p text:style-name="P147">0.3</text:p>
      <text:p text:style-name="P147">hedera throught:3917.27</text:p>
      <text:p text:style-name="P147">0.3</text:p>
      <text:p text:style-name="P147">Ashman throught:3850.8</text:p>
      <text:p text:style-name="P147">0.3</text:p>
      <text:p text:style-name="P147">DSFlows throught:4005.04</text:p>
      <text:p text:style-name="P147"/>
      <text:p text:style-name="P147"/>
      <text:p text:style-name="P147">0.38</text:p>
      <text:p text:style-name="P147">ecmp throught:4471.96</text:p>
      <text:p text:style-name="P147">0.36</text:p>
      <text:p text:style-name="P147">hedera throught:4293.5</text:p>
      <text:p text:style-name="P147">0.35</text:p>
      <text:p text:style-name="P147">Ashman throught:4482.6</text:p>
      <text:p text:style-name="P147">0.37</text:p>
      <text:p text:style-name="P147">DSFlows throught:4425.87</text:p>
      <text:p text:style-name="P147"/>
      <text:p text:style-name="P147"/>
      <text:p text:style-name="P147">0.34</text:p>
      <text:p text:style-name="P147">ecmp throught:4255.64</text:p>
      <text:p text:style-name="P147">0.35</text:p>
      <text:p text:style-name="P147">hedera throught:4363.18</text:p>
      <text:p text:style-name="P147">0.35</text:p>
      <text:p text:style-name="P147">Ashman throught:4354.55</text:p>
      <text:p text:style-name="P147"><text:soft-page-break/>0.34</text:p>
      <text:p text:style-name="P147">DSFlows throught:4278.0</text:p>
      <text:p text:style-name="P147"/>
      <text:p text:style-name="P147"/>
      <text:p text:style-name="P147">0.34</text:p>
      <text:p text:style-name="P147">ecmp throught:4186.34</text:p>
      <text:p text:style-name="P147">0.35</text:p>
      <text:p text:style-name="P147">hedera throught:4336.58</text:p>
      <text:p text:style-name="P147">0.34</text:p>
      <text:p text:style-name="P147">Ashman throught:4082.85</text:p>
      <text:p text:style-name="P147">0.31</text:p>
      <text:p text:style-name="P147">DSFlows throught:4074.51</text:p>
      <text:p text:style-name="P147"/>
      <text:p text:style-name="P147"/>
      <text:p text:style-name="P147">0.33</text:p>
      <text:p text:style-name="P147">ecmp throught:4471.84</text:p>
      <text:p text:style-name="P147">0.36</text:p>
      <text:p text:style-name="P147">hedera throught:4559.15</text:p>
      <text:p text:style-name="P147">0.37</text:p>
      <text:p text:style-name="P147">Ashman throught:4546.6</text:p>
      <text:p text:style-name="P147">0.34</text:p>
      <text:p text:style-name="P147">DSFlows throught:4483.5</text:p>
      <text:p text:style-name="P147"/>
      <text:p text:style-name="P147">三、stride1</text:p>
      <text:p text:style-name="P147">0.77</text:p>
      <text:p text:style-name="P147">ecmp throught:8598.9</text:p>
      <text:p text:style-name="P147">0.79</text:p>
      <text:p text:style-name="P147">hedera throught:8849.9</text:p>
      <text:p text:style-name="P147">0.75</text:p>
      <text:p text:style-name="P147">Ashman throught:8628.4</text:p>
      <text:p text:style-name="P147">0.78</text:p>
      <text:p text:style-name="P147">DSFlows throught:8880.0</text:p>
      <text:p text:style-name="P147"/>
      <text:p text:style-name="P147"/>
      <text:p text:style-name="P147">0.76</text:p>
      <text:p text:style-name="P147">ecmp throught:9090.2</text:p>
      <text:p text:style-name="P147">0.74</text:p>
      <text:p text:style-name="P147">hedera throught:8841.92</text:p>
      <text:p text:style-name="P147">0.78</text:p>
      <text:p text:style-name="P147">Ashman throught:9224.8</text:p>
      <text:p text:style-name="P147">0.77</text:p>
      <text:p text:style-name="P147">DSFlows throught:9201.6</text:p>
      <text:p text:style-name="P147"/>
      <text:p text:style-name="P147"/>
      <text:p text:style-name="P147">0.75</text:p>
      <text:p text:style-name="P147">ecmp throught:8860.3</text:p>
      <text:p text:style-name="P147">0.77</text:p>
      <text:p text:style-name="P147">hedera throught:8893.9</text:p>
      <text:p text:style-name="P147">0.77</text:p>
      <text:p text:style-name="P147">Ashman throught:8983.1</text:p>
      <text:p text:style-name="P147">0.8</text:p>
      <text:p text:style-name="P147">DSFlows throught:9400.9</text:p>
      <text:p text:style-name="P147"><text:soft-page-break/></text:p>
      <text:p text:style-name="P147"/>
      <text:p text:style-name="P147">0.8</text:p>
      <text:p text:style-name="P147">ecmp throught:9110.5</text:p>
      <text:p text:style-name="P147">0.78</text:p>
      <text:p text:style-name="P147">hedera throught:9021.9</text:p>
      <text:p text:style-name="P147">0.78</text:p>
      <text:p text:style-name="P147">Ashman throught:8978.7</text:p>
      <text:p text:style-name="P147">0.82</text:p>
      <text:p text:style-name="P147">DSFlows throught:9702.7</text:p>
      <text:p text:style-name="P147"/>
      <text:p text:style-name="P147"/>
      <text:p text:style-name="P147">0.77</text:p>
      <text:p text:style-name="P147">ecmp throught:8871.9</text:p>
      <text:p text:style-name="P147">0.76</text:p>
      <text:p text:style-name="P147">hedera throught:8776.2</text:p>
      <text:p text:style-name="P147">0.77</text:p>
      <text:p text:style-name="P147">Ashman throught:8832.7</text:p>
      <text:p text:style-name="P147">0.84</text:p>
      <text:p text:style-name="P147">DSFlows throught:9799.0</text:p>
      <text:p text:style-name="P147"/>
      <text:p text:style-name="P147">四、<text:span text:style-name="T75">stride2</text:span></text:p>
      <text:p text:style-name="P149">0.54</text:p>
      <text:p text:style-name="P149">ecmp throught:6460.6</text:p>
      <text:p text:style-name="P149">0.53</text:p>
      <text:p text:style-name="P149">hedera throught:6051.5</text:p>
      <text:p text:style-name="P149">0.54</text:p>
      <text:p text:style-name="P149">Ashman throught:6555.7</text:p>
      <text:p text:style-name="P149">0.59</text:p>
      <text:p text:style-name="P149">DSFlows throught:6451.8</text:p>
      <text:p text:style-name="P149"/>
      <text:p text:style-name="P149"/>
      <text:p text:style-name="P149">0.52</text:p>
      <text:p text:style-name="P149">ecmp throught:6102.5</text:p>
      <text:p text:style-name="P149">0.58</text:p>
      <text:p text:style-name="P149">hedera throught:6340.5</text:p>
      <text:p text:style-name="P149">0.53</text:p>
      <text:p text:style-name="P149">Ashman throught:6143.8</text:p>
      <text:p text:style-name="P149">0.54</text:p>
      <text:p text:style-name="P149">DSFlows throught:6491.7</text:p>
      <text:p text:style-name="P149"/>
      <text:p text:style-name="P149"/>
      <text:p text:style-name="P149">0.5</text:p>
      <text:p text:style-name="P149">ecmp throught:6349.0</text:p>
      <text:p text:style-name="P149">0.46</text:p>
      <text:p text:style-name="P149">hedera throught:5566.52</text:p>
      <text:p text:style-name="P149">0.5</text:p>
      <text:p text:style-name="P149">Ashman throught:6228.3</text:p>
      <text:p text:style-name="P149">0.56</text:p>
      <text:p text:style-name="P149">DSFlows throught:6416.35</text:p>
      <text:p text:style-name="P149"/>
      <text:p text:style-name="P149"/>
      <text:p text:style-name="P149"><text:soft-page-break/>0.48</text:p>
      <text:p text:style-name="P149">ecmp throught:5591.0</text:p>
      <text:p text:style-name="P149">0.55</text:p>
      <text:p text:style-name="P149">hedera throught:6255.0</text:p>
      <text:p text:style-name="P149">0.52</text:p>
      <text:p text:style-name="P149">Ashman throught:6164.5</text:p>
      <text:p text:style-name="P149">0.62</text:p>
      <text:p text:style-name="P149">DSFlows throught:7402.3</text:p>
      <text:p text:style-name="P149"/>
      <text:p text:style-name="P149"/>
      <text:p text:style-name="P149">0.5</text:p>
      <text:p text:style-name="P149">ecmp throught:5715.9</text:p>
      <text:p text:style-name="P149">0.53</text:p>
      <text:p text:style-name="P149">hedera throught:6260.6</text:p>
      <text:p text:style-name="P149">0.46</text:p>
      <text:p text:style-name="P149">Ashman throught:5591.2</text:p>
      <text:p text:style-name="P149">0.64</text:p>
      <text:p text:style-name="P149">DSFlows throught:7607.72</text:p>
      <text:p text:style-name="P149"/>
      <text:p text:style-name="P149">五、stride4</text:p>
      <text:p text:style-name="P149">0.52</text:p>
      <text:p text:style-name="P149">ecmp throught:6688.3</text:p>
      <text:p text:style-name="P149">0.47</text:p>
      <text:p text:style-name="P149">hedera throught:5921.4</text:p>
      <text:p text:style-name="P149">0.53</text:p>
      <text:p text:style-name="P149">Ashman throught:6660.4</text:p>
      <text:p text:style-name="P149">0.57</text:p>
      <text:p text:style-name="P149">DSFlows throught:7193.4</text:p>
      <text:p text:style-name="P149"/>
      <text:p text:style-name="P149"/>
      <text:p text:style-name="P149">0.46</text:p>
      <text:p text:style-name="P149">ecmp throught:5674.6</text:p>
      <text:p text:style-name="P149">0.51</text:p>
      <text:p text:style-name="P149">hedera throught:6174.4</text:p>
      <text:p text:style-name="P149">0.46</text:p>
      <text:p text:style-name="P149">Ashman throught:5477.9</text:p>
      <text:p text:style-name="P149">0.58</text:p>
      <text:p text:style-name="P149">DSFlows throught:7090.0</text:p>
      <text:p text:style-name="P149"/>
      <text:p text:style-name="P149"/>
      <text:p text:style-name="P149">0.47</text:p>
      <text:p text:style-name="P149">ecmp throught:5812.6</text:p>
      <text:p text:style-name="P149">0.46</text:p>
      <text:p text:style-name="P149">hedera throught:5650.0</text:p>
      <text:p text:style-name="P149">0.49</text:p>
      <text:p text:style-name="P149">Ashman throught:6021.8</text:p>
      <text:p text:style-name="P149">0.57</text:p>
      <text:p text:style-name="P149">DSFlows throught:7189.72</text:p>
      <text:p text:style-name="P149"/>
      <text:p text:style-name="P149"/>
      <text:p text:style-name="P149">0.48</text:p>
      <text:p text:style-name="P149">ecmp throught:6025.1</text:p>
      <text:p text:style-name="P149"><text:soft-page-break/>0.49</text:p>
      <text:p text:style-name="P149">hedera throught:6335.28</text:p>
      <text:p text:style-name="P149">0.51</text:p>
      <text:p text:style-name="P149">Ashman throught:6546.82</text:p>
      <text:p text:style-name="P149">0.57</text:p>
      <text:p text:style-name="P149">DSFlows throught:7255.8</text:p>
      <text:p text:style-name="P149"/>
      <text:p text:style-name="P149"/>
      <text:p text:style-name="P149">0.49</text:p>
      <text:p text:style-name="P149">ecmp throught:5887.5</text:p>
      <text:p text:style-name="P149">0.5</text:p>
      <text:p text:style-name="P149">hedera throught:6038.0</text:p>
      <text:p text:style-name="P149">0.5</text:p>
      <text:p text:style-name="P149">Ashman throught:6011.6</text:p>
      <text:p text:style-name="P149">0.55</text:p>
      <text:p text:style-name="P149">DSFlows throught:6799.7</text:p>
      <text:p text:style-name="P149"/>
      <text:p text:style-name="P149">六、stride8</text:p>
      <text:p text:style-name="P149">0.48</text:p>
      <text:p text:style-name="P149">ecmp throught:5872.6</text:p>
      <text:p text:style-name="P149">0.45</text:p>
      <text:p text:style-name="P149">hedera throught:5429.0</text:p>
      <text:p text:style-name="P149">0.47</text:p>
      <text:p text:style-name="P149">Ashman throught:5833.9</text:p>
      <text:p text:style-name="P149">0.61</text:p>
      <text:p text:style-name="P149">DSFlows throught:7584.48</text:p>
      <text:p text:style-name="P149"/>
      <text:p text:style-name="P149"/>
      <text:p text:style-name="P149">0.5</text:p>
      <text:p text:style-name="P149">ecmp throught:6304.4</text:p>
      <text:p text:style-name="P149">0.5</text:p>
      <text:p text:style-name="P149">hedera throught:6309.4</text:p>
      <text:p text:style-name="P149">0.5</text:p>
      <text:p text:style-name="P149">Ashman throught:6267.9</text:p>
      <text:p text:style-name="P149">0.58</text:p>
      <text:p text:style-name="P149">DSFlows throught:6950.8</text:p>
      <text:p text:style-name="P149"/>
      <text:p text:style-name="P149"/>
      <text:p text:style-name="P149">0.47</text:p>
      <text:p text:style-name="P149">ecmp throught:5664.62</text:p>
      <text:p text:style-name="P149">0.45</text:p>
      <text:p text:style-name="P149">hedera throught:5271.3</text:p>
      <text:p text:style-name="P149">0.49</text:p>
      <text:p text:style-name="P149">Ashman throught:5875.9</text:p>
      <text:p text:style-name="P149">0.58</text:p>
      <text:p text:style-name="P149">DSFlows throught:7293.5</text:p>
      <text:p text:style-name="P149"/>
      <text:p text:style-name="P149"/>
      <text:p text:style-name="P149">0.45</text:p>
      <text:p text:style-name="P149">ecmp throught:5583.8</text:p>
      <text:p text:style-name="P149">0.44</text:p>
      <text:p text:style-name="P149">hedera throught:5425.5</text:p>
      <text:p text:style-name="P149"><text:soft-page-break/>0.49</text:p>
      <text:p text:style-name="P149">Ashman throught:6151.02</text:p>
      <text:p text:style-name="P149">0.57</text:p>
      <text:p text:style-name="P149">DSFlows throught:7215.5</text:p>
      <text:p text:style-name="P149"/>
      <text:p text:style-name="P149"/>
      <text:p text:style-name="P149">0.46</text:p>
      <text:p text:style-name="P149">ecmp throught:5645.7</text:p>
      <text:p text:style-name="P149">0.45</text:p>
      <text:p text:style-name="P149">hedera throught:5487.7</text:p>
      <text:p text:style-name="P149">0.47</text:p>
      <text:p text:style-name="P149">Ashman throught:5499.3</text:p>
      <text:p text:style-name="P149">0.57</text:p>
      <text:p text:style-name="P149">DSFlows throught:6818.8</text:p>
      <text:p text:style-name="P149"/>
      <text:p text:style-name="P149">七、stag_0.2_0.3</text:p>
      <text:p text:style-name="P149">0.51</text:p>
      <text:p text:style-name="P149">ecmp throught:6028.08</text:p>
      <text:p text:style-name="P149">0.54</text:p>
      <text:p text:style-name="P149">hedera throught:6666.58</text:p>
      <text:p text:style-name="P149">0.55</text:p>
      <text:p text:style-name="P149">Ashman throught:6896.9</text:p>
      <text:p text:style-name="P149">0.54</text:p>
      <text:p text:style-name="P149">DSFlows throught:6779.76</text:p>
      <text:p text:style-name="P149"/>
      <text:p text:style-name="P149"/>
      <text:p text:style-name="P149">0.54</text:p>
      <text:p text:style-name="P149">ecmp throught:6546.2</text:p>
      <text:p text:style-name="P149">0.58</text:p>
      <text:p text:style-name="P149">hedera throught:6883.6</text:p>
      <text:p text:style-name="P149">0.58</text:p>
      <text:p text:style-name="P149">Ashman throught:6909.7</text:p>
      <text:p text:style-name="P149">0.57</text:p>
      <text:p text:style-name="P149">DSFlows throught:6965.2</text:p>
      <text:p text:style-name="P149"/>
      <text:p text:style-name="P149"/>
      <text:p text:style-name="P149">0.45</text:p>
      <text:p text:style-name="P149">ecmp throught:5481.37</text:p>
      <text:p text:style-name="P149">0.48</text:p>
      <text:p text:style-name="P149">hedera throught:5808.35</text:p>
      <text:p text:style-name="P149">0.48</text:p>
      <text:p text:style-name="P149">Ashman throught:5619.4</text:p>
      <text:p text:style-name="P149">0.47</text:p>
      <text:p text:style-name="P149">DSFlows throught:5852.03</text:p>
      <text:p text:style-name="P149"/>
      <text:p text:style-name="P149"/>
      <text:p text:style-name="P149">0.49</text:p>
      <text:p text:style-name="P149">ecmp throught:6200.28</text:p>
      <text:p text:style-name="P149">0.51</text:p>
      <text:p text:style-name="P149">hedera throught:6413.58</text:p>
      <text:p text:style-name="P149">0.52</text:p>
      <text:p text:style-name="P149">Ashman throught:6386.6</text:p>
      <text:p text:style-name="P149"><text:soft-page-break/>0.49</text:p>
      <text:p text:style-name="P149">DSFlows throught:6359.0</text:p>
      <text:p text:style-name="P149"/>
      <text:p text:style-name="P149"/>
      <text:p text:style-name="P149">0.5</text:p>
      <text:p text:style-name="P149">ecmp throught:6355.2</text:p>
      <text:p text:style-name="P149">0.53</text:p>
      <text:p text:style-name="P149">hedera throught:6727.4</text:p>
      <text:p text:style-name="P149">0.5</text:p>
      <text:p text:style-name="P149">Ashman throught:6182.65</text:p>
      <text:p text:style-name="P149">0.5</text:p>
      <text:p text:style-name="P149">DSFlows throught:6355.82</text:p>
      <text:p text:style-name="P149"/>
      <text:p text:style-name="P149">八、stag_0.5_0.3</text:p>
      <text:p text:style-name="P149">0.51</text:p>
      <text:p text:style-name="P149">ecmp throught:6073.3</text:p>
      <text:p text:style-name="P149">0.53</text:p>
      <text:p text:style-name="P149">hedera throught:6426.7</text:p>
      <text:p text:style-name="P149">0.52</text:p>
      <text:p text:style-name="P149">Ashman throught:6307.02</text:p>
      <text:p text:style-name="P149">0.53</text:p>
      <text:p text:style-name="P149">DSFlows throught:5999.7</text:p>
      <text:p text:style-name="P149"/>
      <text:p text:style-name="P149"/>
      <text:p text:style-name="P149">0.65</text:p>
      <text:p text:style-name="P149">ecmp throught:7922.3</text:p>
      <text:p text:style-name="P149">0.67</text:p>
      <text:p text:style-name="P149">hedera throught:8106.82</text:p>
      <text:p text:style-name="P149">0.67</text:p>
      <text:p text:style-name="P149">Ashman throught:8009.2</text:p>
      <text:p text:style-name="P149">0.68</text:p>
      <text:p text:style-name="P149">DSFlows throught:8404.8</text:p>
      <text:p text:style-name="P149"/>
      <text:p text:style-name="P149"/>
      <text:p text:style-name="P149">0.57</text:p>
      <text:p text:style-name="P149">ecmp throught:7144.9</text:p>
      <text:p text:style-name="P149">0.58</text:p>
      <text:p text:style-name="P149">hedera throught:6872.1</text:p>
      <text:p text:style-name="P149">0.58</text:p>
      <text:p text:style-name="P149">Ashman throught:6997.1</text:p>
      <text:p text:style-name="P149">0.54</text:p>
      <text:p text:style-name="P149">DSFlows throught:6834.7</text:p>
      <text:p text:style-name="P149"/>
      <text:p text:style-name="P149"/>
      <text:p text:style-name="P149">0.56</text:p>
      <text:p text:style-name="P149">ecmp throught:6899.6</text:p>
      <text:p text:style-name="P149">0.6</text:p>
      <text:p text:style-name="P149">hedera throught:7129.5</text:p>
      <text:p text:style-name="P149">0.62</text:p>
      <text:p text:style-name="P149">Ashman throught:7242.5</text:p>
      <text:p text:style-name="P149">0.65</text:p>
      <text:p text:style-name="P149">DSFlows throught:7924.0</text:p>
      <text:p text:style-name="P149"><text:soft-page-break/></text:p>
      <text:p text:style-name="P149"/>
      <text:p text:style-name="P149">0.71</text:p>
      <text:p text:style-name="P149">ecmp throught:8447.2</text:p>
      <text:p text:style-name="P149">0.7</text:p>
      <text:p text:style-name="P149">hedera throught:8365.2</text:p>
      <text:p text:style-name="P149">0.7</text:p>
      <text:p text:style-name="P149">Ashman throught:8337.3</text:p>
      <text:p text:style-name="P149">0.7</text:p>
      <text:p text:style-name="P149">DSFlows throught:8464.3</text:p>
      <text:p text:style-name="P149"/>
      <text:p text:style-name="P149">九、stag_0.7_0.2</text:p>
      <text:p text:style-name="P149">0.76</text:p>
      <text:p text:style-name="P149">ecmp throught:8761.7</text:p>
      <text:p text:style-name="P149">0.75</text:p>
      <text:p text:style-name="P149">hedera throught:8687.7</text:p>
      <text:p text:style-name="P149">0.77</text:p>
      <text:p text:style-name="P149">Ashman throught:8908.2</text:p>
      <text:p text:style-name="P149">0.78</text:p>
      <text:p text:style-name="P149">DSFlows throught:8945.5</text:p>
      <text:p text:style-name="P149"/>
      <text:p text:style-name="P149"/>
      <text:p text:style-name="P149">0.64</text:p>
      <text:p text:style-name="P149">ecmp throught:7446.25</text:p>
      <text:p text:style-name="P149">0.64</text:p>
      <text:p text:style-name="P149">hedera throught:7756.85</text:p>
      <text:p text:style-name="P149">0.64</text:p>
      <text:p text:style-name="P149">Ashman throught:7726.58</text:p>
      <text:p text:style-name="P149">0.64</text:p>
      <text:p text:style-name="P149">DSFlows throught:7889.64</text:p>
      <text:p text:style-name="P149"/>
      <text:p text:style-name="P149"/>
      <text:p text:style-name="P149">0.77</text:p>
      <text:p text:style-name="P149">ecmp throught:8999.3</text:p>
      <text:p text:style-name="P149">0.78</text:p>
      <text:p text:style-name="P149">hedera throught:9392.28</text:p>
      <text:p text:style-name="P149">0.78</text:p>
      <text:p text:style-name="P149">Ashman throught:9019.7</text:p>
      <text:p text:style-name="P149">0.78</text:p>
      <text:p text:style-name="P149">DSFlows throught:8984.0</text:p>
      <text:p text:style-name="P149"/>
      <text:p text:style-name="P149"/>
      <text:p text:style-name="P149">0.75</text:p>
      <text:p text:style-name="P149">ecmp throught:9073.9</text:p>
      <text:p text:style-name="P149">0.76</text:p>
      <text:p text:style-name="P149">hedera throught:8990.58</text:p>
      <text:p text:style-name="P149">0.75</text:p>
      <text:p text:style-name="P149">Ashman throught:9052.72</text:p>
      <text:p text:style-name="P149">0.75</text:p>
      <text:p text:style-name="P149">DSFlows throught:9068.1</text:p>
      <text:p text:style-name="P149"/>
      <text:p text:style-name="P149"/>
      <text:p text:style-name="P149"><text:soft-page-break/>0.83</text:p>
      <text:p text:style-name="P149">ecmp throught:9609.6</text:p>
      <text:p text:style-name="P149">0.84</text:p>
      <text:p text:style-name="P149">hedera throught:9836.8</text:p>
      <text:p text:style-name="P149">0.84</text:p>
      <text:p text:style-name="P149">Ashman throught:9843.9</text:p>
      <text:p text:style-name="P149">0.84</text:p>
      <text:p text:style-name="P149">DSFlows throught:9880.4</text:p>
      <text:p text:style-name="P1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09:08:54.469144381</meta:creation-date>
    <meta:generator>LibreOffice/5.1.6.2$Linux_X86_64 LibreOffice_project/10m0$Build-2</meta:generator>
    <dc:date>2020-01-03T10:30:51.221336775</dc:date>
    <meta:editing-duration>PT1H40M26S</meta:editing-duration>
    <meta:editing-cycles>14</meta:editing-cycles>
    <meta:document-statistic meta:table-count="0" meta:image-count="0" meta:object-count="0" meta:page-count="72" meta:paragraph-count="3606" meta:word-count="14514" meta:character-count="78296" meta:non-whitespace-character-count="68446"/>
  </office:meta>
</office:document-meta>
</file>